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39.1pt"/>
    </style:style>
    <style:style style:name="co3" style:family="table-column">
      <style:table-column-properties fo:break-before="auto" style:column-width="92.8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Outputs" table:style-name="ta1">
        <table:table-column table:style-name="co1" table:number-columns-repeated="12" table:default-cell-style-name="Default"/>
        <table:table-row table:style-name="ro1">
          <table:table-cell office:value-type="float" office:value="2017" calcext:value-type="float">
            <text:p>2017</text:p>
          </table:table-cell>
          <table:table-cell table:number-columns-repeated="6"/>
          <table:table-cell office:value-type="float" office:value="2015" calcext:value-type="float">
            <text:p>201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Weigh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./python weight_feat_imp.py runs/Oct26_00-03-50_gpu/lstm_module_1284.pth</text:p>
          </table:table-cell>
          <table:table-cell table:number-columns-repeated="6"/>
          <table:table-cell office:value-type="string" calcext:value-type="string">
            <text:p>./python weight_feat_imp.py runs/Oct28_15-41-46_gpu/lstm_module_997.pth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Packet feature importance</text:p>
          </table:table-cell>
          <table:table-cell table:number-columns-repeated="6"/>
          <table:table-cell office:value-type="string" calcext:value-type="string">
            <text:p>Packet feature importanc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eight feat. imp. for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S Flag</text:p>
          </table:table-cell>
          <table:table-cell office:value-type="float" office:value="0.008684" calcext:value-type="float">
            <text:p>0.008684</text:p>
          </table:table-cell>
          <table:table-cell table:number-columns-repeated="3"/>
          <table:table-cell office:value-type="string" calcext:value-type="string">
            <text:p>weight feat. imp. for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S Flag</text:p>
          </table:table-cell>
          <table:table-cell office:value-type="float" office:value="0.023627" calcext:value-type="float">
            <text:p>0.023627</text:p>
          </table:table-cell>
          <table:table-cell/>
        </table:table-row>
        <table:table-row table:style-name="ro1">
          <table:table-cell office:value-type="string" calcext:value-type="string">
            <text:p>weight feat. imp. fo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URG Flag</text:p>
          </table:table-cell>
          <table:table-cell office:value-type="float" office:value="0.009135" calcext:value-type="float">
            <text:p>0.009135</text:p>
          </table:table-cell>
          <table:table-cell table:number-columns-repeated="3"/>
          <table:table-cell office:value-type="string" calcext:value-type="string">
            <text:p>weight feat. imp. fo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URG Flag</text:p>
          </table:table-cell>
          <table:table-cell office:value-type="float" office:value="0.024324" calcext:value-type="float">
            <text:p>0.024324</text:p>
          </table:table-cell>
          <table:table-cell/>
        </table:table-row>
        <table:table-row table:style-name="ro1">
          <table:table-cell office:value-type="string" calcext:value-type="string">
            <text:p>weight feat. imp. for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WR Flag</text:p>
          </table:table-cell>
          <table:table-cell office:value-type="float" office:value="0.009687" calcext:value-type="float">
            <text:p>0.009687</text:p>
          </table:table-cell>
          <table:table-cell table:number-columns-repeated="3"/>
          <table:table-cell office:value-type="string" calcext:value-type="string">
            <text:p>weight feat. imp. for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WR Flag</text:p>
          </table:table-cell>
          <table:table-cell office:value-type="float" office:value="0.024388" calcext:value-type="float">
            <text:p>0.024388</text:p>
          </table:table-cell>
          <table:table-cell/>
        </table:table-row>
        <table:table-row table:style-name="ro1">
          <table:table-cell office:value-type="string" calcext:value-type="string">
            <text:p>weight feat. imp. fo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CE Flag</text:p>
          </table:table-cell>
          <table:table-cell office:value-type="float" office:value="0.009826" calcext:value-type="float">
            <text:p>0.009826</text:p>
          </table:table-cell>
          <table:table-cell table:number-columns-repeated="3"/>
          <table:table-cell office:value-type="string" calcext:value-type="string">
            <text:p>weight feat. imp. fo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CE Flag</text:p>
          </table:table-cell>
          <table:table-cell office:value-type="float" office:value="0.025652" calcext:value-type="float">
            <text:p>0.025652</text:p>
          </table:table-cell>
          <table:table-cell/>
        </table:table-row>
        <table:table-row table:style-name="ro1">
          <table:table-cell office:value-type="string" calcext:value-type="string">
            <text:p>weight feat. imp. f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otocol</text:p>
          </table:table-cell>
          <table:table-cell office:value-type="float" office:value="0.026945" calcext:value-type="float">
            <text:p>0.026945</text:p>
          </table:table-cell>
          <table:table-cell table:number-columns-repeated="3"/>
          <table:table-cell office:value-type="string" calcext:value-type="string">
            <text:p>weight feat. imp. fo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ST Flag</text:p>
          </table:table-cell>
          <table:table-cell office:value-type="float" office:value="0.026741" calcext:value-type="float">
            <text:p>0.026741</text:p>
          </table:table-cell>
          <table:table-cell/>
        </table:table-row>
        <table:table-row table:style-name="ro1">
          <table:table-cell office:value-type="string" calcext:value-type="string">
            <text:p>weight feat. imp. fo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ST Flag</text:p>
          </table:table-cell>
          <table:table-cell office:value-type="float" office:value="0.039066" calcext:value-type="float">
            <text:p>0.039066</text:p>
          </table:table-cell>
          <table:table-cell table:number-columns-repeated="3"/>
          <table:table-cell office:value-type="string" calcext:value-type="string">
            <text:p>weight feat. imp. fo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IN Flag</text:p>
          </table:table-cell>
          <table:table-cell office:value-type="float" office:value="0.040265" calcext:value-type="float">
            <text:p>0.040265</text:p>
          </table:table-cell>
          <table:table-cell/>
        </table:table-row>
        <table:table-row table:style-name="ro1">
          <table:table-cell office:value-type="string" calcext:value-type="string">
            <text:p>weight feat. imp. fo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IN Flag</text:p>
          </table:table-cell>
          <table:table-cell office:value-type="float" office:value="0.040214" calcext:value-type="float">
            <text:p>0.040214</text:p>
          </table:table-cell>
          <table:table-cell table:number-columns-repeated="3"/>
          <table:table-cell office:value-type="string" calcext:value-type="string">
            <text:p>weight feat. imp. fo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urce port</text:p>
          </table:table-cell>
          <table:table-cell office:value-type="float" office:value="0.049094" calcext:value-type="float">
            <text:p>0.049094</text:p>
          </table:table-cell>
          <table:table-cell/>
        </table:table-row>
        <table:table-row table:style-name="ro1">
          <table:table-cell office:value-type="string" calcext:value-type="string">
            <text:p>weight feat. imp. fo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rection</text:p>
          </table:table-cell>
          <table:table-cell office:value-type="float" office:value="0.052834" calcext:value-type="float">
            <text:p>0.052834</text:p>
          </table:table-cell>
          <table:table-cell table:number-columns-repeated="3"/>
          <table:table-cell office:value-type="string" calcext:value-type="string">
            <text:p>weight feat. imp. fo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CK Flag</text:p>
          </table:table-cell>
          <table:table-cell office:value-type="float" office:value="0.062287" calcext:value-type="float">
            <text:p>0.062287</text:p>
          </table:table-cell>
          <table:table-cell/>
        </table:table-row>
        <table:table-row table:style-name="ro1">
          <table:table-cell office:value-type="string" calcext:value-type="string">
            <text:p>weight feat. imp. fo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CK Flag</text:p>
          </table:table-cell>
          <table:table-cell office:value-type="float" office:value="0.05669" calcext:value-type="float">
            <text:p>0.05669</text:p>
          </table:table-cell>
          <table:table-cell table:number-columns-repeated="3"/>
          <table:table-cell office:value-type="string" calcext:value-type="string">
            <text:p>weight feat. imp. fo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rection</text:p>
          </table:table-cell>
          <table:table-cell office:value-type="float" office:value="0.068805" calcext:value-type="float">
            <text:p>0.068805</text:p>
          </table:table-cell>
          <table:table-cell/>
        </table:table-row>
        <table:table-row table:style-name="ro1">
          <table:table-cell office:value-type="string" calcext:value-type="string">
            <text:p>weight feat. imp. fo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SH Flag</text:p>
          </table:table-cell>
          <table:table-cell office:value-type="float" office:value="0.057316" calcext:value-type="float">
            <text:p>0.057316</text:p>
          </table:table-cell>
          <table:table-cell table:number-columns-repeated="3"/>
          <table:table-cell office:value-type="string" calcext:value-type="string">
            <text:p>weight feat. imp. f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tination port</text:p>
          </table:table-cell>
          <table:table-cell office:value-type="float" office:value="0.06995" calcext:value-type="float">
            <text:p>0.06995</text:p>
          </table:table-cell>
          <table:table-cell/>
        </table:table-row>
        <table:table-row table:style-name="ro1">
          <table:table-cell office:value-type="string" calcext:value-type="string">
            <text:p>weight feat. imp. fo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urce port</text:p>
          </table:table-cell>
          <table:table-cell office:value-type="float" office:value="0.088023" calcext:value-type="float">
            <text:p>0.088023</text:p>
          </table:table-cell>
          <table:table-cell table:number-columns-repeated="3"/>
          <table:table-cell office:value-type="string" calcext:value-type="string">
            <text:p>weight feat. imp. fo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SH Flag</text:p>
          </table:table-cell>
          <table:table-cell office:value-type="float" office:value="0.072726" calcext:value-type="float">
            <text:p>0.072726</text:p>
          </table:table-cell>
          <table:table-cell/>
        </table:table-row>
        <table:table-row table:style-name="ro1">
          <table:table-cell office:value-type="string" calcext:value-type="string">
            <text:p>weight feat. imp. f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YN Flag</text:p>
          </table:table-cell>
          <table:table-cell office:value-type="float" office:value="0.097366" calcext:value-type="float">
            <text:p>0.097366</text:p>
          </table:table-cell>
          <table:table-cell table:number-columns-repeated="3"/>
          <table:table-cell office:value-type="string" calcext:value-type="string">
            <text:p>weight feat. imp. f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otocol</text:p>
          </table:table-cell>
          <table:table-cell office:value-type="float" office:value="0.086211" calcext:value-type="float">
            <text:p>0.086211</text:p>
          </table:table-cell>
          <table:table-cell/>
        </table:table-row>
        <table:table-row table:style-name="ro1">
          <table:table-cell office:value-type="string" calcext:value-type="string">
            <text:p>weight feat. imp. f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tination port</text:p>
          </table:table-cell>
          <table:table-cell office:value-type="float" office:value="0.149199" calcext:value-type="float">
            <text:p>0.149199</text:p>
          </table:table-cell>
          <table:table-cell table:number-columns-repeated="3"/>
          <table:table-cell office:value-type="string" calcext:value-type="string">
            <text:p>weight feat. imp. f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cket Length</text:p>
          </table:table-cell>
          <table:table-cell office:value-type="float" office:value="0.132842" calcext:value-type="float">
            <text:p>0.132842</text:p>
          </table:table-cell>
          <table:table-cell/>
        </table:table-row>
        <table:table-row table:style-name="ro1">
          <table:table-cell office:value-type="string" calcext:value-type="string">
            <text:p>weight feat. imp. f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cket Length</text:p>
          </table:table-cell>
          <table:table-cell office:value-type="float" office:value="0.158553" calcext:value-type="float">
            <text:p>0.158553</text:p>
          </table:table-cell>
          <table:table-cell table:number-columns-repeated="3"/>
          <table:table-cell office:value-type="string" calcext:value-type="string">
            <text:p>weight feat. imp. fo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terarrival time</text:p>
          </table:table-cell>
          <table:table-cell office:value-type="float" office:value="0.133926" calcext:value-type="float">
            <text:p>0.133926</text:p>
          </table:table-cell>
          <table:table-cell/>
        </table:table-row>
        <table:table-row table:style-name="ro1">
          <table:table-cell office:value-type="string" calcext:value-type="string">
            <text:p>weight feat. imp. fo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terarrival time</text:p>
          </table:table-cell>
          <table:table-cell office:value-type="float" office:value="0.196461" calcext:value-type="float">
            <text:p>0.196461</text:p>
          </table:table-cell>
          <table:table-cell table:number-columns-repeated="3"/>
          <table:table-cell office:value-type="string" calcext:value-type="string">
            <text:p>weight feat. imp. f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YN Flag</text:p>
          </table:table-cell>
          <table:table-cell office:value-type="float" office:value="0.159163" calcext:value-type="float">
            <text:p>0.159163</text:p>
          </table:table-cell>
          <table:table-cell/>
        </table:table-row>
        <table:table-row table:style-name="ro1">
          <table:table-cell office:value-type="string" calcext:value-type="string">
            <text:p>Flow feature importance</text:p>
          </table:table-cell>
          <table:table-cell table:number-columns-repeated="6"/>
          <table:table-cell office:value-type="string" calcext:value-type="string">
            <text:p>Flow feature importanc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eight feat. imp. f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tination port</text:p>
          </table:table-cell>
          <table:table-cell office:value-type="float" office:value="0.006843" calcext:value-type="float">
            <text:p>0.006843</text:p>
          </table:table-cell>
          <table:table-cell table:number-columns-repeated="3"/>
          <table:table-cell office:value-type="string" calcext:value-type="string">
            <text:p>weight feat. imp. for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S Flag</text:p>
          </table:table-cell>
          <table:table-cell office:value-type="float" office:value="0.00061" calcext:value-type="float">
            <text:p>0.00061</text:p>
          </table:table-cell>
          <table:table-cell/>
        </table:table-row>
        <table:table-row table:style-name="ro1">
          <table:table-cell office:value-type="string" calcext:value-type="string">
            <text:p>weight feat. imp. for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WR Flag</text:p>
          </table:table-cell>
          <table:table-cell office:value-type="float" office:value="0.008308" calcext:value-type="float">
            <text:p>0.008308</text:p>
          </table:table-cell>
          <table:table-cell table:number-columns-repeated="3"/>
          <table:table-cell office:value-type="string" calcext:value-type="string">
            <text:p>weight feat. imp. f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otocol</text:p>
          </table:table-cell>
          <table:table-cell office:value-type="float" office:value="0.002719" calcext:value-type="float">
            <text:p>0.002719</text:p>
          </table:table-cell>
          <table:table-cell/>
        </table:table-row>
        <table:table-row table:style-name="ro1">
          <table:table-cell office:value-type="string" calcext:value-type="string">
            <text:p>weight feat. imp. fo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CE Flag</text:p>
          </table:table-cell>
          <table:table-cell office:value-type="float" office:value="0.00927" calcext:value-type="float">
            <text:p>0.00927</text:p>
          </table:table-cell>
          <table:table-cell table:number-columns-repeated="3"/>
          <table:table-cell office:value-type="string" calcext:value-type="string">
            <text:p>weight feat. imp. f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tination port</text:p>
          </table:table-cell>
          <table:table-cell office:value-type="float" office:value="0.003358" calcext:value-type="float">
            <text:p>0.003358</text:p>
          </table:table-cell>
          <table:table-cell/>
        </table:table-row>
        <table:table-row table:style-name="ro1">
          <table:table-cell office:value-type="string" calcext:value-type="string">
            <text:p>weight feat. imp. for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S Flag</text:p>
          </table:table-cell>
          <table:table-cell office:value-type="float" office:value="0.01671" calcext:value-type="float">
            <text:p>0.01671</text:p>
          </table:table-cell>
          <table:table-cell table:number-columns-repeated="3"/>
          <table:table-cell office:value-type="string" calcext:value-type="string">
            <text:p>weight feat. imp. fo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URG Flag</text:p>
          </table:table-cell>
          <table:table-cell office:value-type="float" office:value="0.00753" calcext:value-type="float">
            <text:p>0.00753</text:p>
          </table:table-cell>
          <table:table-cell/>
        </table:table-row>
        <table:table-row table:style-name="ro1">
          <table:table-cell office:value-type="string" calcext:value-type="string">
            <text:p>weight feat. imp. fo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URG Flag</text:p>
          </table:table-cell>
          <table:table-cell office:value-type="float" office:value="0.029261" calcext:value-type="float">
            <text:p>0.029261</text:p>
          </table:table-cell>
          <table:table-cell table:number-columns-repeated="3"/>
          <table:table-cell office:value-type="string" calcext:value-type="string">
            <text:p>weight feat. imp. fo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rection</text:p>
          </table:table-cell>
          <table:table-cell office:value-type="float" office:value="0.009605" calcext:value-type="float">
            <text:p>0.009605</text:p>
          </table:table-cell>
          <table:table-cell/>
        </table:table-row>
        <table:table-row table:style-name="ro1">
          <table:table-cell office:value-type="string" calcext:value-type="string">
            <text:p>weight feat. imp. f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otocol</text:p>
          </table:table-cell>
          <table:table-cell office:value-type="float" office:value="0.04114" calcext:value-type="float">
            <text:p>0.04114</text:p>
          </table:table-cell>
          <table:table-cell table:number-columns-repeated="3"/>
          <table:table-cell office:value-type="string" calcext:value-type="string">
            <text:p>weight feat. imp. fo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CE Flag</text:p>
          </table:table-cell>
          <table:table-cell office:value-type="float" office:value="0.023217" calcext:value-type="float">
            <text:p>0.023217</text:p>
          </table:table-cell>
          <table:table-cell/>
        </table:table-row>
        <table:table-row table:style-name="ro1">
          <table:table-cell office:value-type="string" calcext:value-type="string">
            <text:p>weight feat. imp. fo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ST Flag</text:p>
          </table:table-cell>
          <table:table-cell office:value-type="float" office:value="0.053613" calcext:value-type="float">
            <text:p>0.053613</text:p>
          </table:table-cell>
          <table:table-cell table:number-columns-repeated="3"/>
          <table:table-cell office:value-type="string" calcext:value-type="string">
            <text:p>weight feat. imp. fo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IN Flag</text:p>
          </table:table-cell>
          <table:table-cell office:value-type="float" office:value="0.026078" calcext:value-type="float">
            <text:p>0.026078</text:p>
          </table:table-cell>
          <table:table-cell/>
        </table:table-row>
        <table:table-row table:style-name="ro1">
          <table:table-cell office:value-type="string" calcext:value-type="string">
            <text:p>weight feat. imp. f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YN Flag</text:p>
          </table:table-cell>
          <table:table-cell office:value-type="float" office:value="0.056869" calcext:value-type="float">
            <text:p>0.056869</text:p>
          </table:table-cell>
          <table:table-cell table:number-columns-repeated="3"/>
          <table:table-cell office:value-type="string" calcext:value-type="string">
            <text:p>weight feat. imp. fo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ST Flag</text:p>
          </table:table-cell>
          <table:table-cell office:value-type="float" office:value="0.027738" calcext:value-type="float">
            <text:p>0.027738</text:p>
          </table:table-cell>
          <table:table-cell/>
        </table:table-row>
        <table:table-row table:style-name="ro1">
          <table:table-cell office:value-type="string" calcext:value-type="string">
            <text:p>weight feat. imp. fo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urce port</text:p>
          </table:table-cell>
          <table:table-cell office:value-type="float" office:value="0.061086" calcext:value-type="float">
            <text:p>0.061086</text:p>
          </table:table-cell>
          <table:table-cell table:number-columns-repeated="3"/>
          <table:table-cell office:value-type="string" calcext:value-type="string">
            <text:p>weight feat. imp. for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WR Flag</text:p>
          </table:table-cell>
          <table:table-cell office:value-type="float" office:value="0.03262" calcext:value-type="float">
            <text:p>0.03262</text:p>
          </table:table-cell>
          <table:table-cell/>
        </table:table-row>
        <table:table-row table:style-name="ro1">
          <table:table-cell office:value-type="string" calcext:value-type="string">
            <text:p>weight feat. imp. fo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SH Flag</text:p>
          </table:table-cell>
          <table:table-cell office:value-type="float" office:value="0.07037" calcext:value-type="float">
            <text:p>0.07037</text:p>
          </table:table-cell>
          <table:table-cell table:number-columns-repeated="3"/>
          <table:table-cell office:value-type="string" calcext:value-type="string">
            <text:p>weight feat. imp. fo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urce port</text:p>
          </table:table-cell>
          <table:table-cell office:value-type="float" office:value="0.04294" calcext:value-type="float">
            <text:p>0.04294</text:p>
          </table:table-cell>
          <table:table-cell/>
        </table:table-row>
        <table:table-row table:style-name="ro1">
          <table:table-cell office:value-type="string" calcext:value-type="string">
            <text:p>weight feat. imp. fo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rection</text:p>
          </table:table-cell>
          <table:table-cell office:value-type="float" office:value="0.071756" calcext:value-type="float">
            <text:p>0.071756</text:p>
          </table:table-cell>
          <table:table-cell table:number-columns-repeated="3"/>
          <table:table-cell office:value-type="string" calcext:value-type="string">
            <text:p>weight feat. imp. fo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SH Flag</text:p>
          </table:table-cell>
          <table:table-cell office:value-type="float" office:value="0.043133" calcext:value-type="float">
            <text:p>0.043133</text:p>
          </table:table-cell>
          <table:table-cell/>
        </table:table-row>
        <table:table-row table:style-name="ro1">
          <table:table-cell office:value-type="string" calcext:value-type="string">
            <text:p>weight feat. imp. fo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CK Flag</text:p>
          </table:table-cell>
          <table:table-cell office:value-type="float" office:value="0.077205" calcext:value-type="float">
            <text:p>0.077205</text:p>
          </table:table-cell>
          <table:table-cell table:number-columns-repeated="3"/>
          <table:table-cell office:value-type="string" calcext:value-type="string">
            <text:p>weight feat. imp. fo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CK Flag</text:p>
          </table:table-cell>
          <table:table-cell office:value-type="float" office:value="0.052987" calcext:value-type="float">
            <text:p>0.052987</text:p>
          </table:table-cell>
          <table:table-cell/>
        </table:table-row>
        <table:table-row table:style-name="ro1">
          <table:table-cell office:value-type="string" calcext:value-type="string">
            <text:p>weight feat. imp. f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cket Length</text:p>
          </table:table-cell>
          <table:table-cell office:value-type="float" office:value="0.080026" calcext:value-type="float">
            <text:p>0.080026</text:p>
          </table:table-cell>
          <table:table-cell table:number-columns-repeated="3"/>
          <table:table-cell office:value-type="string" calcext:value-type="string">
            <text:p>weight feat. imp. f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YN Flag</text:p>
          </table:table-cell>
          <table:table-cell office:value-type="float" office:value="0.095207" calcext:value-type="float">
            <text:p>0.095207</text:p>
          </table:table-cell>
          <table:table-cell/>
        </table:table-row>
        <table:table-row table:style-name="ro1">
          <table:table-cell office:value-type="string" calcext:value-type="string">
            <text:p>weight feat. imp. fo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IN Flag</text:p>
          </table:table-cell>
          <table:table-cell office:value-type="float" office:value="0.117517" calcext:value-type="float">
            <text:p>0.117517</text:p>
          </table:table-cell>
          <table:table-cell table:number-columns-repeated="3"/>
          <table:table-cell office:value-type="string" calcext:value-type="string">
            <text:p>weight feat. imp. f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cket Length</text:p>
          </table:table-cell>
          <table:table-cell office:value-type="float" office:value="0.242021" calcext:value-type="float">
            <text:p>0.242021</text:p>
          </table:table-cell>
          <table:table-cell/>
        </table:table-row>
        <table:table-row table:style-name="ro1">
          <table:table-cell office:value-type="string" calcext:value-type="string">
            <text:p>weight feat. imp. fo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terarrival time</text:p>
          </table:table-cell>
          <table:table-cell office:value-type="float" office:value="0.300025" calcext:value-type="float">
            <text:p>0.300025</text:p>
          </table:table-cell>
          <table:table-cell table:number-columns-repeated="3"/>
          <table:table-cell office:value-type="string" calcext:value-type="string">
            <text:p>weight feat. imp. fo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terarrival time</text:p>
          </table:table-cell>
          <table:table-cell office:value-type="float" office:value="0.390236" calcext:value-type="float">
            <text:p>0.390236</text:p>
          </table:table-cell>
          <table:table-cell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1" office:value-type="string" calcext:value-type="string">
            <text:p>Input Perturbatio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./python learn.py --dataroot flows.pickle --net runs/Oct26_00-03-50_gpu/lstm_module_1284.pth --function feature_importance --maxSize 10000</text:p>
          </table:table-cell>
          <table:table-cell table:number-columns-repeated="6"/>
          <table:table-cell office:value-type="string" calcext:value-type="string">
            <text:p>./python learn.py --dataroot flows15.pickle --net runs/Oct28_15-41-46_gpu/lstm_module_997.pth --function feature_importance --maxSize 10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curacy 0.9911869649062334</text:p>
          </table:table-cell>
          <table:table-cell table:number-columns-repeated="6"/>
          <table:table-cell office:value-type="string" calcext:value-type="string">
            <text:p>accuracy 0.99578199945126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low_accuracy 0.9965</text:p>
          </table:table-cell>
          <table:table-cell table:number-columns-repeated="6"/>
          <table:table-cell office:value-type="string" calcext:value-type="string">
            <text:p>flow_accuracy 0.98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curacy_for_featu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urce port</text:p>
          </table:table-cell>
          <table:table-cell office:value-type="float" office:value="0.025358" calcext:value-type="float">
            <text:p>0.025358</text:p>
          </table:table-cell>
          <table:table-cell office:value-type="float" office:value="0.0602" calcext:value-type="float">
            <text:p>0.0602</text:p>
          </table:table-cell>
          <table:table-cell table:number-columns-repeated="2"/>
          <table:table-cell office:value-type="string" calcext:value-type="string">
            <text:p>accuracy_for_featu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urce port</text:p>
          </table:table-cell>
          <table:table-cell office:value-type="float" office:value="0.000102" calcext:value-type="float">
            <text:p>0.000102</text:p>
          </table:table-cell>
          <table:table-cell office:value-type="float" office:value="0.0023" calcext:value-type="float">
            <text:p>0.0023</text:p>
          </table:table-cell>
        </table:table-row>
        <table:table-row table:style-name="ro1">
          <table:table-cell office:value-type="string" calcext:value-type="string">
            <text:p>accuracy_for_featu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tination port</text:p>
          </table:table-cell>
          <table:table-cell office:value-type="float" office:value="0.076606" calcext:value-type="float">
            <text:p>0.076606</text:p>
          </table:table-cell>
          <table:table-cell office:value-type="float" office:value="0.0708" calcext:value-type="float">
            <text:p>0.0708</text:p>
          </table:table-cell>
          <table:table-cell table:number-columns-repeated="2"/>
          <table:table-cell office:value-type="string" calcext:value-type="string">
            <text:p>accuracy_for_featu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tination port</text:p>
          </table:table-cell>
          <table:table-cell office:value-type="float" office:value="0.001064" calcext:value-type="float">
            <text:p>0.001064</text:p>
          </table:table-cell>
          <table:table-cell office:value-type="float" office:value="0.0048" calcext:value-type="float">
            <text:p>0.0048</text:p>
          </table:table-cell>
        </table:table-row>
        <table:table-row table:style-name="ro1">
          <table:table-cell office:value-type="string" calcext:value-type="string">
            <text:p>accuracy_for_featu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otocol</text:p>
          </table:table-cell>
          <table:table-cell office:value-type="float" office:value="0.105654" calcext:value-type="float">
            <text:p>0.105654</text:p>
          </table:table-cell>
          <table:table-cell office:value-type="float" office:value="0.2072" calcext:value-type="float">
            <text:p>0.2072</text:p>
          </table:table-cell>
          <table:table-cell table:number-columns-repeated="2"/>
          <table:table-cell office:value-type="string" calcext:value-type="string">
            <text:p>accuracy_for_featu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otocol</text:p>
          </table:table-cell>
          <table:table-cell office:value-type="float" office:value="0.005054" calcext:value-type="float">
            <text:p>0.005054</text:p>
          </table:table-cell>
          <table:table-cell office:value-type="float" office:value="0.0044" calcext:value-type="float">
            <text:p>0.0044</text:p>
          </table:table-cell>
        </table:table-row>
        <table:table-row table:style-name="ro1">
          <table:table-cell office:value-type="string" calcext:value-type="string">
            <text:p>accuracy_for_featu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cket Length</text:p>
          </table:table-cell>
          <table:table-cell office:value-type="float" office:value="0.138009" calcext:value-type="float">
            <text:p>0.138009</text:p>
          </table:table-cell>
          <table:table-cell office:value-type="float" office:value="0.1653" calcext:value-type="float">
            <text:p>0.1653</text:p>
          </table:table-cell>
          <table:table-cell table:number-columns-repeated="2"/>
          <table:table-cell office:value-type="string" calcext:value-type="string">
            <text:p>accuracy_for_featu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cket Length</text:p>
          </table:table-cell>
          <table:table-cell office:value-type="float" office:value="0.00638" calcext:value-type="float">
            <text:p>0.00638</text:p>
          </table:table-cell>
          <table:table-cell office:value-type="float" office:value="0.0236" calcext:value-type="float">
            <text:p>0.0236</text:p>
          </table:table-cell>
        </table:table-row>
        <table:table-row table:style-name="ro1">
          <table:table-cell office:value-type="string" calcext:value-type="string">
            <text:p>accuracy_for_featu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terarrival time</text:p>
          </table:table-cell>
          <table:table-cell office:value-type="float" office:value="0.046143" calcext:value-type="float">
            <text:p>0.046143</text:p>
          </table:table-cell>
          <table:table-cell office:value-type="float" office:value="0.0237" calcext:value-type="float">
            <text:p>0.0237</text:p>
          </table:table-cell>
          <table:table-cell table:number-columns-repeated="2"/>
          <table:table-cell office:value-type="string" calcext:value-type="string">
            <text:p>accuracy_for_featu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terarrival time</text:p>
          </table:table-cell>
          <table:table-cell office:value-type="float" office:value="0.005596" calcext:value-type="float">
            <text:p>0.005596</text:p>
          </table:table-cell>
          <table:table-cell office:value-type="float" office:value="0.0089" calcext:value-type="float">
            <text:p>0.0089</text:p>
          </table:table-cell>
        </table:table-row>
        <table:table-row table:style-name="ro1">
          <table:table-cell office:value-type="string" calcext:value-type="string">
            <text:p>accuracy_for_featur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rection</text:p>
          </table:table-cell>
          <table:table-cell office:value-type="float" office:value="0.088596" calcext:value-type="float">
            <text:p>0.088596</text:p>
          </table:table-cell>
          <table:table-cell office:value-type="float" office:value="0.0726" calcext:value-type="float">
            <text:p>0.0726</text:p>
          </table:table-cell>
          <table:table-cell table:number-columns-repeated="2"/>
          <table:table-cell office:value-type="string" calcext:value-type="string">
            <text:p>accuracy_for_featur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rection</text:p>
          </table:table-cell>
          <table:table-cell office:value-type="float" office:value="0.004291" calcext:value-type="float">
            <text:p>0.004291</text:p>
          </table:table-cell>
          <table:table-cell office:value-type="float" office:value="0.0086" calcext:value-type="float">
            <text:p>0.0086</text:p>
          </table:table-cell>
        </table:table-row>
        <table:table-row table:style-name="ro1">
          <table:table-cell office:value-type="string" calcext:value-type="string">
            <text:p>accuracy_for_featur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YN Flag</text:p>
          </table:table-cell>
          <table:table-cell office:value-type="float" office:value="0.107126" calcext:value-type="float">
            <text:p>0.107126</text:p>
          </table:table-cell>
          <table:table-cell office:value-type="float" office:value="0.099" calcext:value-type="float">
            <text:p>0.099</text:p>
          </table:table-cell>
          <table:table-cell table:number-columns-repeated="2"/>
          <table:table-cell office:value-type="string" calcext:value-type="string">
            <text:p>accuracy_for_featur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YN Flag</text:p>
          </table:table-cell>
          <table:table-cell office:value-type="float" office:value="0.044517" calcext:value-type="float">
            <text:p>0.044517</text:p>
          </table:table-cell>
          <table:table-cell office:value-type="float" office:value="0.0231" calcext:value-type="float">
            <text:p>0.0231</text:p>
          </table:table-cell>
        </table:table-row>
        <table:table-row table:style-name="ro1">
          <table:table-cell office:value-type="string" calcext:value-type="string">
            <text:p>accuracy_for_featur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IN Flag</text:p>
          </table:table-cell>
          <table:table-cell office:value-type="float" office:value="0.009838" calcext:value-type="float">
            <text:p>0.009838</text:p>
          </table:table-cell>
          <table:table-cell office:value-type="float" office:value="0.0121" calcext:value-type="float">
            <text:p>0.0121</text:p>
          </table:table-cell>
          <table:table-cell table:number-columns-repeated="2"/>
          <table:table-cell office:value-type="string" calcext:value-type="string">
            <text:p>accuracy_for_featur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IN Flag</text:p>
          </table:table-cell>
          <table:table-cell office:value-type="float" office:value="0.000251" calcext:value-type="float">
            <text:p>0.000251</text:p>
          </table:table-cell>
          <table:table-cell office:value-type="float" office:value="0.0018" calcext:value-type="float">
            <text:p>0.0018</text:p>
          </table:table-cell>
        </table:table-row>
        <table:table-row table:style-name="ro1">
          <table:table-cell office:value-type="string" calcext:value-type="string">
            <text:p>accuracy_for_featur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ST Flag</text:p>
          </table:table-cell>
          <table:table-cell office:value-type="float" office:value="0.010537" calcext:value-type="float">
            <text:p>0.010537</text:p>
          </table:table-cell>
          <table:table-cell office:value-type="float" office:value="0.0571" calcext:value-type="float">
            <text:p>0.0571</text:p>
          </table:table-cell>
          <table:table-cell table:number-columns-repeated="2"/>
          <table:table-cell office:value-type="string" calcext:value-type="string">
            <text:p>accuracy_for_featur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ST Fla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curacy_for_featur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SH Flag</text:p>
          </table:table-cell>
          <table:table-cell office:value-type="float" office:value="0.065446" calcext:value-type="float">
            <text:p>0.065446</text:p>
          </table:table-cell>
          <table:table-cell office:value-type="float" office:value="0.0557" calcext:value-type="float">
            <text:p>0.0557</text:p>
          </table:table-cell>
          <table:table-cell table:number-columns-repeated="2"/>
          <table:table-cell office:value-type="string" calcext:value-type="string">
            <text:p>accuracy_for_featur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SH Flag</text:p>
          </table:table-cell>
          <table:table-cell office:value-type="float" office:value="0.013923" calcext:value-type="float">
            <text:p>0.013923</text:p>
          </table:table-cell>
          <table:table-cell office:value-type="float" office:value="0.0181" calcext:value-type="float">
            <text:p>0.0181</text:p>
          </table:table-cell>
        </table:table-row>
        <table:table-row table:style-name="ro1">
          <table:table-cell office:value-type="string" calcext:value-type="string">
            <text:p>accuracy_for_featu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CK Flag</text:p>
          </table:table-cell>
          <table:table-cell office:value-type="float" office:value="0.078022" calcext:value-type="float">
            <text:p>0.078022</text:p>
          </table:table-cell>
          <table:table-cell office:value-type="float" office:value="0.0836" calcext:value-type="float">
            <text:p>0.0836</text:p>
          </table:table-cell>
          <table:table-cell table:number-columns-repeated="2"/>
          <table:table-cell office:value-type="string" calcext:value-type="string">
            <text:p>accuracy_for_featu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CK Flag</text:p>
          </table:table-cell>
          <table:table-cell office:value-type="float" office:value="0.009771" calcext:value-type="float">
            <text:p>0.009771</text:p>
          </table:table-cell>
          <table:table-cell office:value-type="float" office:value="0.0846" calcext:value-type="float">
            <text:p>0.0846</text:p>
          </table:table-cell>
        </table:table-row>
        <table:table-row table:style-name="ro1">
          <table:table-cell office:value-type="string" calcext:value-type="string">
            <text:p>accuracy_for_featur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URG Fla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accuracy_for_featur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URG Fla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curacy_for_featur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CE Fla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accuracy_for_featur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CE Fla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curacy_for_featur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WR Fla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accuracy_for_featur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WR Fla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curacy_for_feature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S Fla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accuracy_for_feature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S Fla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curacy drops for each feature sorted</text:p>
          </table:table-cell>
          <table:table-cell table:number-columns-repeated="6"/>
          <table:table-cell office:value-type="string" calcext:value-type="string">
            <text:p>accuracy drops for each feature sort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curacy_for_featu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otocol</text:p>
          </table:table-cell>
          <table:table-cell office:value-type="float" office:value="0.105654" calcext:value-type="float">
            <text:p>0.105654</text:p>
          </table:table-cell>
          <table:table-cell office:value-type="float" office:value="0.2072" calcext:value-type="float">
            <text:p>0.2072</text:p>
          </table:table-cell>
          <table:table-cell table:number-columns-repeated="2"/>
          <table:table-cell office:value-type="string" calcext:value-type="string">
            <text:p>accuracy_for_featu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CK Flag</text:p>
          </table:table-cell>
          <table:table-cell office:value-type="float" office:value="0.009771" calcext:value-type="float">
            <text:p>0.009771</text:p>
          </table:table-cell>
          <table:table-cell office:value-type="float" office:value="0.0846" calcext:value-type="float">
            <text:p>0.0846</text:p>
          </table:table-cell>
        </table:table-row>
        <table:table-row table:style-name="ro1">
          <table:table-cell office:value-type="string" calcext:value-type="string">
            <text:p>accuracy_for_featu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cket Length</text:p>
          </table:table-cell>
          <table:table-cell office:value-type="float" office:value="0.138009" calcext:value-type="float">
            <text:p>0.138009</text:p>
          </table:table-cell>
          <table:table-cell office:value-type="float" office:value="0.1653" calcext:value-type="float">
            <text:p>0.1653</text:p>
          </table:table-cell>
          <table:table-cell table:number-columns-repeated="2"/>
          <table:table-cell office:value-type="string" calcext:value-type="string">
            <text:p>accuracy_for_featu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cket Length</text:p>
          </table:table-cell>
          <table:table-cell office:value-type="float" office:value="0.00638" calcext:value-type="float">
            <text:p>0.00638</text:p>
          </table:table-cell>
          <table:table-cell office:value-type="float" office:value="0.0236" calcext:value-type="float">
            <text:p>0.0236</text:p>
          </table:table-cell>
        </table:table-row>
        <table:table-row table:style-name="ro1">
          <table:table-cell office:value-type="string" calcext:value-type="string">
            <text:p>accuracy_for_featur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YN Flag</text:p>
          </table:table-cell>
          <table:table-cell office:value-type="float" office:value="0.107126" calcext:value-type="float">
            <text:p>0.107126</text:p>
          </table:table-cell>
          <table:table-cell office:value-type="float" office:value="0.099" calcext:value-type="float">
            <text:p>0.099</text:p>
          </table:table-cell>
          <table:table-cell table:number-columns-repeated="2"/>
          <table:table-cell office:value-type="string" calcext:value-type="string">
            <text:p>accuracy_for_featur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YN Flag</text:p>
          </table:table-cell>
          <table:table-cell office:value-type="float" office:value="0.044517" calcext:value-type="float">
            <text:p>0.044517</text:p>
          </table:table-cell>
          <table:table-cell office:value-type="float" office:value="0.0231" calcext:value-type="float">
            <text:p>0.0231</text:p>
          </table:table-cell>
        </table:table-row>
        <table:table-row table:style-name="ro1">
          <table:table-cell office:value-type="string" calcext:value-type="string">
            <text:p>accuracy_for_featu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CK Flag</text:p>
          </table:table-cell>
          <table:table-cell office:value-type="float" office:value="0.078022" calcext:value-type="float">
            <text:p>0.078022</text:p>
          </table:table-cell>
          <table:table-cell office:value-type="float" office:value="0.0836" calcext:value-type="float">
            <text:p>0.0836</text:p>
          </table:table-cell>
          <table:table-cell table:number-columns-repeated="2"/>
          <table:table-cell office:value-type="string" calcext:value-type="string">
            <text:p>accuracy_for_featur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SH Flag</text:p>
          </table:table-cell>
          <table:table-cell office:value-type="float" office:value="0.013923" calcext:value-type="float">
            <text:p>0.013923</text:p>
          </table:table-cell>
          <table:table-cell office:value-type="float" office:value="0.0181" calcext:value-type="float">
            <text:p>0.0181</text:p>
          </table:table-cell>
        </table:table-row>
        <table:table-row table:style-name="ro1">
          <table:table-cell office:value-type="string" calcext:value-type="string">
            <text:p>accuracy_for_featur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rection</text:p>
          </table:table-cell>
          <table:table-cell office:value-type="float" office:value="0.088596" calcext:value-type="float">
            <text:p>0.088596</text:p>
          </table:table-cell>
          <table:table-cell office:value-type="float" office:value="0.0726" calcext:value-type="float">
            <text:p>0.0726</text:p>
          </table:table-cell>
          <table:table-cell table:number-columns-repeated="2"/>
          <table:table-cell office:value-type="string" calcext:value-type="string">
            <text:p>accuracy_for_featu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terarrival time</text:p>
          </table:table-cell>
          <table:table-cell office:value-type="float" office:value="0.005596" calcext:value-type="float">
            <text:p>0.005596</text:p>
          </table:table-cell>
          <table:table-cell office:value-type="float" office:value="0.0089" calcext:value-type="float">
            <text:p>0.0089</text:p>
          </table:table-cell>
        </table:table-row>
        <table:table-row table:style-name="ro1">
          <table:table-cell office:value-type="string" calcext:value-type="string">
            <text:p>accuracy_for_featu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tination port</text:p>
          </table:table-cell>
          <table:table-cell office:value-type="float" office:value="0.076606" calcext:value-type="float">
            <text:p>0.076606</text:p>
          </table:table-cell>
          <table:table-cell office:value-type="float" office:value="0.0708" calcext:value-type="float">
            <text:p>0.0708</text:p>
          </table:table-cell>
          <table:table-cell table:number-columns-repeated="2"/>
          <table:table-cell office:value-type="string" calcext:value-type="string">
            <text:p>accuracy_for_featur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rection</text:p>
          </table:table-cell>
          <table:table-cell office:value-type="float" office:value="0.004291" calcext:value-type="float">
            <text:p>0.004291</text:p>
          </table:table-cell>
          <table:table-cell office:value-type="float" office:value="0.0086" calcext:value-type="float">
            <text:p>0.0086</text:p>
          </table:table-cell>
        </table:table-row>
        <table:table-row table:style-name="ro1">
          <table:table-cell office:value-type="string" calcext:value-type="string">
            <text:p>accuracy_for_featu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urce port</text:p>
          </table:table-cell>
          <table:table-cell office:value-type="float" office:value="0.025358" calcext:value-type="float">
            <text:p>0.025358</text:p>
          </table:table-cell>
          <table:table-cell office:value-type="float" office:value="0.0602" calcext:value-type="float">
            <text:p>0.0602</text:p>
          </table:table-cell>
          <table:table-cell table:number-columns-repeated="2"/>
          <table:table-cell office:value-type="string" calcext:value-type="string">
            <text:p>accuracy_for_featu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tination port</text:p>
          </table:table-cell>
          <table:table-cell office:value-type="float" office:value="0.001064" calcext:value-type="float">
            <text:p>0.001064</text:p>
          </table:table-cell>
          <table:table-cell office:value-type="float" office:value="0.0048" calcext:value-type="float">
            <text:p>0.0048</text:p>
          </table:table-cell>
        </table:table-row>
        <table:table-row table:style-name="ro1">
          <table:table-cell office:value-type="string" calcext:value-type="string">
            <text:p>accuracy_for_featur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ST Flag</text:p>
          </table:table-cell>
          <table:table-cell office:value-type="float" office:value="0.010537" calcext:value-type="float">
            <text:p>0.010537</text:p>
          </table:table-cell>
          <table:table-cell office:value-type="float" office:value="0.0571" calcext:value-type="float">
            <text:p>0.0571</text:p>
          </table:table-cell>
          <table:table-cell table:number-columns-repeated="2"/>
          <table:table-cell office:value-type="string" calcext:value-type="string">
            <text:p>accuracy_for_featu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otocol</text:p>
          </table:table-cell>
          <table:table-cell office:value-type="float" office:value="0.005054" calcext:value-type="float">
            <text:p>0.005054</text:p>
          </table:table-cell>
          <table:table-cell office:value-type="float" office:value="0.0044" calcext:value-type="float">
            <text:p>0.0044</text:p>
          </table:table-cell>
        </table:table-row>
        <table:table-row table:style-name="ro1">
          <table:table-cell office:value-type="string" calcext:value-type="string">
            <text:p>accuracy_for_featur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SH Flag</text:p>
          </table:table-cell>
          <table:table-cell office:value-type="float" office:value="0.065446" calcext:value-type="float">
            <text:p>0.065446</text:p>
          </table:table-cell>
          <table:table-cell office:value-type="float" office:value="0.0557" calcext:value-type="float">
            <text:p>0.0557</text:p>
          </table:table-cell>
          <table:table-cell table:number-columns-repeated="2"/>
          <table:table-cell office:value-type="string" calcext:value-type="string">
            <text:p>accuracy_for_featu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urce port</text:p>
          </table:table-cell>
          <table:table-cell office:value-type="float" office:value="0.000102" calcext:value-type="float">
            <text:p>0.000102</text:p>
          </table:table-cell>
          <table:table-cell office:value-type="float" office:value="0.0023" calcext:value-type="float">
            <text:p>0.0023</text:p>
          </table:table-cell>
        </table:table-row>
        <table:table-row table:style-name="ro1">
          <table:table-cell office:value-type="string" calcext:value-type="string">
            <text:p>accuracy_for_featu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terarrival time</text:p>
          </table:table-cell>
          <table:table-cell office:value-type="float" office:value="0.046143" calcext:value-type="float">
            <text:p>0.046143</text:p>
          </table:table-cell>
          <table:table-cell office:value-type="float" office:value="0.0237" calcext:value-type="float">
            <text:p>0.0237</text:p>
          </table:table-cell>
          <table:table-cell table:number-columns-repeated="2"/>
          <table:table-cell office:value-type="string" calcext:value-type="string">
            <text:p>accuracy_for_featur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IN Flag</text:p>
          </table:table-cell>
          <table:table-cell office:value-type="float" office:value="0.000251" calcext:value-type="float">
            <text:p>0.000251</text:p>
          </table:table-cell>
          <table:table-cell office:value-type="float" office:value="0.0018" calcext:value-type="float">
            <text:p>0.0018</text:p>
          </table:table-cell>
        </table:table-row>
        <table:table-row table:style-name="ro1">
          <table:table-cell office:value-type="string" calcext:value-type="string">
            <text:p>accuracy_for_featur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IN Flag</text:p>
          </table:table-cell>
          <table:table-cell office:value-type="float" office:value="0.009838" calcext:value-type="float">
            <text:p>0.009838</text:p>
          </table:table-cell>
          <table:table-cell office:value-type="float" office:value="0.0121" calcext:value-type="float">
            <text:p>0.0121</text:p>
          </table:table-cell>
          <table:table-cell table:number-columns-repeated="2"/>
          <table:table-cell office:value-type="string" calcext:value-type="string">
            <text:p>accuracy_for_featur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ST Fla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curacy_for_featur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URG Fla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accuracy_for_featur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URG Fla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curacy_for_featur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CE Fla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accuracy_for_featur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CE Fla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curacy_for_featur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WR Fla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accuracy_for_featur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WR Fla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curacy_for_feature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S Fla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accuracy_for_feature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S Fla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style-name="ce1" office:value-type="string" calcext:value-type="string">
            <text:p>MutInfo Flo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./python learn.py --dataroot flows.pickle --net runs/Oct26_00-03-50_gpu/lstm_module_1284.pth --function feature_importance --mutinfo <text:s/>--adjustFeatImpDistribution --maxSize 10000</text:p>
          </table:table-cell>
          <table:table-cell table:number-columns-repeated="6"/>
          <table:table-cell office:value-type="string" calcext:value-type="string">
            <text:p>./python learn.py --dataroot flows15.pickle --net runs/Oct28_15-41-46_gpu/lstm_module_997.pth --function feature_importance --mutinfo <text:s/>--adjustFeatImpDistribution --maxSize 10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curacy 0.9911869649062334</text:p>
          </table:table-cell>
          <table:table-cell table:number-columns-repeated="6"/>
          <table:table-cell office:value-type="string" calcext:value-type="string">
            <text:p>accuracy 0.99578199945126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low_accuracy 0.9965</text:p>
          </table:table-cell>
          <table:table-cell table:number-columns-repeated="6"/>
          <table:table-cell office:value-type="string" calcext:value-type="string">
            <text:p>flow_accuracy 0.98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curacy_for_featu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urce port</text:p>
          </table:table-cell>
          <table:table-cell office:value-type="float" office:value="0.044205" calcext:value-type="float">
            <text:p>0.044205</text:p>
          </table:table-cell>
          <table:table-cell office:value-type="float" office:value="0.0819" calcext:value-type="float">
            <text:p>0.0819</text:p>
          </table:table-cell>
          <table:table-cell table:number-columns-repeated="2"/>
          <table:table-cell office:value-type="string" calcext:value-type="string">
            <text:p>accuracy_for_featu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urce port</text:p>
          </table:table-cell>
          <table:table-cell office:value-type="float" office:value="0.000251" calcext:value-type="float">
            <text:p>0.000251</text:p>
          </table:table-cell>
          <table:table-cell office:value-type="float" office:value="0.0024" calcext:value-type="float">
            <text:p>0.0024</text:p>
          </table:table-cell>
        </table:table-row>
        <table:table-row table:style-name="ro1">
          <table:table-cell office:value-type="string" calcext:value-type="string">
            <text:p>mutual information for pf featu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urce port</text:p>
          </table:table-cell>
          <table:table-cell office:value-type="float" office:value="0.0477" calcext:value-type="float">
            <text:p>0.0477</text:p>
          </table:table-cell>
          <table:table-cell table:number-columns-repeated="3"/>
          <table:table-cell office:value-type="string" calcext:value-type="string">
            <text:p>mutual information for pf featu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urce port</text:p>
          </table:table-cell>
          <table:table-cell office:value-type="float" office:value="0.00368" calcext:value-type="float">
            <text:p>0.00368</text:p>
          </table:table-cell>
          <table:table-cell/>
        </table:table-row>
        <table:table-row table:style-name="ro1">
          <table:table-cell office:value-type="string" calcext:value-type="string">
            <text:p>mutual information for pp featu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urce port</text:p>
          </table:table-cell>
          <table:table-cell office:value-type="float" office:value="0.026597" calcext:value-type="float">
            <text:p>0.026597</text:p>
          </table:table-cell>
          <table:table-cell table:number-columns-repeated="3"/>
          <table:table-cell office:value-type="string" calcext:value-type="string">
            <text:p>mutual information for pp featu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urce port</text:p>
          </table:table-cell>
          <table:table-cell office:value-type="float" office:value="0.003448" calcext:value-type="float">
            <text:p>0.003448</text:p>
          </table:table-cell>
          <table:table-cell/>
        </table:table-row>
        <table:table-row table:style-name="ro1">
          <table:table-cell office:value-type="string" calcext:value-type="string">
            <text:p>accuracy_for_featu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tination port</text:p>
          </table:table-cell>
          <table:table-cell office:value-type="float" office:value="0.236694" calcext:value-type="float">
            <text:p>0.236694</text:p>
          </table:table-cell>
          <table:table-cell office:value-type="float" office:value="0.3552" calcext:value-type="float">
            <text:p>0.3552</text:p>
          </table:table-cell>
          <table:table-cell table:number-columns-repeated="2"/>
          <table:table-cell office:value-type="string" calcext:value-type="string">
            <text:p>accuracy_for_featu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tination port</text:p>
          </table:table-cell>
          <table:table-cell office:value-type="float" office:value="0.001441" calcext:value-type="float">
            <text:p>0.001441</text:p>
          </table:table-cell>
          <table:table-cell office:value-type="float" office:value="0.0062" calcext:value-type="float">
            <text:p>0.0062</text:p>
          </table:table-cell>
        </table:table-row>
        <table:table-row table:style-name="ro1">
          <table:table-cell office:value-type="string" calcext:value-type="string">
            <text:p>mutual information for pf featu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tination port</text:p>
          </table:table-cell>
          <table:table-cell office:value-type="float" office:value="0.099395" calcext:value-type="float">
            <text:p>0.099395</text:p>
          </table:table-cell>
          <table:table-cell table:number-columns-repeated="3"/>
          <table:table-cell office:value-type="string" calcext:value-type="string">
            <text:p>mutual information for pf featu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tination port</text:p>
          </table:table-cell>
          <table:table-cell office:value-type="float" office:value="0.004016" calcext:value-type="float">
            <text:p>0.004016</text:p>
          </table:table-cell>
          <table:table-cell/>
        </table:table-row>
        <table:table-row table:style-name="ro1">
          <table:table-cell office:value-type="string" calcext:value-type="string">
            <text:p>mutual information for pp featu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tination port</text:p>
          </table:table-cell>
          <table:table-cell office:value-type="float" office:value="0.015366" calcext:value-type="float">
            <text:p>0.015366</text:p>
          </table:table-cell>
          <table:table-cell table:number-columns-repeated="3"/>
          <table:table-cell office:value-type="string" calcext:value-type="string">
            <text:p>mutual information for pp featu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tination port</text:p>
          </table:table-cell>
          <table:table-cell office:value-type="float" office:value="0.00492" calcext:value-type="float">
            <text:p>0.00492</text:p>
          </table:table-cell>
          <table:table-cell/>
        </table:table-row>
        <table:table-row table:style-name="ro1">
          <table:table-cell office:value-type="string" calcext:value-type="string">
            <text:p>accuracy_for_featu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otocol</text:p>
          </table:table-cell>
          <table:table-cell office:value-type="float" office:value="0.107033" calcext:value-type="float">
            <text:p>0.107033</text:p>
          </table:table-cell>
          <table:table-cell office:value-type="float" office:value="0.2097" calcext:value-type="float">
            <text:p>0.2097</text:p>
          </table:table-cell>
          <table:table-cell table:number-columns-repeated="2"/>
          <table:table-cell office:value-type="string" calcext:value-type="string">
            <text:p>accuracy_for_featu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otocol</text:p>
          </table:table-cell>
          <table:table-cell office:value-type="float" office:value="0.006112" calcext:value-type="float">
            <text:p>0.006112</text:p>
          </table:table-cell>
          <table:table-cell office:value-type="float" office:value="0.0058" calcext:value-type="float">
            <text:p>0.0058</text:p>
          </table:table-cell>
        </table:table-row>
        <table:table-row table:style-name="ro1">
          <table:table-cell office:value-type="string" calcext:value-type="string">
            <text:p>mutual information for pf featu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otocol</text:p>
          </table:table-cell>
          <table:table-cell office:value-type="float" office:value="0.059841" calcext:value-type="float">
            <text:p>0.059841</text:p>
          </table:table-cell>
          <table:table-cell table:number-columns-repeated="3"/>
          <table:table-cell office:value-type="string" calcext:value-type="string">
            <text:p>mutual information for pf featu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otocol</text:p>
          </table:table-cell>
          <table:table-cell office:value-type="float" office:value="0.014108" calcext:value-type="float">
            <text:p>0.014108</text:p>
          </table:table-cell>
          <table:table-cell/>
        </table:table-row>
        <table:table-row table:style-name="ro1">
          <table:table-cell office:value-type="string" calcext:value-type="string">
            <text:p>mutual information for pp featu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otocol</text:p>
          </table:table-cell>
          <table:table-cell office:value-type="float" office:value="0.043417" calcext:value-type="float">
            <text:p>0.043417</text:p>
          </table:table-cell>
          <table:table-cell table:number-columns-repeated="3"/>
          <table:table-cell office:value-type="string" calcext:value-type="string">
            <text:p>mutual information for pp featu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otocol</text:p>
          </table:table-cell>
          <table:table-cell office:value-type="float" office:value="0.013827" calcext:value-type="float">
            <text:p>0.013827</text:p>
          </table:table-cell>
          <table:table-cell/>
        </table:table-row>
        <table:table-row table:style-name="ro1">
          <table:table-cell office:value-type="string" calcext:value-type="string">
            <text:p>accuracy_for_featu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cket Length</text:p>
          </table:table-cell>
          <table:table-cell office:value-type="float" office:value="0.352596" calcext:value-type="float">
            <text:p>0.352596</text:p>
          </table:table-cell>
          <table:table-cell office:value-type="float" office:value="0.4663" calcext:value-type="float">
            <text:p>0.4663</text:p>
          </table:table-cell>
          <table:table-cell table:number-columns-repeated="2"/>
          <table:table-cell office:value-type="string" calcext:value-type="string">
            <text:p>accuracy_for_featu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cket Length</text:p>
          </table:table-cell>
          <table:table-cell office:value-type="float" office:value="0.019464" calcext:value-type="float">
            <text:p>0.019464</text:p>
          </table:table-cell>
          <table:table-cell office:value-type="float" office:value="0.1643" calcext:value-type="float">
            <text:p>0.1643</text:p>
          </table:table-cell>
        </table:table-row>
        <table:table-row table:style-name="ro1">
          <table:table-cell office:value-type="string" calcext:value-type="string">
            <text:p>mutual information for pf featu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cket Length</text:p>
          </table:table-cell>
          <table:table-cell office:value-type="float" office:value="0.005449" calcext:value-type="float">
            <text:p>0.005449</text:p>
          </table:table-cell>
          <table:table-cell table:number-columns-repeated="3"/>
          <table:table-cell office:value-type="string" calcext:value-type="string">
            <text:p>mutual information for pf featu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cket Length</text:p>
          </table:table-cell>
          <table:table-cell office:value-type="float" office:value="0.05805" calcext:value-type="float">
            <text:p>0.05805</text:p>
          </table:table-cell>
          <table:table-cell/>
        </table:table-row>
        <table:table-row table:style-name="ro1">
          <table:table-cell office:value-type="string" calcext:value-type="string">
            <text:p>mutual information for pp featu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cket Length</text:p>
          </table:table-cell>
          <table:table-cell office:value-type="float" office:value="0.003555" calcext:value-type="float">
            <text:p>0.003555</text:p>
          </table:table-cell>
          <table:table-cell table:number-columns-repeated="3"/>
          <table:table-cell office:value-type="string" calcext:value-type="string">
            <text:p>mutual information for pp featu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cket Length</text:p>
          </table:table-cell>
          <table:table-cell office:value-type="float" office:value="0.026734" calcext:value-type="float">
            <text:p>0.026734</text:p>
          </table:table-cell>
          <table:table-cell/>
        </table:table-row>
        <table:table-row table:style-name="ro1">
          <table:table-cell office:value-type="string" calcext:value-type="string">
            <text:p>accuracy_for_featu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terarrival time</text:p>
          </table:table-cell>
          <table:table-cell office:value-type="float" office:value="0.082829" calcext:value-type="float">
            <text:p>0.082829</text:p>
          </table:table-cell>
          <table:table-cell office:value-type="float" office:value="0.0531" calcext:value-type="float">
            <text:p>0.0531</text:p>
          </table:table-cell>
          <table:table-cell table:number-columns-repeated="2"/>
          <table:table-cell office:value-type="string" calcext:value-type="string">
            <text:p>accuracy_for_featu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terarrival time</text:p>
          </table:table-cell>
          <table:table-cell office:value-type="float" office:value="0.052718" calcext:value-type="float">
            <text:p>0.052718</text:p>
          </table:table-cell>
          <table:table-cell office:value-type="float" office:value="0.031" calcext:value-type="float">
            <text:p>0.031</text:p>
          </table:table-cell>
        </table:table-row>
        <table:table-row table:style-name="ro1">
          <table:table-cell office:value-type="string" calcext:value-type="string">
            <text:p>mutual information for pf featu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terarrival time</text:p>
          </table:table-cell>
          <table:table-cell office:value-type="float" office:value="0.083753" calcext:value-type="float">
            <text:p>0.083753</text:p>
          </table:table-cell>
          <table:table-cell table:number-columns-repeated="3"/>
          <table:table-cell office:value-type="string" calcext:value-type="string">
            <text:p>mutual information for pf featu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terarrival time</text:p>
          </table:table-cell>
          <table:table-cell office:value-type="float" office:value="0.039366" calcext:value-type="float">
            <text:p>0.039366</text:p>
          </table:table-cell>
          <table:table-cell/>
        </table:table-row>
        <table:table-row table:style-name="ro1">
          <table:table-cell office:value-type="string" calcext:value-type="string">
            <text:p>mutual information for pp featu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terarrival time</text:p>
          </table:table-cell>
          <table:table-cell office:value-type="float" office:value="0.034294" calcext:value-type="float">
            <text:p>0.034294</text:p>
          </table:table-cell>
          <table:table-cell table:number-columns-repeated="3"/>
          <table:table-cell office:value-type="string" calcext:value-type="string">
            <text:p>mutual information for pp featu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terarrival time</text:p>
          </table:table-cell>
          <table:table-cell office:value-type="float" office:value="0.010662" calcext:value-type="float">
            <text:p>0.010662</text:p>
          </table:table-cell>
          <table:table-cell/>
        </table:table-row>
        <table:table-row table:style-name="ro1">
          <table:table-cell office:value-type="string" calcext:value-type="string">
            <text:p>accuracy_for_featur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rection</text:p>
          </table:table-cell>
          <table:table-cell office:value-type="float" office:value="0.090133" calcext:value-type="float">
            <text:p>0.090133</text:p>
          </table:table-cell>
          <table:table-cell office:value-type="float" office:value="0.0733" calcext:value-type="float">
            <text:p>0.0733</text:p>
          </table:table-cell>
          <table:table-cell table:number-columns-repeated="2"/>
          <table:table-cell office:value-type="string" calcext:value-type="string">
            <text:p>accuracy_for_featur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rection</text:p>
          </table:table-cell>
          <table:table-cell office:value-type="float" office:value="0.00515" calcext:value-type="float">
            <text:p>0.00515</text:p>
          </table:table-cell>
          <table:table-cell office:value-type="float" office:value="0.0096" calcext:value-type="float">
            <text:p>0.0096</text:p>
          </table:table-cell>
        </table:table-row>
        <table:table-row table:style-name="ro1">
          <table:table-cell office:value-type="string" calcext:value-type="string">
            <text:p>mutual information for pf featur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rection</text:p>
          </table:table-cell>
          <table:table-cell office:value-type="float" office:value="0.00037" calcext:value-type="float">
            <text:p>0.00037</text:p>
          </table:table-cell>
          <table:table-cell table:number-columns-repeated="3"/>
          <table:table-cell office:value-type="string" calcext:value-type="string">
            <text:p>mutual information for pf featur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rection</text:p>
          </table:table-cell>
          <table:table-cell office:value-type="float" office:value="0.000181" calcext:value-type="float">
            <text:p>0.000181</text:p>
          </table:table-cell>
          <table:table-cell/>
        </table:table-row>
        <table:table-row table:style-name="ro1">
          <table:table-cell office:value-type="string" calcext:value-type="string">
            <text:p>mutual information for pp featur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rection</text:p>
          </table:table-cell>
          <table:table-cell office:value-type="float" office:value="0.002248" calcext:value-type="float">
            <text:p>0.002248</text:p>
          </table:table-cell>
          <table:table-cell table:number-columns-repeated="3"/>
          <table:table-cell office:value-type="string" calcext:value-type="string">
            <text:p>mutual information for pp featur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rection</text:p>
          </table:table-cell>
          <table:table-cell office:value-type="float" office:value="0.000068" calcext:value-type="float">
            <text:p>6.8E-05</text:p>
          </table:table-cell>
          <table:table-cell/>
        </table:table-row>
        <table:table-row table:style-name="ro1">
          <table:table-cell office:value-type="string" calcext:value-type="string">
            <text:p>accuracy_for_featur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YN Flag</text:p>
          </table:table-cell>
          <table:table-cell office:value-type="float" office:value="0.137729" calcext:value-type="float">
            <text:p>0.137729</text:p>
          </table:table-cell>
          <table:table-cell office:value-type="float" office:value="0.1684" calcext:value-type="float">
            <text:p>0.1684</text:p>
          </table:table-cell>
          <table:table-cell table:number-columns-repeated="2"/>
          <table:table-cell office:value-type="string" calcext:value-type="string">
            <text:p>accuracy_for_featur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YN Flag</text:p>
          </table:table-cell>
          <table:table-cell office:value-type="float" office:value="0.331715" calcext:value-type="float">
            <text:p>0.331715</text:p>
          </table:table-cell>
          <table:table-cell office:value-type="float" office:value="0.2659" calcext:value-type="float">
            <text:p>0.2659</text:p>
          </table:table-cell>
        </table:table-row>
        <table:table-row table:style-name="ro1">
          <table:table-cell office:value-type="string" calcext:value-type="string">
            <text:p>mutual information for pf featur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YN Flag</text:p>
          </table:table-cell>
          <table:table-cell office:value-type="float" office:value="0.008473" calcext:value-type="float">
            <text:p>0.008473</text:p>
          </table:table-cell>
          <table:table-cell table:number-columns-repeated="3"/>
          <table:table-cell office:value-type="string" calcext:value-type="string">
            <text:p>mutual information for pf featur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YN Flag</text:p>
          </table:table-cell>
          <table:table-cell office:value-type="float" office:value="0.006167" calcext:value-type="float">
            <text:p>0.006167</text:p>
          </table:table-cell>
          <table:table-cell/>
        </table:table-row>
        <table:table-row table:style-name="ro1">
          <table:table-cell office:value-type="string" calcext:value-type="string">
            <text:p>mutual information for pp featur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YN Flag</text:p>
          </table:table-cell>
          <table:table-cell office:value-type="float" office:value="0.097981" calcext:value-type="float">
            <text:p>0.097981</text:p>
          </table:table-cell>
          <table:table-cell table:number-columns-repeated="3"/>
          <table:table-cell office:value-type="string" calcext:value-type="string">
            <text:p>mutual information for pp featur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YN Flag</text:p>
          </table:table-cell>
          <table:table-cell office:value-type="float" office:value="0.021677" calcext:value-type="float">
            <text:p>0.021677</text:p>
          </table:table-cell>
          <table:table-cell/>
        </table:table-row>
        <table:table-row table:style-name="ro1">
          <table:table-cell office:value-type="string" calcext:value-type="string">
            <text:p>accuracy_for_featur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IN Flag</text:p>
          </table:table-cell>
          <table:table-cell office:value-type="float" office:value="0.117001" calcext:value-type="float">
            <text:p>0.117001</text:p>
          </table:table-cell>
          <table:table-cell office:value-type="float" office:value="0.0994" calcext:value-type="float">
            <text:p>0.0994</text:p>
          </table:table-cell>
          <table:table-cell table:number-columns-repeated="2"/>
          <table:table-cell office:value-type="string" calcext:value-type="string">
            <text:p>accuracy_for_featur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IN Flag</text:p>
          </table:table-cell>
          <table:table-cell office:value-type="float" office:value="0.003359" calcext:value-type="float">
            <text:p>0.003359</text:p>
          </table:table-cell>
          <table:table-cell office:value-type="float" office:value="0.007" calcext:value-type="float">
            <text:p>0.007</text:p>
          </table:table-cell>
        </table:table-row>
        <table:table-row table:style-name="ro1">
          <table:table-cell office:value-type="string" calcext:value-type="string">
            <text:p>mutual information for pf featur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IN Flag</text:p>
          </table:table-cell>
          <table:table-cell office:value-type="float" office:value="0.02549" calcext:value-type="float">
            <text:p>0.02549</text:p>
          </table:table-cell>
          <table:table-cell table:number-columns-repeated="3"/>
          <table:table-cell office:value-type="string" calcext:value-type="string">
            <text:p>mutual information for pf featur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IN Flag</text:p>
          </table:table-cell>
          <table:table-cell office:value-type="float" office:value="0.000083" calcext:value-type="float">
            <text:p>8.3E-05</text:p>
          </table:table-cell>
          <table:table-cell/>
        </table:table-row>
        <table:table-row table:style-name="ro1">
          <table:table-cell office:value-type="string" calcext:value-type="string">
            <text:p>mutual information for pp featur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IN Flag</text:p>
          </table:table-cell>
          <table:table-cell office:value-type="float" office:value="0.004848" calcext:value-type="float">
            <text:p>0.004848</text:p>
          </table:table-cell>
          <table:table-cell table:number-columns-repeated="3"/>
          <table:table-cell office:value-type="string" calcext:value-type="string">
            <text:p>mutual information for pp featur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IN Flag</text:p>
          </table:table-cell>
          <table:table-cell office:value-type="float" office:value="0.000263" calcext:value-type="float">
            <text:p>0.000263</text:p>
          </table:table-cell>
          <table:table-cell/>
        </table:table-row>
        <table:table-row table:style-name="ro1">
          <table:table-cell office:value-type="string" calcext:value-type="string">
            <text:p>accuracy_for_featur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ST Flag</text:p>
          </table:table-cell>
          <table:table-cell office:value-type="float" office:value="0.106306" calcext:value-type="float">
            <text:p>0.106306</text:p>
          </table:table-cell>
          <table:table-cell office:value-type="float" office:value="0.0924" calcext:value-type="float">
            <text:p>0.0924</text:p>
          </table:table-cell>
          <table:table-cell table:number-columns-repeated="2"/>
          <table:table-cell office:value-type="string" calcext:value-type="string">
            <text:p>accuracy_for_featur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ST Flag</text:p>
          </table:table-cell>
          <table:table-cell office:value-type="float" office:value="0.01268" calcext:value-type="float">
            <text:p>0.01268</text:p>
          </table:table-cell>
          <table:table-cell office:value-type="float" office:value="0.0157" calcext:value-type="float">
            <text:p>0.0157</text:p>
          </table:table-cell>
        </table:table-row>
        <table:table-row table:style-name="ro1">
          <table:table-cell office:value-type="string" calcext:value-type="string">
            <text:p>mutual information for pf featur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ST Flag</text:p>
          </table:table-cell>
          <table:table-cell office:value-type="float" office:value="0.068523" calcext:value-type="float">
            <text:p>0.068523</text:p>
          </table:table-cell>
          <table:table-cell table:number-columns-repeated="3"/>
          <table:table-cell office:value-type="string" calcext:value-type="string">
            <text:p>mutual information for pf featur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ST Flag</text:p>
          </table:table-cell>
          <table:table-cell office:value-type="float" office:value="0.000003" calcext:value-type="float">
            <text:p>3E-06</text:p>
          </table:table-cell>
          <table:table-cell/>
        </table:table-row>
        <table:table-row table:style-name="ro1">
          <table:table-cell office:value-type="string" calcext:value-type="string">
            <text:p>mutual information for pp featur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ST Flag</text:p>
          </table:table-cell>
          <table:table-cell office:value-type="float" office:value="0.017999" calcext:value-type="float">
            <text:p>0.017999</text:p>
          </table:table-cell>
          <table:table-cell table:number-columns-repeated="3"/>
          <table:table-cell office:value-type="string" calcext:value-type="string">
            <text:p>mutual information for pp featur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ST Flag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ccuracy_for_featur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SH Flag</text:p>
          </table:table-cell>
          <table:table-cell office:value-type="float" office:value="0.100129" calcext:value-type="float">
            <text:p>0.100129</text:p>
          </table:table-cell>
          <table:table-cell office:value-type="float" office:value="0.1053" calcext:value-type="float">
            <text:p>0.1053</text:p>
          </table:table-cell>
          <table:table-cell table:number-columns-repeated="2"/>
          <table:table-cell office:value-type="string" calcext:value-type="string">
            <text:p>accuracy_for_featur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SH Flag</text:p>
          </table:table-cell>
          <table:table-cell office:value-type="float" office:value="0.010548" calcext:value-type="float">
            <text:p>0.010548</text:p>
          </table:table-cell>
          <table:table-cell office:value-type="float" office:value="0.0158" calcext:value-type="float">
            <text:p>0.0158</text:p>
          </table:table-cell>
        </table:table-row>
        <table:table-row table:style-name="ro1">
          <table:table-cell office:value-type="string" calcext:value-type="string">
            <text:p>mutual information for pf featur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SH Flag</text:p>
          </table:table-cell>
          <table:table-cell office:value-type="float" office:value="0.002046" calcext:value-type="float">
            <text:p>0.002046</text:p>
          </table:table-cell>
          <table:table-cell table:number-columns-repeated="3"/>
          <table:table-cell office:value-type="string" calcext:value-type="string">
            <text:p>mutual information for pf featur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SH Flag</text:p>
          </table:table-cell>
          <table:table-cell office:value-type="float" office:value="0.0018" calcext:value-type="float">
            <text:p>0.0018</text:p>
          </table:table-cell>
          <table:table-cell/>
        </table:table-row>
        <table:table-row table:style-name="ro1">
          <table:table-cell office:value-type="string" calcext:value-type="string">
            <text:p>mutual information for pp featur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SH Flag</text:p>
          </table:table-cell>
          <table:table-cell office:value-type="float" office:value="0.009833" calcext:value-type="float">
            <text:p>0.009833</text:p>
          </table:table-cell>
          <table:table-cell table:number-columns-repeated="3"/>
          <table:table-cell office:value-type="string" calcext:value-type="string">
            <text:p>mutual information for pp featur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SH Flag</text:p>
          </table:table-cell>
          <table:table-cell office:value-type="float" office:value="0.000504" calcext:value-type="float">
            <text:p>0.000504</text:p>
          </table:table-cell>
          <table:table-cell/>
        </table:table-row>
        <table:table-row table:style-name="ro1">
          <table:table-cell office:value-type="string" calcext:value-type="string">
            <text:p>accuracy_for_featu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CK Flag</text:p>
          </table:table-cell>
          <table:table-cell office:value-type="float" office:value="0.087935" calcext:value-type="float">
            <text:p>0.087935</text:p>
          </table:table-cell>
          <table:table-cell office:value-type="float" office:value="0.0628" calcext:value-type="float">
            <text:p>0.0628</text:p>
          </table:table-cell>
          <table:table-cell table:number-columns-repeated="2"/>
          <table:table-cell office:value-type="string" calcext:value-type="string">
            <text:p>accuracy_for_featu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CK Flag</text:p>
          </table:table-cell>
          <table:table-cell office:value-type="float" office:value="0.005484" calcext:value-type="float">
            <text:p>0.005484</text:p>
          </table:table-cell>
          <table:table-cell office:value-type="float" office:value="0.0342" calcext:value-type="float">
            <text:p>0.0342</text:p>
          </table:table-cell>
        </table:table-row>
        <table:table-row table:style-name="ro1">
          <table:table-cell office:value-type="string" calcext:value-type="string">
            <text:p>mutual information for pf featu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CK Flag</text:p>
          </table:table-cell>
          <table:table-cell office:value-type="float" office:value="0.016082" calcext:value-type="float">
            <text:p>0.016082</text:p>
          </table:table-cell>
          <table:table-cell table:number-columns-repeated="3"/>
          <table:table-cell office:value-type="string" calcext:value-type="string">
            <text:p>mutual information for pf featu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CK Flag</text:p>
          </table:table-cell>
          <table:table-cell office:value-type="float" office:value="0.002724" calcext:value-type="float">
            <text:p>0.002724</text:p>
          </table:table-cell>
          <table:table-cell/>
        </table:table-row>
        <table:table-row table:style-name="ro1">
          <table:table-cell office:value-type="string" calcext:value-type="string">
            <text:p>mutual information for pp featu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CK Flag</text:p>
          </table:table-cell>
          <table:table-cell office:value-type="float" office:value="0.002999" calcext:value-type="float">
            <text:p>0.002999</text:p>
          </table:table-cell>
          <table:table-cell table:number-columns-repeated="3"/>
          <table:table-cell office:value-type="string" calcext:value-type="string">
            <text:p>mutual information for pp featu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CK Flag</text:p>
          </table:table-cell>
          <table:table-cell office:value-type="float" office:value="0.005716" calcext:value-type="float">
            <text:p>0.005716</text:p>
          </table:table-cell>
          <table:table-cell/>
        </table:table-row>
        <table:table-row table:style-name="ro1">
          <table:table-cell office:value-type="string" calcext:value-type="string">
            <text:p>accuracy_for_featur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URG Fla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accuracy_for_featur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URG Fla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ual information for pf featur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URG Flag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mutual information for pf featur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URG Flag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utual information for pp featur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URG Flag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mutual information for pp featur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URG Flag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ccuracy_for_featur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CE Flag</text:p>
          </table:table-cell>
          <table:table-cell office:value-type="float" office:value="0.181124" calcext:value-type="float">
            <text:p>0.181124</text:p>
          </table:table-cell>
          <table:table-cell office:value-type="float" office:value="0.2689" calcext:value-type="float">
            <text:p>0.2689</text:p>
          </table:table-cell>
          <table:table-cell table:number-columns-repeated="2"/>
          <table:table-cell office:value-type="string" calcext:value-type="string">
            <text:p>accuracy_for_featur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CE Fla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ual information for pf featur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CE Flag</text:p>
          </table:table-cell>
          <table:table-cell office:value-type="float" office:value="0.000049" calcext:value-type="float">
            <text:p>4.9E-05</text:p>
          </table:table-cell>
          <table:table-cell table:number-columns-repeated="3"/>
          <table:table-cell office:value-type="string" calcext:value-type="string">
            <text:p>mutual information for pf featur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CE Flag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utual information for pp featur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CE Flag</text:p>
          </table:table-cell>
          <table:table-cell office:value-type="float" office:value="0.000006" calcext:value-type="float">
            <text:p>6E-06</text:p>
          </table:table-cell>
          <table:table-cell table:number-columns-repeated="3"/>
          <table:table-cell office:value-type="string" calcext:value-type="string">
            <text:p>mutual information for pp featur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CE Flag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ccuracy_for_featur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WR Flag</text:p>
          </table:table-cell>
          <table:table-cell office:value-type="float" office:value="0.146039" calcext:value-type="float">
            <text:p>0.146039</text:p>
          </table:table-cell>
          <table:table-cell office:value-type="float" office:value="0.1666" calcext:value-type="float">
            <text:p>0.1666</text:p>
          </table:table-cell>
          <table:table-cell table:number-columns-repeated="2"/>
          <table:table-cell office:value-type="string" calcext:value-type="string">
            <text:p>accuracy_for_featur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WR Fla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ual information for pf featur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WR Flag</text:p>
          </table:table-cell>
          <table:table-cell office:value-type="float" office:value="0.000045" calcext:value-type="float">
            <text:p>4.5E-05</text:p>
          </table:table-cell>
          <table:table-cell table:number-columns-repeated="3"/>
          <table:table-cell office:value-type="string" calcext:value-type="string">
            <text:p>mutual information for pf featur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WR Flag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utual information for pp featur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WR Flag</text:p>
          </table:table-cell>
          <table:table-cell office:value-type="float" office:value="0.000004" calcext:value-type="float">
            <text:p>4E-06</text:p>
          </table:table-cell>
          <table:table-cell table:number-columns-repeated="3"/>
          <table:table-cell office:value-type="string" calcext:value-type="string">
            <text:p>mutual information for pp featur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WR Flag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ccuracy_for_feature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S Fla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accuracy_for_feature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S Fla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ual information for pf feature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S Flag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mutual information for pf feature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S Flag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utual information for pp feature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S Flag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mutual information for pp feature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S Flag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ccuracy drops for each feature sorted</text:p>
          </table:table-cell>
          <table:table-cell table:number-columns-repeated="6"/>
          <table:table-cell office:value-type="string" calcext:value-type="string">
            <text:p>accuracy drops for each feature sort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curacy_for_featu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cket Length</text:p>
          </table:table-cell>
          <table:table-cell office:value-type="float" office:value="0.352596" calcext:value-type="float">
            <text:p>0.352596</text:p>
          </table:table-cell>
          <table:table-cell office:value-type="float" office:value="0.4663" calcext:value-type="float">
            <text:p>0.4663</text:p>
          </table:table-cell>
          <table:table-cell table:number-columns-repeated="2"/>
          <table:table-cell office:value-type="string" calcext:value-type="string">
            <text:p>accuracy_for_featur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YN Flag</text:p>
          </table:table-cell>
          <table:table-cell office:value-type="float" office:value="0.331715" calcext:value-type="float">
            <text:p>0.331715</text:p>
          </table:table-cell>
          <table:table-cell office:value-type="float" office:value="0.2659" calcext:value-type="float">
            <text:p>0.2659</text:p>
          </table:table-cell>
        </table:table-row>
        <table:table-row table:style-name="ro1">
          <table:table-cell office:value-type="string" calcext:value-type="string">
            <text:p>accuracy_for_featu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tination port</text:p>
          </table:table-cell>
          <table:table-cell office:value-type="float" office:value="0.236694" calcext:value-type="float">
            <text:p>0.236694</text:p>
          </table:table-cell>
          <table:table-cell office:value-type="float" office:value="0.3552" calcext:value-type="float">
            <text:p>0.3552</text:p>
          </table:table-cell>
          <table:table-cell table:number-columns-repeated="2"/>
          <table:table-cell office:value-type="string" calcext:value-type="string">
            <text:p>accuracy_for_featu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cket Length</text:p>
          </table:table-cell>
          <table:table-cell office:value-type="float" office:value="0.019464" calcext:value-type="float">
            <text:p>0.019464</text:p>
          </table:table-cell>
          <table:table-cell office:value-type="float" office:value="0.1643" calcext:value-type="float">
            <text:p>0.1643</text:p>
          </table:table-cell>
        </table:table-row>
        <table:table-row table:style-name="ro1">
          <table:table-cell office:value-type="string" calcext:value-type="string">
            <text:p>accuracy_for_featur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CE Flag</text:p>
          </table:table-cell>
          <table:table-cell office:value-type="float" office:value="0.181124" calcext:value-type="float">
            <text:p>0.181124</text:p>
          </table:table-cell>
          <table:table-cell office:value-type="float" office:value="0.2689" calcext:value-type="float">
            <text:p>0.2689</text:p>
          </table:table-cell>
          <table:table-cell table:number-columns-repeated="2"/>
          <table:table-cell office:value-type="string" calcext:value-type="string">
            <text:p>accuracy_for_featu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CK Flag</text:p>
          </table:table-cell>
          <table:table-cell office:value-type="float" office:value="0.005484" calcext:value-type="float">
            <text:p>0.005484</text:p>
          </table:table-cell>
          <table:table-cell office:value-type="float" office:value="0.0342" calcext:value-type="float">
            <text:p>0.0342</text:p>
          </table:table-cell>
        </table:table-row>
        <table:table-row table:style-name="ro1">
          <table:table-cell office:value-type="string" calcext:value-type="string">
            <text:p>accuracy_for_featu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otocol</text:p>
          </table:table-cell>
          <table:table-cell office:value-type="float" office:value="0.107033" calcext:value-type="float">
            <text:p>0.107033</text:p>
          </table:table-cell>
          <table:table-cell office:value-type="float" office:value="0.2097" calcext:value-type="float">
            <text:p>0.2097</text:p>
          </table:table-cell>
          <table:table-cell table:number-columns-repeated="2"/>
          <table:table-cell office:value-type="string" calcext:value-type="string">
            <text:p>accuracy_for_featu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terarrival time</text:p>
          </table:table-cell>
          <table:table-cell office:value-type="float" office:value="0.052718" calcext:value-type="float">
            <text:p>0.052718</text:p>
          </table:table-cell>
          <table:table-cell office:value-type="float" office:value="0.031" calcext:value-type="float">
            <text:p>0.031</text:p>
          </table:table-cell>
        </table:table-row>
        <table:table-row table:style-name="ro1">
          <table:table-cell office:value-type="string" calcext:value-type="string">
            <text:p>accuracy_for_featur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YN Flag</text:p>
          </table:table-cell>
          <table:table-cell office:value-type="float" office:value="0.137729" calcext:value-type="float">
            <text:p>0.137729</text:p>
          </table:table-cell>
          <table:table-cell office:value-type="float" office:value="0.1684" calcext:value-type="float">
            <text:p>0.1684</text:p>
          </table:table-cell>
          <table:table-cell table:number-columns-repeated="2"/>
          <table:table-cell office:value-type="string" calcext:value-type="string">
            <text:p>accuracy_for_featur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SH Flag</text:p>
          </table:table-cell>
          <table:table-cell office:value-type="float" office:value="0.010548" calcext:value-type="float">
            <text:p>0.010548</text:p>
          </table:table-cell>
          <table:table-cell office:value-type="float" office:value="0.0158" calcext:value-type="float">
            <text:p>0.0158</text:p>
          </table:table-cell>
        </table:table-row>
        <table:table-row table:style-name="ro1">
          <table:table-cell office:value-type="string" calcext:value-type="string">
            <text:p>accuracy_for_featur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WR Flag</text:p>
          </table:table-cell>
          <table:table-cell office:value-type="float" office:value="0.146039" calcext:value-type="float">
            <text:p>0.146039</text:p>
          </table:table-cell>
          <table:table-cell office:value-type="float" office:value="0.1666" calcext:value-type="float">
            <text:p>0.1666</text:p>
          </table:table-cell>
          <table:table-cell table:number-columns-repeated="2"/>
          <table:table-cell office:value-type="string" calcext:value-type="string">
            <text:p>accuracy_for_featur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ST Flag</text:p>
          </table:table-cell>
          <table:table-cell office:value-type="float" office:value="0.01268" calcext:value-type="float">
            <text:p>0.01268</text:p>
          </table:table-cell>
          <table:table-cell office:value-type="float" office:value="0.0157" calcext:value-type="float">
            <text:p>0.0157</text:p>
          </table:table-cell>
        </table:table-row>
        <table:table-row table:style-name="ro1">
          <table:table-cell office:value-type="string" calcext:value-type="string">
            <text:p>accuracy_for_featur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SH Flag</text:p>
          </table:table-cell>
          <table:table-cell office:value-type="float" office:value="0.100129" calcext:value-type="float">
            <text:p>0.100129</text:p>
          </table:table-cell>
          <table:table-cell office:value-type="float" office:value="0.1053" calcext:value-type="float">
            <text:p>0.1053</text:p>
          </table:table-cell>
          <table:table-cell table:number-columns-repeated="2"/>
          <table:table-cell office:value-type="string" calcext:value-type="string">
            <text:p>accuracy_for_featur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rection</text:p>
          </table:table-cell>
          <table:table-cell office:value-type="float" office:value="0.00515" calcext:value-type="float">
            <text:p>0.00515</text:p>
          </table:table-cell>
          <table:table-cell office:value-type="float" office:value="0.0096" calcext:value-type="float">
            <text:p>0.0096</text:p>
          </table:table-cell>
        </table:table-row>
        <table:table-row table:style-name="ro1">
          <table:table-cell office:value-type="string" calcext:value-type="string">
            <text:p>accuracy_for_featur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IN Flag</text:p>
          </table:table-cell>
          <table:table-cell office:value-type="float" office:value="0.117001" calcext:value-type="float">
            <text:p>0.117001</text:p>
          </table:table-cell>
          <table:table-cell office:value-type="float" office:value="0.0994" calcext:value-type="float">
            <text:p>0.0994</text:p>
          </table:table-cell>
          <table:table-cell table:number-columns-repeated="2"/>
          <table:table-cell office:value-type="string" calcext:value-type="string">
            <text:p>accuracy_for_featur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IN Flag</text:p>
          </table:table-cell>
          <table:table-cell office:value-type="float" office:value="0.003359" calcext:value-type="float">
            <text:p>0.003359</text:p>
          </table:table-cell>
          <table:table-cell office:value-type="float" office:value="0.007" calcext:value-type="float">
            <text:p>0.007</text:p>
          </table:table-cell>
        </table:table-row>
        <table:table-row table:style-name="ro1">
          <table:table-cell office:value-type="string" calcext:value-type="string">
            <text:p>accuracy_for_featur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ST Flag</text:p>
          </table:table-cell>
          <table:table-cell office:value-type="float" office:value="0.106306" calcext:value-type="float">
            <text:p>0.106306</text:p>
          </table:table-cell>
          <table:table-cell office:value-type="float" office:value="0.0924" calcext:value-type="float">
            <text:p>0.0924</text:p>
          </table:table-cell>
          <table:table-cell table:number-columns-repeated="2"/>
          <table:table-cell office:value-type="string" calcext:value-type="string">
            <text:p>accuracy_for_featu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tination port</text:p>
          </table:table-cell>
          <table:table-cell office:value-type="float" office:value="0.001441" calcext:value-type="float">
            <text:p>0.001441</text:p>
          </table:table-cell>
          <table:table-cell office:value-type="float" office:value="0.0062" calcext:value-type="float">
            <text:p>0.0062</text:p>
          </table:table-cell>
        </table:table-row>
        <table:table-row table:style-name="ro1">
          <table:table-cell office:value-type="string" calcext:value-type="string">
            <text:p>accuracy_for_featu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urce port</text:p>
          </table:table-cell>
          <table:table-cell office:value-type="float" office:value="0.044205" calcext:value-type="float">
            <text:p>0.044205</text:p>
          </table:table-cell>
          <table:table-cell office:value-type="float" office:value="0.0819" calcext:value-type="float">
            <text:p>0.0819</text:p>
          </table:table-cell>
          <table:table-cell table:number-columns-repeated="2"/>
          <table:table-cell office:value-type="string" calcext:value-type="string">
            <text:p>accuracy_for_featu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otocol</text:p>
          </table:table-cell>
          <table:table-cell office:value-type="float" office:value="0.006112" calcext:value-type="float">
            <text:p>0.006112</text:p>
          </table:table-cell>
          <table:table-cell office:value-type="float" office:value="0.0058" calcext:value-type="float">
            <text:p>0.0058</text:p>
          </table:table-cell>
        </table:table-row>
        <table:table-row table:style-name="ro1">
          <table:table-cell office:value-type="string" calcext:value-type="string">
            <text:p>accuracy_for_featur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rection</text:p>
          </table:table-cell>
          <table:table-cell office:value-type="float" office:value="0.090133" calcext:value-type="float">
            <text:p>0.090133</text:p>
          </table:table-cell>
          <table:table-cell office:value-type="float" office:value="0.0733" calcext:value-type="float">
            <text:p>0.0733</text:p>
          </table:table-cell>
          <table:table-cell table:number-columns-repeated="2"/>
          <table:table-cell office:value-type="string" calcext:value-type="string">
            <text:p>accuracy_for_featu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urce port</text:p>
          </table:table-cell>
          <table:table-cell office:value-type="float" office:value="0.000251" calcext:value-type="float">
            <text:p>0.000251</text:p>
          </table:table-cell>
          <table:table-cell office:value-type="float" office:value="0.0024" calcext:value-type="float">
            <text:p>0.0024</text:p>
          </table:table-cell>
        </table:table-row>
        <table:table-row table:style-name="ro1">
          <table:table-cell office:value-type="string" calcext:value-type="string">
            <text:p>accuracy_for_featu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CK Flag</text:p>
          </table:table-cell>
          <table:table-cell office:value-type="float" office:value="0.087935" calcext:value-type="float">
            <text:p>0.087935</text:p>
          </table:table-cell>
          <table:table-cell office:value-type="float" office:value="0.0628" calcext:value-type="float">
            <text:p>0.0628</text:p>
          </table:table-cell>
          <table:table-cell table:number-columns-repeated="2"/>
          <table:table-cell office:value-type="string" calcext:value-type="string">
            <text:p>accuracy_for_featur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URG Fla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curacy_for_featu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terarrival time</text:p>
          </table:table-cell>
          <table:table-cell office:value-type="float" office:value="0.082829" calcext:value-type="float">
            <text:p>0.082829</text:p>
          </table:table-cell>
          <table:table-cell office:value-type="float" office:value="0.0531" calcext:value-type="float">
            <text:p>0.0531</text:p>
          </table:table-cell>
          <table:table-cell table:number-columns-repeated="2"/>
          <table:table-cell office:value-type="string" calcext:value-type="string">
            <text:p>accuracy_for_featur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CE Fla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curacy_for_featur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URG Fla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accuracy_for_featur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WR Fla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curacy_for_feature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S Fla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accuracy_for_feature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S Fla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1" office:value-type="string" calcext:value-type="string">
            <text:p>Dropou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./python learn.py --dataroot flows.pickle --net runs/Nov19_18-25-03_gpu/lstm_module_650.pth --averageFeaturesToPruneDuringTraining 1 --function dropout_feature_importance --maxSize 10000</text:p>
          </table:table-cell>
          <table:table-cell table:number-columns-repeated="6"/>
          <table:table-cell office:value-type="string" calcext:value-type="string">
            <text:p>./python learn.py --dataroot flows15.pickle --net runs/Nov19_18-25-53_gpu/lstm_module_682.pth --averageFeaturesToPruneDuringTraining 1 --function dropout_feature_importance --maxSize 10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curacy 0.9909167978684752</text:p>
          </table:table-cell>
          <table:table-cell table:number-columns-repeated="6"/>
          <table:table-cell office:value-type="string" calcext:value-type="string">
            <text:p>accuracy 0.99297220284748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low_accuracy 0.9946</text:p>
          </table:table-cell>
          <table:table-cell table:number-columns-repeated="6"/>
          <table:table-cell office:value-type="string" calcext:value-type="string">
            <text:p>flow_accuracy 0.97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curacy drops for each feature</text:p>
          </table:table-cell>
          <table:table-cell table:number-columns-repeated="6"/>
          <table:table-cell office:value-type="string" calcext:value-type="string">
            <text:p>accuracy drops for each featur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curacy_for_featu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urce port</text:p>
          </table:table-cell>
          <table:table-cell office:value-type="float" office:value="0.002627" calcext:value-type="float">
            <text:p>0.002627</text:p>
          </table:table-cell>
          <table:table-cell office:value-type="float" office:value="0.0017" calcext:value-type="float">
            <text:p>0.0017</text:p>
          </table:table-cell>
          <table:table-cell table:number-columns-repeated="2"/>
          <table:table-cell office:value-type="string" calcext:value-type="string">
            <text:p>accuracy_for_featu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urce port</text:p>
          </table:table-cell>
          <table:table-cell office:value-type="float" office:value="-0.00002" calcext:value-type="float">
            <text:p>-2E-05</text:p>
          </table:table-cell>
          <table:table-cell office:value-type="float" office:value="0.0005" calcext:value-type="float">
            <text:p>0.0005</text:p>
          </table:table-cell>
        </table:table-row>
        <table:table-row table:style-name="ro1">
          <table:table-cell office:value-type="string" calcext:value-type="string">
            <text:p>accuracy_for_featu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tination port</text:p>
          </table:table-cell>
          <table:table-cell office:value-type="float" office:value="0.009745" calcext:value-type="float">
            <text:p>0.009745</text:p>
          </table:table-cell>
          <table:table-cell office:value-type="float" office:value="0.0256" calcext:value-type="float">
            <text:p>0.0256</text:p>
          </table:table-cell>
          <table:table-cell table:number-columns-repeated="2"/>
          <table:table-cell office:value-type="string" calcext:value-type="string">
            <text:p>accuracy_for_featu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tination port</text:p>
          </table:table-cell>
          <table:table-cell office:value-type="float" office:value="0.000334" calcext:value-type="float">
            <text:p>0.000334</text:p>
          </table:table-cell>
          <table:table-cell office:value-type="float" office:value="0.0002" calcext:value-type="float">
            <text:p>0.0002</text:p>
          </table:table-cell>
        </table:table-row>
        <table:table-row table:style-name="ro1">
          <table:table-cell office:value-type="string" calcext:value-type="string">
            <text:p>accuracy_for_featu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otocol</text:p>
          </table:table-cell>
          <table:table-cell office:value-type="float" office:value="0.000047" calcext:value-type="float">
            <text:p>4.7E-05</text:p>
          </table:table-cell>
          <table:table-cell office:value-type="float" office:value="-0.0002" calcext:value-type="float">
            <text:p>-0.0002</text:p>
          </table:table-cell>
          <table:table-cell table:number-columns-repeated="2"/>
          <table:table-cell office:value-type="string" calcext:value-type="string">
            <text:p>accuracy_for_featu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otocol</text:p>
          </table:table-cell>
          <table:table-cell office:value-type="float" office:value="-0.000003" calcext:value-type="float">
            <text:p>-3E-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curacy_for_featu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cket Length</text:p>
          </table:table-cell>
          <table:table-cell office:value-type="float" office:value="0.001248" calcext:value-type="float">
            <text:p>0.001248</text:p>
          </table:table-cell>
          <table:table-cell office:value-type="float" office:value="0.0008" calcext:value-type="float">
            <text:p>0.0008</text:p>
          </table:table-cell>
          <table:table-cell table:number-columns-repeated="2"/>
          <table:table-cell office:value-type="string" calcext:value-type="string">
            <text:p>accuracy_for_featu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cket Length</text:p>
          </table:table-cell>
          <table:table-cell office:value-type="float" office:value="0.000549" calcext:value-type="float">
            <text:p>0.000549</text:p>
          </table:table-cell>
          <table:table-cell office:value-type="float" office:value="0.0015" calcext:value-type="float">
            <text:p>0.0015</text:p>
          </table:table-cell>
        </table:table-row>
        <table:table-row table:style-name="ro1">
          <table:table-cell office:value-type="string" calcext:value-type="string">
            <text:p>accuracy_for_featu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terarrival time</text:p>
          </table:table-cell>
          <table:table-cell office:value-type="float" office:value="0.01212" calcext:value-type="float">
            <text:p>0.01212</text:p>
          </table:table-cell>
          <table:table-cell office:value-type="float" office:value="0.0013" calcext:value-type="float">
            <text:p>0.0013</text:p>
          </table:table-cell>
          <table:table-cell table:number-columns-repeated="2"/>
          <table:table-cell office:value-type="string" calcext:value-type="string">
            <text:p>accuracy_for_featu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terarrival time</text:p>
          </table:table-cell>
          <table:table-cell office:value-type="float" office:value="0.000179" calcext:value-type="float">
            <text:p>0.000179</text:p>
          </table:table-cell>
          <table:table-cell office:value-type="float" office:value="-0.003" calcext:value-type="float">
            <text:p>-0.003</text:p>
          </table:table-cell>
        </table:table-row>
        <table:table-row table:style-name="ro1">
          <table:table-cell office:value-type="string" calcext:value-type="string">
            <text:p>accuracy_for_featur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rection</text:p>
          </table:table-cell>
          <table:table-cell office:value-type="float" office:value="0.000084" calcext:value-type="float">
            <text:p>8.4E-05</text:p>
          </table:table-cell>
          <table:table-cell office:value-type="float" office:value="-0.0001" calcext:value-type="float">
            <text:p>-0.0001</text:p>
          </table:table-cell>
          <table:table-cell table:number-columns-repeated="2"/>
          <table:table-cell office:value-type="string" calcext:value-type="string">
            <text:p>accuracy_for_featur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rection</text:p>
          </table:table-cell>
          <table:table-cell office:value-type="float" office:value="0.000099" calcext:value-type="float">
            <text:p>9.9E-05</text:p>
          </table:table-cell>
          <table:table-cell office:value-type="float" office:value="-0.0009" calcext:value-type="float">
            <text:p>-0.0009</text:p>
          </table:table-cell>
        </table:table-row>
        <table:table-row table:style-name="ro1">
          <table:table-cell office:value-type="string" calcext:value-type="string">
            <text:p>accuracy_for_featur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YN Flag</text:p>
          </table:table-cell>
          <table:table-cell office:value-type="float" office:value="0.000354" calcext:value-type="float">
            <text:p>0.00035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accuracy_for_featur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YN Flag</text:p>
          </table:table-cell>
          <table:table-cell office:value-type="float" office:value="0.000046" calcext:value-type="float">
            <text:p>4.6E-05</text:p>
          </table:table-cell>
          <table:table-cell office:value-type="float" office:value="-0.0016" calcext:value-type="float">
            <text:p>-0.0016</text:p>
          </table:table-cell>
        </table:table-row>
        <table:table-row table:style-name="ro1">
          <table:table-cell office:value-type="string" calcext:value-type="string">
            <text:p>accuracy_for_featur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IN Flag</text:p>
          </table:table-cell>
          <table:table-cell office:value-type="float" office:value="-0.000093" calcext:value-type="float">
            <text:p>-9.3E-05</text:p>
          </table:table-cell>
          <table:table-cell office:value-type="float" office:value="-0.0003" calcext:value-type="float">
            <text:p>-0.0003</text:p>
          </table:table-cell>
          <table:table-cell table:number-columns-repeated="2"/>
          <table:table-cell office:value-type="string" calcext:value-type="string">
            <text:p>accuracy_for_featur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IN Flag</text:p>
          </table:table-cell>
          <table:table-cell office:value-type="float" office:value="0.000076" calcext:value-type="float">
            <text:p>7.6E-05</text:p>
          </table:table-cell>
          <table:table-cell office:value-type="float" office:value="0.0008" calcext:value-type="float">
            <text:p>0.0008</text:p>
          </table:table-cell>
        </table:table-row>
        <table:table-row table:style-name="ro1">
          <table:table-cell office:value-type="string" calcext:value-type="string">
            <text:p>accuracy_for_featur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ST Flag</text:p>
          </table:table-cell>
          <table:table-cell office:value-type="float" office:value="0.000093" calcext:value-type="float">
            <text:p>9.3E-05</text:p>
          </table:table-cell>
          <table:table-cell office:value-type="float" office:value="0.0003" calcext:value-type="float">
            <text:p>0.0003</text:p>
          </table:table-cell>
          <table:table-cell table:number-columns-repeated="2"/>
          <table:table-cell office:value-type="string" calcext:value-type="string">
            <text:p>accuracy_for_featur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ST Flag</text:p>
          </table:table-cell>
          <table:table-cell office:value-type="float" office:value="0.000023" calcext:value-type="float">
            <text:p>2.3E-05</text:p>
          </table:table-cell>
          <table:table-cell office:value-type="float" office:value="0.0009" calcext:value-type="float">
            <text:p>0.0009</text:p>
          </table:table-cell>
        </table:table-row>
        <table:table-row table:style-name="ro1">
          <table:table-cell office:value-type="string" calcext:value-type="string">
            <text:p>accuracy_for_featur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SH Flag</text:p>
          </table:table-cell>
          <table:table-cell office:value-type="float" office:value="-0.000401" calcext:value-type="float">
            <text:p>-0.000401</text:p>
          </table:table-cell>
          <table:table-cell office:value-type="float" office:value="-0.0005" calcext:value-type="float">
            <text:p>-0.0005</text:p>
          </table:table-cell>
          <table:table-cell table:number-columns-repeated="2"/>
          <table:table-cell office:value-type="string" calcext:value-type="string">
            <text:p>accuracy_for_featur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SH Flag</text:p>
          </table:table-cell>
          <table:table-cell office:value-type="float" office:value="0.003117" calcext:value-type="float">
            <text:p>0.003117</text:p>
          </table:table-cell>
          <table:table-cell office:value-type="float" office:value="0.0028" calcext:value-type="float">
            <text:p>0.0028</text:p>
          </table:table-cell>
        </table:table-row>
        <table:table-row table:style-name="ro1">
          <table:table-cell office:value-type="string" calcext:value-type="string">
            <text:p>accuracy_for_featu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CK Flag</text:p>
          </table:table-cell>
          <table:table-cell office:value-type="float" office:value="0.000019" calcext:value-type="float">
            <text:p>1.9E-0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accuracy_for_featu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CK Flag</text:p>
          </table:table-cell>
          <table:table-cell office:value-type="float" office:value="0.000119" calcext:value-type="float">
            <text:p>0.000119</text:p>
          </table:table-cell>
          <table:table-cell office:value-type="float" office:value="0.0021" calcext:value-type="float">
            <text:p>0.0021</text:p>
          </table:table-cell>
        </table:table-row>
        <table:table-row table:style-name="ro1">
          <table:table-cell office:value-type="string" calcext:value-type="string">
            <text:p>accuracy_for_featur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URG Flag</text:p>
          </table:table-cell>
          <table:table-cell office:value-type="float" office:value="-0.000019" calcext:value-type="float">
            <text:p>-1.9E-05</text:p>
          </table:table-cell>
          <table:table-cell office:value-type="float" office:value="-0.0004" calcext:value-type="float">
            <text:p>-0.0004</text:p>
          </table:table-cell>
          <table:table-cell table:number-columns-repeated="2"/>
          <table:table-cell office:value-type="string" calcext:value-type="string">
            <text:p>accuracy_for_featur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URG Flag</text:p>
          </table:table-cell>
          <table:table-cell office:value-type="float" office:value="0.00002" calcext:value-type="float">
            <text:p>2E-05</text:p>
          </table:table-cell>
          <table:table-cell office:value-type="float" office:value="0.0008" calcext:value-type="float">
            <text:p>0.0008</text:p>
          </table:table-cell>
        </table:table-row>
        <table:table-row table:style-name="ro1">
          <table:table-cell office:value-type="string" calcext:value-type="string">
            <text:p>accuracy_for_featur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CE Flag</text:p>
          </table:table-cell>
          <table:table-cell office:value-type="float" office:value="0" calcext:value-type="float">
            <text:p>0</text:p>
          </table:table-cell>
          <table:table-cell office:value-type="float" office:value="-0.0003" calcext:value-type="float">
            <text:p>-0.0003</text:p>
          </table:table-cell>
          <table:table-cell table:number-columns-repeated="2"/>
          <table:table-cell office:value-type="string" calcext:value-type="string">
            <text:p>accuracy_for_featur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CE Flag</text:p>
          </table:table-cell>
          <table:table-cell office:value-type="float" office:value="-0.000007" calcext:value-type="float">
            <text:p>-7E-06</text:p>
          </table:table-cell>
          <table:table-cell office:value-type="float" office:value="0.0005" calcext:value-type="float">
            <text:p>0.0005</text:p>
          </table:table-cell>
        </table:table-row>
        <table:table-row table:style-name="ro1">
          <table:table-cell office:value-type="string" calcext:value-type="string">
            <text:p>accuracy_for_featur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WR Flag</text:p>
          </table:table-cell>
          <table:table-cell office:value-type="float" office:value="0.000028" calcext:value-type="float">
            <text:p>2.8E-05</text:p>
          </table:table-cell>
          <table:table-cell office:value-type="float" office:value="-0.0002" calcext:value-type="float">
            <text:p>-0.0002</text:p>
          </table:table-cell>
          <table:table-cell table:number-columns-repeated="2"/>
          <table:table-cell office:value-type="string" calcext:value-type="string">
            <text:p>accuracy_for_featur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WR Flag</text:p>
          </table:table-cell>
          <table:table-cell office:value-type="float" office:value="-0.000007" calcext:value-type="float">
            <text:p>-7E-06</text:p>
          </table:table-cell>
          <table:table-cell office:value-type="float" office:value="0.0003" calcext:value-type="float">
            <text:p>0.0003</text:p>
          </table:table-cell>
        </table:table-row>
        <table:table-row table:style-name="ro1">
          <table:table-cell office:value-type="string" calcext:value-type="string">
            <text:p>accuracy_for_feature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S Flag</text:p>
          </table:table-cell>
          <table:table-cell office:value-type="float" office:value="-0.000065" calcext:value-type="float">
            <text:p>-6.5E-05</text:p>
          </table:table-cell>
          <table:table-cell office:value-type="float" office:value="-0.0003" calcext:value-type="float">
            <text:p>-0.0003</text:p>
          </table:table-cell>
          <table:table-cell table:number-columns-repeated="2"/>
          <table:table-cell office:value-type="string" calcext:value-type="string">
            <text:p>accuracy_for_feature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S Flag</text:p>
          </table:table-cell>
          <table:table-cell office:value-type="float" office:value="0.000017" calcext:value-type="float">
            <text:p>1.7E-05</text:p>
          </table:table-cell>
          <table:table-cell office:value-type="float" office:value="0.0001" calcext:value-type="float">
            <text:p>0.0001</text:p>
          </table:table-cell>
        </table:table-row>
        <table:table-row table:style-name="ro1">
          <table:table-cell office:value-type="string" calcext:value-type="string">
            <text:p>accuracy drops for each feature sorted</text:p>
          </table:table-cell>
          <table:table-cell table:number-columns-repeated="6"/>
          <table:table-cell office:value-type="string" calcext:value-type="string">
            <text:p>accuracy drops for each feature sort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curacy_for_featu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tination port</text:p>
          </table:table-cell>
          <table:table-cell office:value-type="float" office:value="0.009745" calcext:value-type="float">
            <text:p>0.009745</text:p>
          </table:table-cell>
          <table:table-cell office:value-type="float" office:value="0.0256" calcext:value-type="float">
            <text:p>0.0256</text:p>
          </table:table-cell>
          <table:table-cell table:number-columns-repeated="2"/>
          <table:table-cell office:value-type="string" calcext:value-type="string">
            <text:p>accuracy_for_featur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SH Flag</text:p>
          </table:table-cell>
          <table:table-cell office:value-type="float" office:value="0.003117" calcext:value-type="float">
            <text:p>0.003117</text:p>
          </table:table-cell>
          <table:table-cell office:value-type="float" office:value="0.0028" calcext:value-type="float">
            <text:p>0.0028</text:p>
          </table:table-cell>
        </table:table-row>
        <table:table-row table:style-name="ro1">
          <table:table-cell office:value-type="string" calcext:value-type="string">
            <text:p>accuracy_for_featu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urce port</text:p>
          </table:table-cell>
          <table:table-cell office:value-type="float" office:value="0.002627" calcext:value-type="float">
            <text:p>0.002627</text:p>
          </table:table-cell>
          <table:table-cell office:value-type="float" office:value="0.0017" calcext:value-type="float">
            <text:p>0.0017</text:p>
          </table:table-cell>
          <table:table-cell table:number-columns-repeated="2"/>
          <table:table-cell office:value-type="string" calcext:value-type="string">
            <text:p>accuracy_for_featu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CK Flag</text:p>
          </table:table-cell>
          <table:table-cell office:value-type="float" office:value="0.000119" calcext:value-type="float">
            <text:p>0.000119</text:p>
          </table:table-cell>
          <table:table-cell office:value-type="float" office:value="0.0021" calcext:value-type="float">
            <text:p>0.0021</text:p>
          </table:table-cell>
        </table:table-row>
        <table:table-row table:style-name="ro1">
          <table:table-cell office:value-type="string" calcext:value-type="string">
            <text:p>accuracy_for_featu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terarrival time</text:p>
          </table:table-cell>
          <table:table-cell office:value-type="float" office:value="0.01212" calcext:value-type="float">
            <text:p>0.01212</text:p>
          </table:table-cell>
          <table:table-cell office:value-type="float" office:value="0.0013" calcext:value-type="float">
            <text:p>0.0013</text:p>
          </table:table-cell>
          <table:table-cell table:number-columns-repeated="2"/>
          <table:table-cell office:value-type="string" calcext:value-type="string">
            <text:p>accuracy_for_featu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cket Length</text:p>
          </table:table-cell>
          <table:table-cell office:value-type="float" office:value="0.000549" calcext:value-type="float">
            <text:p>0.000549</text:p>
          </table:table-cell>
          <table:table-cell office:value-type="float" office:value="0.0015" calcext:value-type="float">
            <text:p>0.0015</text:p>
          </table:table-cell>
        </table:table-row>
        <table:table-row table:style-name="ro1">
          <table:table-cell office:value-type="string" calcext:value-type="string">
            <text:p>accuracy_for_featu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cket Length</text:p>
          </table:table-cell>
          <table:table-cell office:value-type="float" office:value="0.001248" calcext:value-type="float">
            <text:p>0.001248</text:p>
          </table:table-cell>
          <table:table-cell office:value-type="float" office:value="0.0008" calcext:value-type="float">
            <text:p>0.0008</text:p>
          </table:table-cell>
          <table:table-cell table:number-columns-repeated="2"/>
          <table:table-cell office:value-type="string" calcext:value-type="string">
            <text:p>accuracy_for_featur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ST Flag</text:p>
          </table:table-cell>
          <table:table-cell office:value-type="float" office:value="0.000023" calcext:value-type="float">
            <text:p>2.3E-05</text:p>
          </table:table-cell>
          <table:table-cell office:value-type="float" office:value="0.0009" calcext:value-type="float">
            <text:p>0.0009</text:p>
          </table:table-cell>
        </table:table-row>
        <table:table-row table:style-name="ro1">
          <table:table-cell office:value-type="string" calcext:value-type="string">
            <text:p>accuracy_for_featur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ST Flag</text:p>
          </table:table-cell>
          <table:table-cell office:value-type="float" office:value="0.000093" calcext:value-type="float">
            <text:p>9.3E-05</text:p>
          </table:table-cell>
          <table:table-cell office:value-type="float" office:value="0.0003" calcext:value-type="float">
            <text:p>0.0003</text:p>
          </table:table-cell>
          <table:table-cell table:number-columns-repeated="2"/>
          <table:table-cell office:value-type="string" calcext:value-type="string">
            <text:p>accuracy_for_featur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IN Flag</text:p>
          </table:table-cell>
          <table:table-cell office:value-type="float" office:value="0.000076" calcext:value-type="float">
            <text:p>7.6E-05</text:p>
          </table:table-cell>
          <table:table-cell office:value-type="float" office:value="0.0008" calcext:value-type="float">
            <text:p>0.0008</text:p>
          </table:table-cell>
        </table:table-row>
        <table:table-row table:style-name="ro1">
          <table:table-cell office:value-type="string" calcext:value-type="string">
            <text:p>accuracy_for_featur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YN Flag</text:p>
          </table:table-cell>
          <table:table-cell office:value-type="float" office:value="0.000354" calcext:value-type="float">
            <text:p>0.00035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accuracy_for_featur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URG Flag</text:p>
          </table:table-cell>
          <table:table-cell office:value-type="float" office:value="0.00002" calcext:value-type="float">
            <text:p>2E-05</text:p>
          </table:table-cell>
          <table:table-cell office:value-type="float" office:value="0.0008" calcext:value-type="float">
            <text:p>0.0008</text:p>
          </table:table-cell>
        </table:table-row>
        <table:table-row table:style-name="ro1">
          <table:table-cell office:value-type="string" calcext:value-type="string">
            <text:p>accuracy_for_featu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CK Flag</text:p>
          </table:table-cell>
          <table:table-cell office:value-type="float" office:value="0.000019" calcext:value-type="float">
            <text:p>1.9E-0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accuracy_for_featu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urce port</text:p>
          </table:table-cell>
          <table:table-cell office:value-type="float" office:value="0" calcext:value-type="float">
            <text:p>0</text:p>
          </table:table-cell>
          <table:table-cell office:value-type="float" office:value="0.0005" calcext:value-type="float">
            <text:p>0.0005</text:p>
          </table:table-cell>
        </table:table-row>
        <table:table-row table:style-name="ro1">
          <table:table-cell office:value-type="string" calcext:value-type="string">
            <text:p>accuracy_for_featur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rection</text:p>
          </table:table-cell>
          <table:table-cell office:value-type="float" office:value="0.000084" calcext:value-type="float">
            <text:p>8.4E-0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accuracy_for_featur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CE Flag</text:p>
          </table:table-cell>
          <table:table-cell office:value-type="float" office:value="0" calcext:value-type="float">
            <text:p>0</text:p>
          </table:table-cell>
          <table:table-cell office:value-type="float" office:value="0.0005" calcext:value-type="float">
            <text:p>0.0005</text:p>
          </table:table-cell>
        </table:table-row>
        <table:table-row table:style-name="ro1">
          <table:table-cell office:value-type="string" calcext:value-type="string">
            <text:p>accuracy_for_featu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otocol</text:p>
          </table:table-cell>
          <table:table-cell office:value-type="float" office:value="0.000047" calcext:value-type="float">
            <text:p>4.7E-0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accuracy_for_featur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WR Flag</text:p>
          </table:table-cell>
          <table:table-cell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</table:table-row>
        <table:table-row table:style-name="ro1">
          <table:table-cell office:value-type="string" calcext:value-type="string">
            <text:p>accuracy_for_featur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WR Flag</text:p>
          </table:table-cell>
          <table:table-cell office:value-type="float" office:value="0.000028" calcext:value-type="float">
            <text:p>2.8E-0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accuracy_for_featu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tination port</text:p>
          </table:table-cell>
          <table:table-cell office:value-type="float" office:value="0.000334" calcext:value-type="float">
            <text:p>0.000334</text:p>
          </table:table-cell>
          <table:table-cell office:value-type="float" office:value="0.0002" calcext:value-type="float">
            <text:p>0.0002</text:p>
          </table:table-cell>
        </table:table-row>
        <table:table-row table:style-name="ro1">
          <table:table-cell office:value-type="string" calcext:value-type="string">
            <text:p>accuracy_for_featur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IN Fla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accuracy_for_feature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S Flag</text:p>
          </table:table-cell>
          <table:table-cell office:value-type="float" office:value="0.000017" calcext:value-type="float">
            <text:p>1.7E-05</text:p>
          </table:table-cell>
          <table:table-cell office:value-type="float" office:value="0.0001" calcext:value-type="float">
            <text:p>0.0001</text:p>
          </table:table-cell>
        </table:table-row>
        <table:table-row table:style-name="ro1">
          <table:table-cell office:value-type="string" calcext:value-type="string">
            <text:p>accuracy_for_featur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CE Fla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accuracy_for_featu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otocol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curacy_for_feature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S Fla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accuracy_for_featur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rection</text:p>
          </table:table-cell>
          <table:table-cell office:value-type="float" office:value="0.000099" calcext:value-type="float">
            <text:p>9.9E-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curacy_for_featur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URG Fla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accuracy_for_featur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YN Flag</text:p>
          </table:table-cell>
          <table:table-cell office:value-type="float" office:value="0.000046" calcext:value-type="float">
            <text:p>4.6E-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curacy_for_featur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SH Fla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accuracy_for_featu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terarrival time</text:p>
          </table:table-cell>
          <table:table-cell office:value-type="float" office:value="0.000179" calcext:value-type="float">
            <text:p>0.000179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1" office:value-type="string" calcext:value-type="string">
            <text:p>MutInfo Pk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./python -u learn.py --dataroot flows.pickle --net runs/Oct26_00-03-50_gpu/lstm_module_1284.pth --function mutinfo_feat_imp --adjustFeatImpDistribution --maxSize 10000</text:p>
          </table:table-cell>
          <table:table-cell table:number-columns-repeated="6"/>
          <table:table-cell office:value-type="string" calcext:value-type="string">
            <text:p>./python -u learn.py --dataroot flows15.pickle --net runs/Oct28_15-41-46_gpu/lstm_module_997.pth --function mutinfo_feat_imp --adjustFeatImpDistribution --maxSize 10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utinfo for featu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urce port</text:p>
          </table:table-cell>
          <table:table-cell office:value-type="float" office:value="0.021718" calcext:value-type="float">
            <text:p>0.021718</text:p>
          </table:table-cell>
          <table:table-cell table:number-columns-repeated="3"/>
          <table:table-cell office:value-type="string" calcext:value-type="string">
            <text:p>mutinfo for featu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urce port</text:p>
          </table:table-cell>
          <table:table-cell office:value-type="float" office:value="0.006848" calcext:value-type="float">
            <text:p>0.006848</text:p>
          </table:table-cell>
          <table:table-cell/>
        </table:table-row>
        <table:table-row table:style-name="ro1">
          <table:table-cell office:value-type="string" calcext:value-type="string">
            <text:p>mutinfo for featu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tination port</text:p>
          </table:table-cell>
          <table:table-cell office:value-type="float" office:value="0.038416" calcext:value-type="float">
            <text:p>0.038416</text:p>
          </table:table-cell>
          <table:table-cell table:number-columns-repeated="3"/>
          <table:table-cell office:value-type="string" calcext:value-type="string">
            <text:p>mutinfo for featu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tination port</text:p>
          </table:table-cell>
          <table:table-cell office:value-type="float" office:value="0.005122" calcext:value-type="float">
            <text:p>0.005122</text:p>
          </table:table-cell>
          <table:table-cell/>
        </table:table-row>
        <table:table-row table:style-name="ro1">
          <table:table-cell office:value-type="string" calcext:value-type="string">
            <text:p>mutinfo for featu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otocol</text:p>
          </table:table-cell>
          <table:table-cell office:value-type="float" office:value="0.008959" calcext:value-type="float">
            <text:p>0.008959</text:p>
          </table:table-cell>
          <table:table-cell table:number-columns-repeated="3"/>
          <table:table-cell office:value-type="string" calcext:value-type="string">
            <text:p>mutinfo for featu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otocol</text:p>
          </table:table-cell>
          <table:table-cell office:value-type="float" office:value="0.001061" calcext:value-type="float">
            <text:p>0.001061</text:p>
          </table:table-cell>
          <table:table-cell/>
        </table:table-row>
        <table:table-row table:style-name="ro1">
          <table:table-cell office:value-type="string" calcext:value-type="string">
            <text:p>mutinfo for featu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cket Length</text:p>
          </table:table-cell>
          <table:table-cell office:value-type="float" office:value="0.005995" calcext:value-type="float">
            <text:p>0.005995</text:p>
          </table:table-cell>
          <table:table-cell table:number-columns-repeated="3"/>
          <table:table-cell office:value-type="string" calcext:value-type="string">
            <text:p>mutinfo for featu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cket Length</text:p>
          </table:table-cell>
          <table:table-cell office:value-type="float" office:value="0.001556" calcext:value-type="float">
            <text:p>0.001556</text:p>
          </table:table-cell>
          <table:table-cell/>
        </table:table-row>
        <table:table-row table:style-name="ro1">
          <table:table-cell office:value-type="string" calcext:value-type="string">
            <text:p>mutinfo for featu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terarrival time</text:p>
          </table:table-cell>
          <table:table-cell office:value-type="float" office:value="0.001559" calcext:value-type="float">
            <text:p>0.001559</text:p>
          </table:table-cell>
          <table:table-cell table:number-columns-repeated="3"/>
          <table:table-cell office:value-type="string" calcext:value-type="string">
            <text:p>mutinfo for featu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terarrival time</text:p>
          </table:table-cell>
          <table:table-cell office:value-type="float" office:value="0.001805" calcext:value-type="float">
            <text:p>0.001805</text:p>
          </table:table-cell>
          <table:table-cell/>
        </table:table-row>
        <table:table-row table:style-name="ro1">
          <table:table-cell office:value-type="string" calcext:value-type="string">
            <text:p>mutinfo for featur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rection</text:p>
          </table:table-cell>
          <table:table-cell office:value-type="float" office:value="0.001037" calcext:value-type="float">
            <text:p>0.001037</text:p>
          </table:table-cell>
          <table:table-cell table:number-columns-repeated="3"/>
          <table:table-cell office:value-type="string" calcext:value-type="string">
            <text:p>mutinfo for featur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rection</text:p>
          </table:table-cell>
          <table:table-cell office:value-type="float" office:value="0.00059" calcext:value-type="float">
            <text:p>0.00059</text:p>
          </table:table-cell>
          <table:table-cell/>
        </table:table-row>
        <table:table-row table:style-name="ro1">
          <table:table-cell office:value-type="string" calcext:value-type="string">
            <text:p>mutinfo for featur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YN Flag</text:p>
          </table:table-cell>
          <table:table-cell office:value-type="float" office:value="0.001911" calcext:value-type="float">
            <text:p>0.001911</text:p>
          </table:table-cell>
          <table:table-cell table:number-columns-repeated="3"/>
          <table:table-cell office:value-type="string" calcext:value-type="string">
            <text:p>mutinfo for featur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YN Flag</text:p>
          </table:table-cell>
          <table:table-cell office:value-type="float" office:value="0.001433" calcext:value-type="float">
            <text:p>0.001433</text:p>
          </table:table-cell>
          <table:table-cell/>
        </table:table-row>
        <table:table-row table:style-name="ro1">
          <table:table-cell office:value-type="string" calcext:value-type="string">
            <text:p>mutinfo for featur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IN Flag</text:p>
          </table:table-cell>
          <table:table-cell office:value-type="float" office:value="0.001119" calcext:value-type="float">
            <text:p>0.001119</text:p>
          </table:table-cell>
          <table:table-cell table:number-columns-repeated="3"/>
          <table:table-cell office:value-type="string" calcext:value-type="string">
            <text:p>mutinfo for featur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IN Flag</text:p>
          </table:table-cell>
          <table:table-cell office:value-type="float" office:value="0.000271" calcext:value-type="float">
            <text:p>0.000271</text:p>
          </table:table-cell>
          <table:table-cell/>
        </table:table-row>
        <table:table-row table:style-name="ro1">
          <table:table-cell office:value-type="string" calcext:value-type="string">
            <text:p>mutinfo for featur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ST Flag</text:p>
          </table:table-cell>
          <table:table-cell office:value-type="float" office:value="0.001584" calcext:value-type="float">
            <text:p>0.001584</text:p>
          </table:table-cell>
          <table:table-cell table:number-columns-repeated="3"/>
          <table:table-cell office:value-type="string" calcext:value-type="string">
            <text:p>mutinfo for featur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ST Flag</text:p>
          </table:table-cell>
          <table:table-cell office:value-type="float" office:value="0.000776" calcext:value-type="float">
            <text:p>0.000776</text:p>
          </table:table-cell>
          <table:table-cell/>
        </table:table-row>
        <table:table-row table:style-name="ro1">
          <table:table-cell office:value-type="string" calcext:value-type="string">
            <text:p>mutinfo for featur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SH Flag</text:p>
          </table:table-cell>
          <table:table-cell office:value-type="float" office:value="0.001473" calcext:value-type="float">
            <text:p>0.001473</text:p>
          </table:table-cell>
          <table:table-cell table:number-columns-repeated="3"/>
          <table:table-cell office:value-type="string" calcext:value-type="string">
            <text:p>mutinfo for featur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SH Flag</text:p>
          </table:table-cell>
          <table:table-cell office:value-type="float" office:value="0.000576" calcext:value-type="float">
            <text:p>0.000576</text:p>
          </table:table-cell>
          <table:table-cell/>
        </table:table-row>
        <table:table-row table:style-name="ro1">
          <table:table-cell office:value-type="string" calcext:value-type="string">
            <text:p>mutinfo for featu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CK Flag</text:p>
          </table:table-cell>
          <table:table-cell office:value-type="float" office:value="0.000899" calcext:value-type="float">
            <text:p>0.000899</text:p>
          </table:table-cell>
          <table:table-cell table:number-columns-repeated="3"/>
          <table:table-cell office:value-type="string" calcext:value-type="string">
            <text:p>mutinfo for featu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CK Flag</text:p>
          </table:table-cell>
          <table:table-cell office:value-type="float" office:value="0.000359" calcext:value-type="float">
            <text:p>0.000359</text:p>
          </table:table-cell>
          <table:table-cell/>
        </table:table-row>
        <table:table-row table:style-name="ro1">
          <table:table-cell office:value-type="string" calcext:value-type="string">
            <text:p>mutinfo for featur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URG Flag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mutinfo for featur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URG Flag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utinfo for featur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CE Flag</text:p>
          </table:table-cell>
          <table:table-cell office:value-type="float" office:value="0.00118" calcext:value-type="float">
            <text:p>0.00118</text:p>
          </table:table-cell>
          <table:table-cell table:number-columns-repeated="3"/>
          <table:table-cell office:value-type="string" calcext:value-type="string">
            <text:p>mutinfo for featur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CE Flag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utinfo for featur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WR Flag</text:p>
          </table:table-cell>
          <table:table-cell office:value-type="float" office:value="0.0017" calcext:value-type="float">
            <text:p>0.0017</text:p>
          </table:table-cell>
          <table:table-cell table:number-columns-repeated="3"/>
          <table:table-cell office:value-type="string" calcext:value-type="string">
            <text:p>mutinfo for featur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WR Flag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utinfo for feature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S Flag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mutinfo for feature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S Flag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t took 0.8411819124698638 seconds per sample</text:p>
          </table:table-cell>
          <table:table-cell table:number-columns-repeated="6"/>
          <table:table-cell office:value-type="string" calcext:value-type="string">
            <text:p>It took 2.4278840764284135 seconds per sample</text:p>
          </table:table-cell>
          <table:table-cell table:number-columns-repeated="4"/>
        </table:table-row>
      </table:table>
      <table:table table:name="Sorted" table:style-name="ta1">
        <table:table-column table:style-name="co2" table:default-cell-style-name="Default"/>
        <table:table-column table:style-name="co1" table:number-columns-repeated="11" table:default-cell-style-name="Default"/>
        <table:table-row table:style-name="ro1">
          <table:table-cell office:value-type="float" office:value="2017" calcext:value-type="float">
            <text:p>2017</text:p>
          </table:table-cell>
          <table:table-cell table:number-columns-repeated="6"/>
          <table:table-cell office:value-type="float" office:value="2015" calcext:value-type="float">
            <text:p>201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Weigh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./python weight_feat_imp.py runs/Oct26_00-03-50_gpu/lstm_module_1284.pth</text:p>
          </table:table-cell>
          <table:table-cell table:number-columns-repeated="6"/>
          <table:table-cell office:value-type="string" calcext:value-type="string">
            <text:p>./python weight_feat_imp.py runs/Oct28_15-41-46_gpu/lstm_module_997.pth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Packet feature importance</text:p>
          </table:table-cell>
          <table:table-cell table:number-columns-repeated="6"/>
          <table:table-cell office:value-type="string" calcext:value-type="string">
            <text:p>Packet feature importanc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eight feat. imp. fo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urce port</text:p>
          </table:table-cell>
          <table:table-cell office:value-type="float" office:value="0.088023" calcext:value-type="float">
            <text:p>0.088023</text:p>
          </table:table-cell>
          <table:table-cell table:number-columns-repeated="3"/>
          <table:table-cell office:value-type="string" calcext:value-type="string">
            <text:p>weight feat. imp. fo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urce port</text:p>
          </table:table-cell>
          <table:table-cell office:value-type="float" office:value="0.049094" calcext:value-type="float">
            <text:p>0.049094</text:p>
          </table:table-cell>
          <table:table-cell/>
        </table:table-row>
        <table:table-row table:style-name="ro1">
          <table:table-cell office:value-type="string" calcext:value-type="string">
            <text:p>weight feat. imp. f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tination port</text:p>
          </table:table-cell>
          <table:table-cell office:value-type="float" office:value="0.149199" calcext:value-type="float">
            <text:p>0.149199</text:p>
          </table:table-cell>
          <table:table-cell table:number-columns-repeated="3"/>
          <table:table-cell office:value-type="string" calcext:value-type="string">
            <text:p>weight feat. imp. f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tination port</text:p>
          </table:table-cell>
          <table:table-cell office:value-type="float" office:value="0.06995" calcext:value-type="float">
            <text:p>0.06995</text:p>
          </table:table-cell>
          <table:table-cell/>
        </table:table-row>
        <table:table-row table:style-name="ro1">
          <table:table-cell office:value-type="string" calcext:value-type="string">
            <text:p>weight feat. imp. f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otocol</text:p>
          </table:table-cell>
          <table:table-cell office:value-type="float" office:value="0.026945" calcext:value-type="float">
            <text:p>0.026945</text:p>
          </table:table-cell>
          <table:table-cell table:number-columns-repeated="3"/>
          <table:table-cell office:value-type="string" calcext:value-type="string">
            <text:p>weight feat. imp. f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otocol</text:p>
          </table:table-cell>
          <table:table-cell office:value-type="float" office:value="0.086211" calcext:value-type="float">
            <text:p>0.086211</text:p>
          </table:table-cell>
          <table:table-cell/>
        </table:table-row>
        <table:table-row table:style-name="ro1">
          <table:table-cell office:value-type="string" calcext:value-type="string">
            <text:p>weight feat. imp. f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cket Length</text:p>
          </table:table-cell>
          <table:table-cell office:value-type="float" office:value="0.158553" calcext:value-type="float">
            <text:p>0.158553</text:p>
          </table:table-cell>
          <table:table-cell table:number-columns-repeated="3"/>
          <table:table-cell office:value-type="string" calcext:value-type="string">
            <text:p>weight feat. imp. f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cket Length</text:p>
          </table:table-cell>
          <table:table-cell office:value-type="float" office:value="0.132842" calcext:value-type="float">
            <text:p>0.132842</text:p>
          </table:table-cell>
          <table:table-cell/>
        </table:table-row>
        <table:table-row table:style-name="ro1">
          <table:table-cell office:value-type="string" calcext:value-type="string">
            <text:p>weight feat. imp. fo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terarrival time</text:p>
          </table:table-cell>
          <table:table-cell office:value-type="float" office:value="0.196461" calcext:value-type="float">
            <text:p>0.196461</text:p>
          </table:table-cell>
          <table:table-cell table:number-columns-repeated="3"/>
          <table:table-cell office:value-type="string" calcext:value-type="string">
            <text:p>weight feat. imp. fo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terarrival time</text:p>
          </table:table-cell>
          <table:table-cell office:value-type="float" office:value="0.133926" calcext:value-type="float">
            <text:p>0.133926</text:p>
          </table:table-cell>
          <table:table-cell/>
        </table:table-row>
        <table:table-row table:style-name="ro1">
          <table:table-cell office:value-type="string" calcext:value-type="string">
            <text:p>weight feat. imp. fo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rection</text:p>
          </table:table-cell>
          <table:table-cell office:value-type="float" office:value="0.052834" calcext:value-type="float">
            <text:p>0.052834</text:p>
          </table:table-cell>
          <table:table-cell table:number-columns-repeated="3"/>
          <table:table-cell office:value-type="string" calcext:value-type="string">
            <text:p>weight feat. imp. fo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rection</text:p>
          </table:table-cell>
          <table:table-cell office:value-type="float" office:value="0.068805" calcext:value-type="float">
            <text:p>0.068805</text:p>
          </table:table-cell>
          <table:table-cell/>
        </table:table-row>
        <table:table-row table:style-name="ro1">
          <table:table-cell office:value-type="string" calcext:value-type="string">
            <text:p>weight feat. imp. f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YN Flag</text:p>
          </table:table-cell>
          <table:table-cell office:value-type="float" office:value="0.097366" calcext:value-type="float">
            <text:p>0.097366</text:p>
          </table:table-cell>
          <table:table-cell table:number-columns-repeated="3"/>
          <table:table-cell office:value-type="string" calcext:value-type="string">
            <text:p>weight feat. imp. f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YN Flag</text:p>
          </table:table-cell>
          <table:table-cell office:value-type="float" office:value="0.159163" calcext:value-type="float">
            <text:p>0.159163</text:p>
          </table:table-cell>
          <table:table-cell/>
        </table:table-row>
        <table:table-row table:style-name="ro1">
          <table:table-cell office:value-type="string" calcext:value-type="string">
            <text:p>weight feat. imp. fo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IN Flag</text:p>
          </table:table-cell>
          <table:table-cell office:value-type="float" office:value="0.040214" calcext:value-type="float">
            <text:p>0.040214</text:p>
          </table:table-cell>
          <table:table-cell table:number-columns-repeated="3"/>
          <table:table-cell office:value-type="string" calcext:value-type="string">
            <text:p>weight feat. imp. fo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IN Flag</text:p>
          </table:table-cell>
          <table:table-cell office:value-type="float" office:value="0.040265" calcext:value-type="float">
            <text:p>0.040265</text:p>
          </table:table-cell>
          <table:table-cell/>
        </table:table-row>
        <table:table-row table:style-name="ro1">
          <table:table-cell office:value-type="string" calcext:value-type="string">
            <text:p>weight feat. imp. fo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ST Flag</text:p>
          </table:table-cell>
          <table:table-cell office:value-type="float" office:value="0.039066" calcext:value-type="float">
            <text:p>0.039066</text:p>
          </table:table-cell>
          <table:table-cell table:number-columns-repeated="3"/>
          <table:table-cell office:value-type="string" calcext:value-type="string">
            <text:p>weight feat. imp. fo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ST Flag</text:p>
          </table:table-cell>
          <table:table-cell office:value-type="float" office:value="0.026741" calcext:value-type="float">
            <text:p>0.026741</text:p>
          </table:table-cell>
          <table:table-cell/>
        </table:table-row>
        <table:table-row table:style-name="ro1">
          <table:table-cell office:value-type="string" calcext:value-type="string">
            <text:p>weight feat. imp. fo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SH Flag</text:p>
          </table:table-cell>
          <table:table-cell office:value-type="float" office:value="0.057316" calcext:value-type="float">
            <text:p>0.057316</text:p>
          </table:table-cell>
          <table:table-cell table:number-columns-repeated="3"/>
          <table:table-cell office:value-type="string" calcext:value-type="string">
            <text:p>weight feat. imp. fo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SH Flag</text:p>
          </table:table-cell>
          <table:table-cell office:value-type="float" office:value="0.072726" calcext:value-type="float">
            <text:p>0.072726</text:p>
          </table:table-cell>
          <table:table-cell/>
        </table:table-row>
        <table:table-row table:style-name="ro1">
          <table:table-cell office:value-type="string" calcext:value-type="string">
            <text:p>weight feat. imp. fo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CK Flag</text:p>
          </table:table-cell>
          <table:table-cell office:value-type="float" office:value="0.05669" calcext:value-type="float">
            <text:p>0.05669</text:p>
          </table:table-cell>
          <table:table-cell table:number-columns-repeated="3"/>
          <table:table-cell office:value-type="string" calcext:value-type="string">
            <text:p>weight feat. imp. fo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CK Flag</text:p>
          </table:table-cell>
          <table:table-cell office:value-type="float" office:value="0.062287" calcext:value-type="float">
            <text:p>0.062287</text:p>
          </table:table-cell>
          <table:table-cell/>
        </table:table-row>
        <table:table-row table:style-name="ro1">
          <table:table-cell office:value-type="string" calcext:value-type="string">
            <text:p>weight feat. imp. fo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URG Flag</text:p>
          </table:table-cell>
          <table:table-cell office:value-type="float" office:value="0.009135" calcext:value-type="float">
            <text:p>0.009135</text:p>
          </table:table-cell>
          <table:table-cell table:number-columns-repeated="3"/>
          <table:table-cell office:value-type="string" calcext:value-type="string">
            <text:p>weight feat. imp. fo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URG Flag</text:p>
          </table:table-cell>
          <table:table-cell office:value-type="float" office:value="0.024324" calcext:value-type="float">
            <text:p>0.024324</text:p>
          </table:table-cell>
          <table:table-cell/>
        </table:table-row>
        <table:table-row table:style-name="ro1">
          <table:table-cell office:value-type="string" calcext:value-type="string">
            <text:p>weight feat. imp. fo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CE Flag</text:p>
          </table:table-cell>
          <table:table-cell office:value-type="float" office:value="0.009826" calcext:value-type="float">
            <text:p>0.009826</text:p>
          </table:table-cell>
          <table:table-cell table:number-columns-repeated="3"/>
          <table:table-cell office:value-type="string" calcext:value-type="string">
            <text:p>weight feat. imp. fo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CE Flag</text:p>
          </table:table-cell>
          <table:table-cell office:value-type="float" office:value="0.025652" calcext:value-type="float">
            <text:p>0.025652</text:p>
          </table:table-cell>
          <table:table-cell/>
        </table:table-row>
        <table:table-row table:style-name="ro1">
          <table:table-cell office:value-type="string" calcext:value-type="string">
            <text:p>weight feat. imp. for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WR Flag</text:p>
          </table:table-cell>
          <table:table-cell office:value-type="float" office:value="0.009687" calcext:value-type="float">
            <text:p>0.009687</text:p>
          </table:table-cell>
          <table:table-cell table:number-columns-repeated="3"/>
          <table:table-cell office:value-type="string" calcext:value-type="string">
            <text:p>weight feat. imp. for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WR Flag</text:p>
          </table:table-cell>
          <table:table-cell office:value-type="float" office:value="0.024388" calcext:value-type="float">
            <text:p>0.024388</text:p>
          </table:table-cell>
          <table:table-cell/>
        </table:table-row>
        <table:table-row table:style-name="ro1">
          <table:table-cell office:value-type="string" calcext:value-type="string">
            <text:p>weight feat. imp. for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S Flag</text:p>
          </table:table-cell>
          <table:table-cell office:value-type="float" office:value="0.008684" calcext:value-type="float">
            <text:p>0.008684</text:p>
          </table:table-cell>
          <table:table-cell table:number-columns-repeated="3"/>
          <table:table-cell office:value-type="string" calcext:value-type="string">
            <text:p>weight feat. imp. for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S Flag</text:p>
          </table:table-cell>
          <table:table-cell office:value-type="float" office:value="0.023627" calcext:value-type="float">
            <text:p>0.023627</text:p>
          </table:table-cell>
          <table:table-cell/>
        </table:table-row>
        <table:table-row table:style-name="ro1">
          <table:table-cell office:value-type="string" calcext:value-type="string">
            <text:p>Flow feature importance</text:p>
          </table:table-cell>
          <table:table-cell table:number-columns-repeated="6"/>
          <table:table-cell office:value-type="string" calcext:value-type="string">
            <text:p>Flow feature importanc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eight feat. imp. fo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urce port</text:p>
          </table:table-cell>
          <table:table-cell office:value-type="float" office:value="0.061086" calcext:value-type="float">
            <text:p>0.061086</text:p>
          </table:table-cell>
          <table:table-cell table:number-columns-repeated="3"/>
          <table:table-cell office:value-type="string" calcext:value-type="string">
            <text:p>weight feat. imp. fo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urce port</text:p>
          </table:table-cell>
          <table:table-cell office:value-type="float" office:value="0.04294" calcext:value-type="float">
            <text:p>0.04294</text:p>
          </table:table-cell>
          <table:table-cell/>
        </table:table-row>
        <table:table-row table:style-name="ro1">
          <table:table-cell office:value-type="string" calcext:value-type="string">
            <text:p>weight feat. imp. f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tination port</text:p>
          </table:table-cell>
          <table:table-cell office:value-type="float" office:value="0.006843" calcext:value-type="float">
            <text:p>0.006843</text:p>
          </table:table-cell>
          <table:table-cell table:number-columns-repeated="3"/>
          <table:table-cell office:value-type="string" calcext:value-type="string">
            <text:p>weight feat. imp. f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tination port</text:p>
          </table:table-cell>
          <table:table-cell office:value-type="float" office:value="0.003358" calcext:value-type="float">
            <text:p>0.003358</text:p>
          </table:table-cell>
          <table:table-cell/>
        </table:table-row>
        <table:table-row table:style-name="ro1">
          <table:table-cell office:value-type="string" calcext:value-type="string">
            <text:p>weight feat. imp. f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otocol</text:p>
          </table:table-cell>
          <table:table-cell office:value-type="float" office:value="0.04114" calcext:value-type="float">
            <text:p>0.04114</text:p>
          </table:table-cell>
          <table:table-cell table:number-columns-repeated="3"/>
          <table:table-cell office:value-type="string" calcext:value-type="string">
            <text:p>weight feat. imp. f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otocol</text:p>
          </table:table-cell>
          <table:table-cell office:value-type="float" office:value="0.002719" calcext:value-type="float">
            <text:p>0.002719</text:p>
          </table:table-cell>
          <table:table-cell/>
        </table:table-row>
        <table:table-row table:style-name="ro1">
          <table:table-cell office:value-type="string" calcext:value-type="string">
            <text:p>weight feat. imp. f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cket Length</text:p>
          </table:table-cell>
          <table:table-cell office:value-type="float" office:value="0.080026" calcext:value-type="float">
            <text:p>0.080026</text:p>
          </table:table-cell>
          <table:table-cell table:number-columns-repeated="3"/>
          <table:table-cell office:value-type="string" calcext:value-type="string">
            <text:p>weight feat. imp. f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cket Length</text:p>
          </table:table-cell>
          <table:table-cell office:value-type="float" office:value="0.242021" calcext:value-type="float">
            <text:p>0.242021</text:p>
          </table:table-cell>
          <table:table-cell/>
        </table:table-row>
        <table:table-row table:style-name="ro1">
          <table:table-cell office:value-type="string" calcext:value-type="string">
            <text:p>weight feat. imp. fo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terarrival time</text:p>
          </table:table-cell>
          <table:table-cell office:value-type="float" office:value="0.300025" calcext:value-type="float">
            <text:p>0.300025</text:p>
          </table:table-cell>
          <table:table-cell table:number-columns-repeated="3"/>
          <table:table-cell office:value-type="string" calcext:value-type="string">
            <text:p>weight feat. imp. fo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terarrival time</text:p>
          </table:table-cell>
          <table:table-cell office:value-type="float" office:value="0.390236" calcext:value-type="float">
            <text:p>0.390236</text:p>
          </table:table-cell>
          <table:table-cell/>
        </table:table-row>
        <table:table-row table:style-name="ro1">
          <table:table-cell office:value-type="string" calcext:value-type="string">
            <text:p>weight feat. imp. fo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rection</text:p>
          </table:table-cell>
          <table:table-cell office:value-type="float" office:value="0.071756" calcext:value-type="float">
            <text:p>0.071756</text:p>
          </table:table-cell>
          <table:table-cell table:number-columns-repeated="3"/>
          <table:table-cell office:value-type="string" calcext:value-type="string">
            <text:p>weight feat. imp. fo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rection</text:p>
          </table:table-cell>
          <table:table-cell office:value-type="float" office:value="0.009605" calcext:value-type="float">
            <text:p>0.009605</text:p>
          </table:table-cell>
          <table:table-cell/>
        </table:table-row>
        <table:table-row table:style-name="ro1">
          <table:table-cell office:value-type="string" calcext:value-type="string">
            <text:p>weight feat. imp. f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YN Flag</text:p>
          </table:table-cell>
          <table:table-cell office:value-type="float" office:value="0.056869" calcext:value-type="float">
            <text:p>0.056869</text:p>
          </table:table-cell>
          <table:table-cell table:number-columns-repeated="3"/>
          <table:table-cell office:value-type="string" calcext:value-type="string">
            <text:p>weight feat. imp. f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YN Flag</text:p>
          </table:table-cell>
          <table:table-cell office:value-type="float" office:value="0.095207" calcext:value-type="float">
            <text:p>0.095207</text:p>
          </table:table-cell>
          <table:table-cell/>
        </table:table-row>
        <table:table-row table:style-name="ro1">
          <table:table-cell office:value-type="string" calcext:value-type="string">
            <text:p>weight feat. imp. fo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IN Flag</text:p>
          </table:table-cell>
          <table:table-cell office:value-type="float" office:value="0.117517" calcext:value-type="float">
            <text:p>0.117517</text:p>
          </table:table-cell>
          <table:table-cell table:number-columns-repeated="3"/>
          <table:table-cell office:value-type="string" calcext:value-type="string">
            <text:p>weight feat. imp. fo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IN Flag</text:p>
          </table:table-cell>
          <table:table-cell office:value-type="float" office:value="0.026078" calcext:value-type="float">
            <text:p>0.026078</text:p>
          </table:table-cell>
          <table:table-cell/>
        </table:table-row>
        <table:table-row table:style-name="ro1">
          <table:table-cell office:value-type="string" calcext:value-type="string">
            <text:p>weight feat. imp. fo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ST Flag</text:p>
          </table:table-cell>
          <table:table-cell office:value-type="float" office:value="0.053613" calcext:value-type="float">
            <text:p>0.053613</text:p>
          </table:table-cell>
          <table:table-cell table:number-columns-repeated="3"/>
          <table:table-cell office:value-type="string" calcext:value-type="string">
            <text:p>weight feat. imp. fo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ST Flag</text:p>
          </table:table-cell>
          <table:table-cell office:value-type="float" office:value="0.027738" calcext:value-type="float">
            <text:p>0.027738</text:p>
          </table:table-cell>
          <table:table-cell/>
        </table:table-row>
        <table:table-row table:style-name="ro1">
          <table:table-cell office:value-type="string" calcext:value-type="string">
            <text:p>weight feat. imp. fo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SH Flag</text:p>
          </table:table-cell>
          <table:table-cell office:value-type="float" office:value="0.07037" calcext:value-type="float">
            <text:p>0.07037</text:p>
          </table:table-cell>
          <table:table-cell table:number-columns-repeated="3"/>
          <table:table-cell office:value-type="string" calcext:value-type="string">
            <text:p>weight feat. imp. fo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SH Flag</text:p>
          </table:table-cell>
          <table:table-cell office:value-type="float" office:value="0.043133" calcext:value-type="float">
            <text:p>0.043133</text:p>
          </table:table-cell>
          <table:table-cell/>
        </table:table-row>
        <table:table-row table:style-name="ro1">
          <table:table-cell office:value-type="string" calcext:value-type="string">
            <text:p>weight feat. imp. fo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CK Flag</text:p>
          </table:table-cell>
          <table:table-cell office:value-type="float" office:value="0.077205" calcext:value-type="float">
            <text:p>0.077205</text:p>
          </table:table-cell>
          <table:table-cell table:number-columns-repeated="3"/>
          <table:table-cell office:value-type="string" calcext:value-type="string">
            <text:p>weight feat. imp. fo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CK Flag</text:p>
          </table:table-cell>
          <table:table-cell office:value-type="float" office:value="0.052987" calcext:value-type="float">
            <text:p>0.052987</text:p>
          </table:table-cell>
          <table:table-cell/>
        </table:table-row>
        <table:table-row table:style-name="ro1">
          <table:table-cell office:value-type="string" calcext:value-type="string">
            <text:p>weight feat. imp. fo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URG Flag</text:p>
          </table:table-cell>
          <table:table-cell office:value-type="float" office:value="0.029261" calcext:value-type="float">
            <text:p>0.029261</text:p>
          </table:table-cell>
          <table:table-cell table:number-columns-repeated="3"/>
          <table:table-cell office:value-type="string" calcext:value-type="string">
            <text:p>weight feat. imp. fo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URG Flag</text:p>
          </table:table-cell>
          <table:table-cell office:value-type="float" office:value="0.00753" calcext:value-type="float">
            <text:p>0.00753</text:p>
          </table:table-cell>
          <table:table-cell/>
        </table:table-row>
        <table:table-row table:style-name="ro1">
          <table:table-cell office:value-type="string" calcext:value-type="string">
            <text:p>weight feat. imp. fo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CE Flag</text:p>
          </table:table-cell>
          <table:table-cell office:value-type="float" office:value="0.00927" calcext:value-type="float">
            <text:p>0.00927</text:p>
          </table:table-cell>
          <table:table-cell table:number-columns-repeated="3"/>
          <table:table-cell office:value-type="string" calcext:value-type="string">
            <text:p>weight feat. imp. fo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CE Flag</text:p>
          </table:table-cell>
          <table:table-cell office:value-type="float" office:value="0.023217" calcext:value-type="float">
            <text:p>0.023217</text:p>
          </table:table-cell>
          <table:table-cell/>
        </table:table-row>
        <table:table-row table:style-name="ro1">
          <table:table-cell office:value-type="string" calcext:value-type="string">
            <text:p>weight feat. imp. for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WR Flag</text:p>
          </table:table-cell>
          <table:table-cell office:value-type="float" office:value="0.008308" calcext:value-type="float">
            <text:p>0.008308</text:p>
          </table:table-cell>
          <table:table-cell table:number-columns-repeated="3"/>
          <table:table-cell office:value-type="string" calcext:value-type="string">
            <text:p>weight feat. imp. for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WR Flag</text:p>
          </table:table-cell>
          <table:table-cell office:value-type="float" office:value="0.03262" calcext:value-type="float">
            <text:p>0.03262</text:p>
          </table:table-cell>
          <table:table-cell/>
        </table:table-row>
        <table:table-row table:style-name="ro1">
          <table:table-cell office:value-type="string" calcext:value-type="string">
            <text:p>weight feat. imp. for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S Flag</text:p>
          </table:table-cell>
          <table:table-cell office:value-type="float" office:value="0.01671" calcext:value-type="float">
            <text:p>0.01671</text:p>
          </table:table-cell>
          <table:table-cell table:number-columns-repeated="3"/>
          <table:table-cell office:value-type="string" calcext:value-type="string">
            <text:p>weight feat. imp. for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S Flag</text:p>
          </table:table-cell>
          <table:table-cell office:value-type="float" office:value="0.00061" calcext:value-type="float">
            <text:p>0.00061</text:p>
          </table:table-cell>
          <table:table-cell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1" office:value-type="string" calcext:value-type="string">
            <text:p>Input Perturbatio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./python learn.py --dataroot flows.pickle --net runs/Oct26_00-03-50_gpu/lstm_module_1284.pth --function feature_importance --maxSize 10000</text:p>
          </table:table-cell>
          <table:table-cell table:number-columns-repeated="6"/>
          <table:table-cell office:value-type="string" calcext:value-type="string">
            <text:p>./python learn.py --dataroot flows15.pickle --net runs/Oct28_15-41-46_gpu/lstm_module_997.pth --function feature_importance --maxSize 10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curacy 0.9911869649062334</text:p>
          </table:table-cell>
          <table:table-cell table:number-columns-repeated="6"/>
          <table:table-cell office:value-type="string" calcext:value-type="string">
            <text:p>accuracy 0.99578199945126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low_accuracy 0.9965</text:p>
          </table:table-cell>
          <table:table-cell table:number-columns-repeated="6"/>
          <table:table-cell office:value-type="string" calcext:value-type="string">
            <text:p>flow_accuracy 0.98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curacy_for_featu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urce port</text:p>
          </table:table-cell>
          <table:table-cell office:value-type="float" office:value="0.025358" calcext:value-type="float">
            <text:p>0.025358</text:p>
          </table:table-cell>
          <table:table-cell office:value-type="float" office:value="0.0602" calcext:value-type="float">
            <text:p>0.0602</text:p>
          </table:table-cell>
          <table:table-cell table:number-columns-repeated="2"/>
          <table:table-cell office:value-type="string" calcext:value-type="string">
            <text:p>accuracy_for_featu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urce port</text:p>
          </table:table-cell>
          <table:table-cell office:value-type="float" office:value="0.000102" calcext:value-type="float">
            <text:p>0.000102</text:p>
          </table:table-cell>
          <table:table-cell office:value-type="float" office:value="0.0023" calcext:value-type="float">
            <text:p>0.0023</text:p>
          </table:table-cell>
        </table:table-row>
        <table:table-row table:style-name="ro1">
          <table:table-cell office:value-type="string" calcext:value-type="string">
            <text:p>accuracy_for_featu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tination port</text:p>
          </table:table-cell>
          <table:table-cell office:value-type="float" office:value="0.076606" calcext:value-type="float">
            <text:p>0.076606</text:p>
          </table:table-cell>
          <table:table-cell office:value-type="float" office:value="0.0708" calcext:value-type="float">
            <text:p>0.0708</text:p>
          </table:table-cell>
          <table:table-cell table:number-columns-repeated="2"/>
          <table:table-cell office:value-type="string" calcext:value-type="string">
            <text:p>accuracy_for_featu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tination port</text:p>
          </table:table-cell>
          <table:table-cell office:value-type="float" office:value="0.001064" calcext:value-type="float">
            <text:p>0.001064</text:p>
          </table:table-cell>
          <table:table-cell office:value-type="float" office:value="0.0048" calcext:value-type="float">
            <text:p>0.0048</text:p>
          </table:table-cell>
        </table:table-row>
        <table:table-row table:style-name="ro1">
          <table:table-cell office:value-type="string" calcext:value-type="string">
            <text:p>accuracy_for_featu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otocol</text:p>
          </table:table-cell>
          <table:table-cell office:value-type="float" office:value="0.105654" calcext:value-type="float">
            <text:p>0.105654</text:p>
          </table:table-cell>
          <table:table-cell office:value-type="float" office:value="0.2072" calcext:value-type="float">
            <text:p>0.2072</text:p>
          </table:table-cell>
          <table:table-cell table:number-columns-repeated="2"/>
          <table:table-cell office:value-type="string" calcext:value-type="string">
            <text:p>accuracy_for_featu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otocol</text:p>
          </table:table-cell>
          <table:table-cell office:value-type="float" office:value="0.005054" calcext:value-type="float">
            <text:p>0.005054</text:p>
          </table:table-cell>
          <table:table-cell office:value-type="float" office:value="0.0044" calcext:value-type="float">
            <text:p>0.0044</text:p>
          </table:table-cell>
        </table:table-row>
        <table:table-row table:style-name="ro1">
          <table:table-cell office:value-type="string" calcext:value-type="string">
            <text:p>accuracy_for_featu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cket Length</text:p>
          </table:table-cell>
          <table:table-cell office:value-type="float" office:value="0.138009" calcext:value-type="float">
            <text:p>0.138009</text:p>
          </table:table-cell>
          <table:table-cell office:value-type="float" office:value="0.1653" calcext:value-type="float">
            <text:p>0.1653</text:p>
          </table:table-cell>
          <table:table-cell table:number-columns-repeated="2"/>
          <table:table-cell office:value-type="string" calcext:value-type="string">
            <text:p>accuracy_for_featu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cket Length</text:p>
          </table:table-cell>
          <table:table-cell office:value-type="float" office:value="0.00638" calcext:value-type="float">
            <text:p>0.00638</text:p>
          </table:table-cell>
          <table:table-cell office:value-type="float" office:value="0.0236" calcext:value-type="float">
            <text:p>0.0236</text:p>
          </table:table-cell>
        </table:table-row>
        <table:table-row table:style-name="ro1">
          <table:table-cell office:value-type="string" calcext:value-type="string">
            <text:p>accuracy_for_featu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terarrival time</text:p>
          </table:table-cell>
          <table:table-cell office:value-type="float" office:value="0.046143" calcext:value-type="float">
            <text:p>0.046143</text:p>
          </table:table-cell>
          <table:table-cell office:value-type="float" office:value="0.0237" calcext:value-type="float">
            <text:p>0.0237</text:p>
          </table:table-cell>
          <table:table-cell table:number-columns-repeated="2"/>
          <table:table-cell office:value-type="string" calcext:value-type="string">
            <text:p>accuracy_for_featu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terarrival time</text:p>
          </table:table-cell>
          <table:table-cell office:value-type="float" office:value="0.005596" calcext:value-type="float">
            <text:p>0.005596</text:p>
          </table:table-cell>
          <table:table-cell office:value-type="float" office:value="0.0089" calcext:value-type="float">
            <text:p>0.0089</text:p>
          </table:table-cell>
        </table:table-row>
        <table:table-row table:style-name="ro1">
          <table:table-cell office:value-type="string" calcext:value-type="string">
            <text:p>accuracy_for_featur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rection</text:p>
          </table:table-cell>
          <table:table-cell office:value-type="float" office:value="0.088596" calcext:value-type="float">
            <text:p>0.088596</text:p>
          </table:table-cell>
          <table:table-cell office:value-type="float" office:value="0.0726" calcext:value-type="float">
            <text:p>0.0726</text:p>
          </table:table-cell>
          <table:table-cell table:number-columns-repeated="2"/>
          <table:table-cell office:value-type="string" calcext:value-type="string">
            <text:p>accuracy_for_featur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rection</text:p>
          </table:table-cell>
          <table:table-cell office:value-type="float" office:value="0.004291" calcext:value-type="float">
            <text:p>0.004291</text:p>
          </table:table-cell>
          <table:table-cell office:value-type="float" office:value="0.0086" calcext:value-type="float">
            <text:p>0.0086</text:p>
          </table:table-cell>
        </table:table-row>
        <table:table-row table:style-name="ro1">
          <table:table-cell office:value-type="string" calcext:value-type="string">
            <text:p>accuracy_for_featur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YN Flag</text:p>
          </table:table-cell>
          <table:table-cell office:value-type="float" office:value="0.107126" calcext:value-type="float">
            <text:p>0.107126</text:p>
          </table:table-cell>
          <table:table-cell office:value-type="float" office:value="0.099" calcext:value-type="float">
            <text:p>0.099</text:p>
          </table:table-cell>
          <table:table-cell table:number-columns-repeated="2"/>
          <table:table-cell office:value-type="string" calcext:value-type="string">
            <text:p>accuracy_for_featur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YN Flag</text:p>
          </table:table-cell>
          <table:table-cell office:value-type="float" office:value="0.044517" calcext:value-type="float">
            <text:p>0.044517</text:p>
          </table:table-cell>
          <table:table-cell office:value-type="float" office:value="0.0231" calcext:value-type="float">
            <text:p>0.0231</text:p>
          </table:table-cell>
        </table:table-row>
        <table:table-row table:style-name="ro1">
          <table:table-cell office:value-type="string" calcext:value-type="string">
            <text:p>accuracy_for_featur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IN Flag</text:p>
          </table:table-cell>
          <table:table-cell office:value-type="float" office:value="0.009838" calcext:value-type="float">
            <text:p>0.009838</text:p>
          </table:table-cell>
          <table:table-cell office:value-type="float" office:value="0.0121" calcext:value-type="float">
            <text:p>0.0121</text:p>
          </table:table-cell>
          <table:table-cell table:number-columns-repeated="2"/>
          <table:table-cell office:value-type="string" calcext:value-type="string">
            <text:p>accuracy_for_featur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IN Flag</text:p>
          </table:table-cell>
          <table:table-cell office:value-type="float" office:value="0.000251" calcext:value-type="float">
            <text:p>0.000251</text:p>
          </table:table-cell>
          <table:table-cell office:value-type="float" office:value="0.0018" calcext:value-type="float">
            <text:p>0.0018</text:p>
          </table:table-cell>
        </table:table-row>
        <table:table-row table:style-name="ro1">
          <table:table-cell office:value-type="string" calcext:value-type="string">
            <text:p>accuracy_for_featur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ST Flag</text:p>
          </table:table-cell>
          <table:table-cell office:value-type="float" office:value="0.010537" calcext:value-type="float">
            <text:p>0.010537</text:p>
          </table:table-cell>
          <table:table-cell office:value-type="float" office:value="0.0571" calcext:value-type="float">
            <text:p>0.0571</text:p>
          </table:table-cell>
          <table:table-cell table:number-columns-repeated="2"/>
          <table:table-cell office:value-type="string" calcext:value-type="string">
            <text:p>accuracy_for_featur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ST Fla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curacy_for_featur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SH Flag</text:p>
          </table:table-cell>
          <table:table-cell office:value-type="float" office:value="0.065446" calcext:value-type="float">
            <text:p>0.065446</text:p>
          </table:table-cell>
          <table:table-cell office:value-type="float" office:value="0.0557" calcext:value-type="float">
            <text:p>0.0557</text:p>
          </table:table-cell>
          <table:table-cell table:number-columns-repeated="2"/>
          <table:table-cell office:value-type="string" calcext:value-type="string">
            <text:p>accuracy_for_featur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SH Flag</text:p>
          </table:table-cell>
          <table:table-cell office:value-type="float" office:value="0.013923" calcext:value-type="float">
            <text:p>0.013923</text:p>
          </table:table-cell>
          <table:table-cell office:value-type="float" office:value="0.0181" calcext:value-type="float">
            <text:p>0.0181</text:p>
          </table:table-cell>
        </table:table-row>
        <table:table-row table:style-name="ro1">
          <table:table-cell office:value-type="string" calcext:value-type="string">
            <text:p>accuracy_for_featu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CK Flag</text:p>
          </table:table-cell>
          <table:table-cell office:value-type="float" office:value="0.078022" calcext:value-type="float">
            <text:p>0.078022</text:p>
          </table:table-cell>
          <table:table-cell office:value-type="float" office:value="0.0836" calcext:value-type="float">
            <text:p>0.0836</text:p>
          </table:table-cell>
          <table:table-cell table:number-columns-repeated="2"/>
          <table:table-cell office:value-type="string" calcext:value-type="string">
            <text:p>accuracy_for_featu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CK Flag</text:p>
          </table:table-cell>
          <table:table-cell office:value-type="float" office:value="0.009771" calcext:value-type="float">
            <text:p>0.009771</text:p>
          </table:table-cell>
          <table:table-cell office:value-type="float" office:value="0.0846" calcext:value-type="float">
            <text:p>0.0846</text:p>
          </table:table-cell>
        </table:table-row>
        <table:table-row table:style-name="ro1">
          <table:table-cell office:value-type="string" calcext:value-type="string">
            <text:p>accuracy_for_featur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URG Fla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accuracy_for_featur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URG Fla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curacy_for_featur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CE Fla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accuracy_for_featur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CE Fla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curacy_for_featur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WR Fla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accuracy_for_featur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WR Fla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curacy_for_feature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S Fla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accuracy_for_feature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S Fla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style-name="ce1" office:value-type="string" calcext:value-type="string">
            <text:p>MutInfo Flo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./python learn.py --dataroot flows.pickle --net runs/Oct26_00-03-50_gpu/lstm_module_1284.pth --function feature_importance --mutinfo <text:s/>--adjustFeatImpDistribution --maxSize 10000</text:p>
          </table:table-cell>
          <table:table-cell table:number-columns-repeated="6"/>
          <table:table-cell office:value-type="string" calcext:value-type="string">
            <text:p>./python learn.py --dataroot flows15.pickle --net runs/Oct28_15-41-46_gpu/lstm_module_997.pth --function feature_importance --mutinfo <text:s/>--adjustFeatImpDistribution --maxSize 10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curacy 0.9911869649062334</text:p>
          </table:table-cell>
          <table:table-cell table:number-columns-repeated="6"/>
          <table:table-cell office:value-type="string" calcext:value-type="string">
            <text:p>accuracy 0.99578199945126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low_accuracy 0.9965</text:p>
          </table:table-cell>
          <table:table-cell table:number-columns-repeated="6"/>
          <table:table-cell office:value-type="string" calcext:value-type="string">
            <text:p>flow_accuracy 0.98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curacy_for_featu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urce port</text:p>
          </table:table-cell>
          <table:table-cell office:value-type="float" office:value="0.044205" calcext:value-type="float">
            <text:p>0.044205</text:p>
          </table:table-cell>
          <table:table-cell office:value-type="float" office:value="0.0819" calcext:value-type="float">
            <text:p>0.0819</text:p>
          </table:table-cell>
          <table:table-cell table:number-columns-repeated="2"/>
          <table:table-cell office:value-type="string" calcext:value-type="string">
            <text:p>accuracy_for_featu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urce port</text:p>
          </table:table-cell>
          <table:table-cell office:value-type="float" office:value="0.000251" calcext:value-type="float">
            <text:p>0.000251</text:p>
          </table:table-cell>
          <table:table-cell office:value-type="float" office:value="0.0024" calcext:value-type="float">
            <text:p>0.0024</text:p>
          </table:table-cell>
        </table:table-row>
        <table:table-row table:style-name="ro1">
          <table:table-cell office:value-type="string" calcext:value-type="string">
            <text:p>accuracy_for_featu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tination port</text:p>
          </table:table-cell>
          <table:table-cell office:value-type="float" office:value="0.236694" calcext:value-type="float">
            <text:p>0.236694</text:p>
          </table:table-cell>
          <table:table-cell office:value-type="float" office:value="0.3552" calcext:value-type="float">
            <text:p>0.3552</text:p>
          </table:table-cell>
          <table:table-cell table:number-columns-repeated="2"/>
          <table:table-cell office:value-type="string" calcext:value-type="string">
            <text:p>accuracy_for_featu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tination port</text:p>
          </table:table-cell>
          <table:table-cell office:value-type="float" office:value="0.001441" calcext:value-type="float">
            <text:p>0.001441</text:p>
          </table:table-cell>
          <table:table-cell office:value-type="float" office:value="0.0062" calcext:value-type="float">
            <text:p>0.0062</text:p>
          </table:table-cell>
        </table:table-row>
        <table:table-row table:style-name="ro1">
          <table:table-cell office:value-type="string" calcext:value-type="string">
            <text:p>accuracy_for_featu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otocol</text:p>
          </table:table-cell>
          <table:table-cell office:value-type="float" office:value="0.107033" calcext:value-type="float">
            <text:p>0.107033</text:p>
          </table:table-cell>
          <table:table-cell office:value-type="float" office:value="0.2097" calcext:value-type="float">
            <text:p>0.2097</text:p>
          </table:table-cell>
          <table:table-cell table:number-columns-repeated="2"/>
          <table:table-cell office:value-type="string" calcext:value-type="string">
            <text:p>accuracy_for_featu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otocol</text:p>
          </table:table-cell>
          <table:table-cell office:value-type="float" office:value="0.006112" calcext:value-type="float">
            <text:p>0.006112</text:p>
          </table:table-cell>
          <table:table-cell office:value-type="float" office:value="0.0058" calcext:value-type="float">
            <text:p>0.0058</text:p>
          </table:table-cell>
        </table:table-row>
        <table:table-row table:style-name="ro1">
          <table:table-cell office:value-type="string" calcext:value-type="string">
            <text:p>accuracy_for_featu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cket Length</text:p>
          </table:table-cell>
          <table:table-cell office:value-type="float" office:value="0.352596" calcext:value-type="float">
            <text:p>0.352596</text:p>
          </table:table-cell>
          <table:table-cell office:value-type="float" office:value="0.4663" calcext:value-type="float">
            <text:p>0.4663</text:p>
          </table:table-cell>
          <table:table-cell table:number-columns-repeated="2"/>
          <table:table-cell office:value-type="string" calcext:value-type="string">
            <text:p>accuracy_for_featu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cket Length</text:p>
          </table:table-cell>
          <table:table-cell office:value-type="float" office:value="0.019464" calcext:value-type="float">
            <text:p>0.019464</text:p>
          </table:table-cell>
          <table:table-cell office:value-type="float" office:value="0.1643" calcext:value-type="float">
            <text:p>0.1643</text:p>
          </table:table-cell>
        </table:table-row>
        <table:table-row table:style-name="ro1">
          <table:table-cell office:value-type="string" calcext:value-type="string">
            <text:p>accuracy_for_featu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terarrival time</text:p>
          </table:table-cell>
          <table:table-cell office:value-type="float" office:value="0.082829" calcext:value-type="float">
            <text:p>0.082829</text:p>
          </table:table-cell>
          <table:table-cell office:value-type="float" office:value="0.0531" calcext:value-type="float">
            <text:p>0.0531</text:p>
          </table:table-cell>
          <table:table-cell table:number-columns-repeated="2"/>
          <table:table-cell office:value-type="string" calcext:value-type="string">
            <text:p>accuracy_for_featu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terarrival time</text:p>
          </table:table-cell>
          <table:table-cell office:value-type="float" office:value="0.052718" calcext:value-type="float">
            <text:p>0.052718</text:p>
          </table:table-cell>
          <table:table-cell office:value-type="float" office:value="0.031" calcext:value-type="float">
            <text:p>0.031</text:p>
          </table:table-cell>
        </table:table-row>
        <table:table-row table:style-name="ro1">
          <table:table-cell office:value-type="string" calcext:value-type="string">
            <text:p>accuracy_for_featur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rection</text:p>
          </table:table-cell>
          <table:table-cell office:value-type="float" office:value="0.090133" calcext:value-type="float">
            <text:p>0.090133</text:p>
          </table:table-cell>
          <table:table-cell office:value-type="float" office:value="0.0733" calcext:value-type="float">
            <text:p>0.0733</text:p>
          </table:table-cell>
          <table:table-cell table:number-columns-repeated="2"/>
          <table:table-cell office:value-type="string" calcext:value-type="string">
            <text:p>accuracy_for_featur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rection</text:p>
          </table:table-cell>
          <table:table-cell office:value-type="float" office:value="0.00515" calcext:value-type="float">
            <text:p>0.00515</text:p>
          </table:table-cell>
          <table:table-cell office:value-type="float" office:value="0.0096" calcext:value-type="float">
            <text:p>0.0096</text:p>
          </table:table-cell>
        </table:table-row>
        <table:table-row table:style-name="ro1">
          <table:table-cell office:value-type="string" calcext:value-type="string">
            <text:p>accuracy_for_featur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YN Flag</text:p>
          </table:table-cell>
          <table:table-cell office:value-type="float" office:value="0.137729" calcext:value-type="float">
            <text:p>0.137729</text:p>
          </table:table-cell>
          <table:table-cell office:value-type="float" office:value="0.1684" calcext:value-type="float">
            <text:p>0.1684</text:p>
          </table:table-cell>
          <table:table-cell table:number-columns-repeated="2"/>
          <table:table-cell office:value-type="string" calcext:value-type="string">
            <text:p>accuracy_for_featur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YN Flag</text:p>
          </table:table-cell>
          <table:table-cell office:value-type="float" office:value="0.331715" calcext:value-type="float">
            <text:p>0.331715</text:p>
          </table:table-cell>
          <table:table-cell office:value-type="float" office:value="0.2659" calcext:value-type="float">
            <text:p>0.2659</text:p>
          </table:table-cell>
        </table:table-row>
        <table:table-row table:style-name="ro1">
          <table:table-cell office:value-type="string" calcext:value-type="string">
            <text:p>accuracy_for_featur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IN Flag</text:p>
          </table:table-cell>
          <table:table-cell office:value-type="float" office:value="0.117001" calcext:value-type="float">
            <text:p>0.117001</text:p>
          </table:table-cell>
          <table:table-cell office:value-type="float" office:value="0.0994" calcext:value-type="float">
            <text:p>0.0994</text:p>
          </table:table-cell>
          <table:table-cell table:number-columns-repeated="2"/>
          <table:table-cell office:value-type="string" calcext:value-type="string">
            <text:p>accuracy_for_featur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IN Flag</text:p>
          </table:table-cell>
          <table:table-cell office:value-type="float" office:value="0.003359" calcext:value-type="float">
            <text:p>0.003359</text:p>
          </table:table-cell>
          <table:table-cell office:value-type="float" office:value="0.007" calcext:value-type="float">
            <text:p>0.007</text:p>
          </table:table-cell>
        </table:table-row>
        <table:table-row table:style-name="ro1">
          <table:table-cell office:value-type="string" calcext:value-type="string">
            <text:p>accuracy_for_featur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ST Flag</text:p>
          </table:table-cell>
          <table:table-cell office:value-type="float" office:value="0.106306" calcext:value-type="float">
            <text:p>0.106306</text:p>
          </table:table-cell>
          <table:table-cell office:value-type="float" office:value="0.0924" calcext:value-type="float">
            <text:p>0.0924</text:p>
          </table:table-cell>
          <table:table-cell table:number-columns-repeated="2"/>
          <table:table-cell office:value-type="string" calcext:value-type="string">
            <text:p>accuracy_for_featur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ST Flag</text:p>
          </table:table-cell>
          <table:table-cell office:value-type="float" office:value="0.01268" calcext:value-type="float">
            <text:p>0.01268</text:p>
          </table:table-cell>
          <table:table-cell office:value-type="float" office:value="0.0157" calcext:value-type="float">
            <text:p>0.0157</text:p>
          </table:table-cell>
        </table:table-row>
        <table:table-row table:style-name="ro1">
          <table:table-cell office:value-type="string" calcext:value-type="string">
            <text:p>accuracy_for_featur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SH Flag</text:p>
          </table:table-cell>
          <table:table-cell office:value-type="float" office:value="0.100129" calcext:value-type="float">
            <text:p>0.100129</text:p>
          </table:table-cell>
          <table:table-cell office:value-type="float" office:value="0.1053" calcext:value-type="float">
            <text:p>0.1053</text:p>
          </table:table-cell>
          <table:table-cell table:number-columns-repeated="2"/>
          <table:table-cell office:value-type="string" calcext:value-type="string">
            <text:p>accuracy_for_featur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SH Flag</text:p>
          </table:table-cell>
          <table:table-cell office:value-type="float" office:value="0.010548" calcext:value-type="float">
            <text:p>0.010548</text:p>
          </table:table-cell>
          <table:table-cell office:value-type="float" office:value="0.0158" calcext:value-type="float">
            <text:p>0.0158</text:p>
          </table:table-cell>
        </table:table-row>
        <table:table-row table:style-name="ro1">
          <table:table-cell office:value-type="string" calcext:value-type="string">
            <text:p>accuracy_for_featu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CK Flag</text:p>
          </table:table-cell>
          <table:table-cell office:value-type="float" office:value="0.087935" calcext:value-type="float">
            <text:p>0.087935</text:p>
          </table:table-cell>
          <table:table-cell office:value-type="float" office:value="0.0628" calcext:value-type="float">
            <text:p>0.0628</text:p>
          </table:table-cell>
          <table:table-cell table:number-columns-repeated="2"/>
          <table:table-cell office:value-type="string" calcext:value-type="string">
            <text:p>accuracy_for_featu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CK Flag</text:p>
          </table:table-cell>
          <table:table-cell office:value-type="float" office:value="0.005484" calcext:value-type="float">
            <text:p>0.005484</text:p>
          </table:table-cell>
          <table:table-cell office:value-type="float" office:value="0.0342" calcext:value-type="float">
            <text:p>0.0342</text:p>
          </table:table-cell>
        </table:table-row>
        <table:table-row table:style-name="ro1">
          <table:table-cell office:value-type="string" calcext:value-type="string">
            <text:p>accuracy_for_featur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URG Fla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accuracy_for_featur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URG Fla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curacy_for_featur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CE Flag</text:p>
          </table:table-cell>
          <table:table-cell office:value-type="float" office:value="0.181124" calcext:value-type="float">
            <text:p>0.181124</text:p>
          </table:table-cell>
          <table:table-cell office:value-type="float" office:value="0.2689" calcext:value-type="float">
            <text:p>0.2689</text:p>
          </table:table-cell>
          <table:table-cell table:number-columns-repeated="2"/>
          <table:table-cell office:value-type="string" calcext:value-type="string">
            <text:p>accuracy_for_featur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CE Fla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curacy_for_featur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WR Flag</text:p>
          </table:table-cell>
          <table:table-cell office:value-type="float" office:value="0.146039" calcext:value-type="float">
            <text:p>0.146039</text:p>
          </table:table-cell>
          <table:table-cell office:value-type="float" office:value="0.1666" calcext:value-type="float">
            <text:p>0.1666</text:p>
          </table:table-cell>
          <table:table-cell table:number-columns-repeated="2"/>
          <table:table-cell office:value-type="string" calcext:value-type="string">
            <text:p>accuracy_for_featur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WR Fla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curacy_for_feature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S Fla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accuracy_for_feature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S Fla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ual information for pf featu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urce port</text:p>
          </table:table-cell>
          <table:table-cell office:value-type="float" office:value="0.0477" calcext:value-type="float">
            <text:p>0.0477</text:p>
          </table:table-cell>
          <table:table-cell table:number-columns-repeated="3"/>
          <table:table-cell office:value-type="string" calcext:value-type="string">
            <text:p>mutual information for pf featu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urce port</text:p>
          </table:table-cell>
          <table:table-cell office:value-type="float" office:value="0.00368" calcext:value-type="float">
            <text:p>0.00368</text:p>
          </table:table-cell>
          <table:table-cell/>
        </table:table-row>
        <table:table-row table:style-name="ro1">
          <table:table-cell office:value-type="string" calcext:value-type="string">
            <text:p>mutual information for pf featu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tination port</text:p>
          </table:table-cell>
          <table:table-cell office:value-type="float" office:value="0.099395" calcext:value-type="float">
            <text:p>0.099395</text:p>
          </table:table-cell>
          <table:table-cell table:number-columns-repeated="3"/>
          <table:table-cell office:value-type="string" calcext:value-type="string">
            <text:p>mutual information for pf featu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tination port</text:p>
          </table:table-cell>
          <table:table-cell office:value-type="float" office:value="0.004016" calcext:value-type="float">
            <text:p>0.004016</text:p>
          </table:table-cell>
          <table:table-cell/>
        </table:table-row>
        <table:table-row table:style-name="ro1">
          <table:table-cell office:value-type="string" calcext:value-type="string">
            <text:p>mutual information for pf featu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otocol</text:p>
          </table:table-cell>
          <table:table-cell office:value-type="float" office:value="0.059841" calcext:value-type="float">
            <text:p>0.059841</text:p>
          </table:table-cell>
          <table:table-cell table:number-columns-repeated="3"/>
          <table:table-cell office:value-type="string" calcext:value-type="string">
            <text:p>mutual information for pf featu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otocol</text:p>
          </table:table-cell>
          <table:table-cell office:value-type="float" office:value="0.014108" calcext:value-type="float">
            <text:p>0.014108</text:p>
          </table:table-cell>
          <table:table-cell/>
        </table:table-row>
        <table:table-row table:style-name="ro1">
          <table:table-cell office:value-type="string" calcext:value-type="string">
            <text:p>mutual information for pf featu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cket Length</text:p>
          </table:table-cell>
          <table:table-cell office:value-type="float" office:value="0.005449" calcext:value-type="float">
            <text:p>0.005449</text:p>
          </table:table-cell>
          <table:table-cell table:number-columns-repeated="3"/>
          <table:table-cell office:value-type="string" calcext:value-type="string">
            <text:p>mutual information for pf featu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cket Length</text:p>
          </table:table-cell>
          <table:table-cell office:value-type="float" office:value="0.05805" calcext:value-type="float">
            <text:p>0.05805</text:p>
          </table:table-cell>
          <table:table-cell/>
        </table:table-row>
        <table:table-row table:style-name="ro1">
          <table:table-cell office:value-type="string" calcext:value-type="string">
            <text:p>mutual information for pf featu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terarrival time</text:p>
          </table:table-cell>
          <table:table-cell office:value-type="float" office:value="0.083753" calcext:value-type="float">
            <text:p>0.083753</text:p>
          </table:table-cell>
          <table:table-cell table:number-columns-repeated="3"/>
          <table:table-cell office:value-type="string" calcext:value-type="string">
            <text:p>mutual information for pf featu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terarrival time</text:p>
          </table:table-cell>
          <table:table-cell office:value-type="float" office:value="0.039366" calcext:value-type="float">
            <text:p>0.039366</text:p>
          </table:table-cell>
          <table:table-cell/>
        </table:table-row>
        <table:table-row table:style-name="ro1">
          <table:table-cell office:value-type="string" calcext:value-type="string">
            <text:p>mutual information for pf featur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rection</text:p>
          </table:table-cell>
          <table:table-cell office:value-type="float" office:value="0.00037" calcext:value-type="float">
            <text:p>0.00037</text:p>
          </table:table-cell>
          <table:table-cell table:number-columns-repeated="3"/>
          <table:table-cell office:value-type="string" calcext:value-type="string">
            <text:p>mutual information for pf featur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rection</text:p>
          </table:table-cell>
          <table:table-cell office:value-type="float" office:value="0.000181" calcext:value-type="float">
            <text:p>0.000181</text:p>
          </table:table-cell>
          <table:table-cell/>
        </table:table-row>
        <table:table-row table:style-name="ro1">
          <table:table-cell office:value-type="string" calcext:value-type="string">
            <text:p>mutual information for pf featur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YN Flag</text:p>
          </table:table-cell>
          <table:table-cell office:value-type="float" office:value="0.008473" calcext:value-type="float">
            <text:p>0.008473</text:p>
          </table:table-cell>
          <table:table-cell table:number-columns-repeated="3"/>
          <table:table-cell office:value-type="string" calcext:value-type="string">
            <text:p>mutual information for pf featur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YN Flag</text:p>
          </table:table-cell>
          <table:table-cell office:value-type="float" office:value="0.006167" calcext:value-type="float">
            <text:p>0.006167</text:p>
          </table:table-cell>
          <table:table-cell/>
        </table:table-row>
        <table:table-row table:style-name="ro1">
          <table:table-cell office:value-type="string" calcext:value-type="string">
            <text:p>mutual information for pf featur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IN Flag</text:p>
          </table:table-cell>
          <table:table-cell office:value-type="float" office:value="0.02549" calcext:value-type="float">
            <text:p>0.02549</text:p>
          </table:table-cell>
          <table:table-cell table:number-columns-repeated="3"/>
          <table:table-cell office:value-type="string" calcext:value-type="string">
            <text:p>mutual information for pf featur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IN Flag</text:p>
          </table:table-cell>
          <table:table-cell office:value-type="float" office:value="0.000083" calcext:value-type="float">
            <text:p>8.3E-05</text:p>
          </table:table-cell>
          <table:table-cell/>
        </table:table-row>
        <table:table-row table:style-name="ro1">
          <table:table-cell office:value-type="string" calcext:value-type="string">
            <text:p>mutual information for pf featur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ST Flag</text:p>
          </table:table-cell>
          <table:table-cell office:value-type="float" office:value="0.068523" calcext:value-type="float">
            <text:p>0.068523</text:p>
          </table:table-cell>
          <table:table-cell table:number-columns-repeated="3"/>
          <table:table-cell office:value-type="string" calcext:value-type="string">
            <text:p>mutual information for pf featur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ST Flag</text:p>
          </table:table-cell>
          <table:table-cell office:value-type="float" office:value="0.000003" calcext:value-type="float">
            <text:p>3E-06</text:p>
          </table:table-cell>
          <table:table-cell/>
        </table:table-row>
        <table:table-row table:style-name="ro1">
          <table:table-cell office:value-type="string" calcext:value-type="string">
            <text:p>mutual information for pf featur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SH Flag</text:p>
          </table:table-cell>
          <table:table-cell office:value-type="float" office:value="0.002046" calcext:value-type="float">
            <text:p>0.002046</text:p>
          </table:table-cell>
          <table:table-cell table:number-columns-repeated="3"/>
          <table:table-cell office:value-type="string" calcext:value-type="string">
            <text:p>mutual information for pf featur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SH Flag</text:p>
          </table:table-cell>
          <table:table-cell office:value-type="float" office:value="0.0018" calcext:value-type="float">
            <text:p>0.0018</text:p>
          </table:table-cell>
          <table:table-cell/>
        </table:table-row>
        <table:table-row table:style-name="ro1">
          <table:table-cell office:value-type="string" calcext:value-type="string">
            <text:p>mutual information for pf featu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CK Flag</text:p>
          </table:table-cell>
          <table:table-cell office:value-type="float" office:value="0.016082" calcext:value-type="float">
            <text:p>0.016082</text:p>
          </table:table-cell>
          <table:table-cell table:number-columns-repeated="3"/>
          <table:table-cell office:value-type="string" calcext:value-type="string">
            <text:p>mutual information for pf featu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CK Flag</text:p>
          </table:table-cell>
          <table:table-cell office:value-type="float" office:value="0.002724" calcext:value-type="float">
            <text:p>0.002724</text:p>
          </table:table-cell>
          <table:table-cell/>
        </table:table-row>
        <table:table-row table:style-name="ro1">
          <table:table-cell office:value-type="string" calcext:value-type="string">
            <text:p>mutual information for pf featur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URG Flag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mutual information for pf featur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URG Flag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utual information for pf featur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CE Flag</text:p>
          </table:table-cell>
          <table:table-cell office:value-type="float" office:value="0.000049" calcext:value-type="float">
            <text:p>4.9E-05</text:p>
          </table:table-cell>
          <table:table-cell table:number-columns-repeated="3"/>
          <table:table-cell office:value-type="string" calcext:value-type="string">
            <text:p>mutual information for pf featur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CE Flag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utual information for pf featur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WR Flag</text:p>
          </table:table-cell>
          <table:table-cell office:value-type="float" office:value="0.000045" calcext:value-type="float">
            <text:p>4.5E-05</text:p>
          </table:table-cell>
          <table:table-cell table:number-columns-repeated="3"/>
          <table:table-cell office:value-type="string" calcext:value-type="string">
            <text:p>mutual information for pf featur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WR Flag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utual information for pf feature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S Flag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mutual information for pf feature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S Flag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utual information for pp featu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urce port</text:p>
          </table:table-cell>
          <table:table-cell office:value-type="float" office:value="0.026597" calcext:value-type="float">
            <text:p>0.026597</text:p>
          </table:table-cell>
          <table:table-cell table:number-columns-repeated="3"/>
          <table:table-cell office:value-type="string" calcext:value-type="string">
            <text:p>mutual information for pp featu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urce port</text:p>
          </table:table-cell>
          <table:table-cell office:value-type="float" office:value="0.003448" calcext:value-type="float">
            <text:p>0.003448</text:p>
          </table:table-cell>
          <table:table-cell/>
        </table:table-row>
        <table:table-row table:style-name="ro1">
          <table:table-cell office:value-type="string" calcext:value-type="string">
            <text:p>mutual information for pp featu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tination port</text:p>
          </table:table-cell>
          <table:table-cell office:value-type="float" office:value="0.015366" calcext:value-type="float">
            <text:p>0.015366</text:p>
          </table:table-cell>
          <table:table-cell table:number-columns-repeated="3"/>
          <table:table-cell office:value-type="string" calcext:value-type="string">
            <text:p>mutual information for pp featu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tination port</text:p>
          </table:table-cell>
          <table:table-cell office:value-type="float" office:value="0.00492" calcext:value-type="float">
            <text:p>0.00492</text:p>
          </table:table-cell>
          <table:table-cell/>
        </table:table-row>
        <table:table-row table:style-name="ro1">
          <table:table-cell office:value-type="string" calcext:value-type="string">
            <text:p>mutual information for pp featu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otocol</text:p>
          </table:table-cell>
          <table:table-cell office:value-type="float" office:value="0.043417" calcext:value-type="float">
            <text:p>0.043417</text:p>
          </table:table-cell>
          <table:table-cell table:number-columns-repeated="3"/>
          <table:table-cell office:value-type="string" calcext:value-type="string">
            <text:p>mutual information for pp featu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otocol</text:p>
          </table:table-cell>
          <table:table-cell office:value-type="float" office:value="0.013827" calcext:value-type="float">
            <text:p>0.013827</text:p>
          </table:table-cell>
          <table:table-cell/>
        </table:table-row>
        <table:table-row table:style-name="ro1">
          <table:table-cell office:value-type="string" calcext:value-type="string">
            <text:p>mutual information for pp featu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cket Length</text:p>
          </table:table-cell>
          <table:table-cell office:value-type="float" office:value="0.003555" calcext:value-type="float">
            <text:p>0.003555</text:p>
          </table:table-cell>
          <table:table-cell table:number-columns-repeated="3"/>
          <table:table-cell office:value-type="string" calcext:value-type="string">
            <text:p>mutual information for pp featu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cket Length</text:p>
          </table:table-cell>
          <table:table-cell office:value-type="float" office:value="0.026734" calcext:value-type="float">
            <text:p>0.026734</text:p>
          </table:table-cell>
          <table:table-cell/>
        </table:table-row>
        <table:table-row table:style-name="ro1">
          <table:table-cell office:value-type="string" calcext:value-type="string">
            <text:p>mutual information for pp featu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terarrival time</text:p>
          </table:table-cell>
          <table:table-cell office:value-type="float" office:value="0.034294" calcext:value-type="float">
            <text:p>0.034294</text:p>
          </table:table-cell>
          <table:table-cell table:number-columns-repeated="3"/>
          <table:table-cell office:value-type="string" calcext:value-type="string">
            <text:p>mutual information for pp featu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terarrival time</text:p>
          </table:table-cell>
          <table:table-cell office:value-type="float" office:value="0.010662" calcext:value-type="float">
            <text:p>0.010662</text:p>
          </table:table-cell>
          <table:table-cell/>
        </table:table-row>
        <table:table-row table:style-name="ro1">
          <table:table-cell office:value-type="string" calcext:value-type="string">
            <text:p>mutual information for pp featur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rection</text:p>
          </table:table-cell>
          <table:table-cell office:value-type="float" office:value="0.002248" calcext:value-type="float">
            <text:p>0.002248</text:p>
          </table:table-cell>
          <table:table-cell table:number-columns-repeated="3"/>
          <table:table-cell office:value-type="string" calcext:value-type="string">
            <text:p>mutual information for pp featur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rection</text:p>
          </table:table-cell>
          <table:table-cell office:value-type="float" office:value="0.000068" calcext:value-type="float">
            <text:p>6.8E-05</text:p>
          </table:table-cell>
          <table:table-cell/>
        </table:table-row>
        <table:table-row table:style-name="ro1">
          <table:table-cell office:value-type="string" calcext:value-type="string">
            <text:p>mutual information for pp featur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YN Flag</text:p>
          </table:table-cell>
          <table:table-cell office:value-type="float" office:value="0.097981" calcext:value-type="float">
            <text:p>0.097981</text:p>
          </table:table-cell>
          <table:table-cell table:number-columns-repeated="3"/>
          <table:table-cell office:value-type="string" calcext:value-type="string">
            <text:p>mutual information for pp featur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YN Flag</text:p>
          </table:table-cell>
          <table:table-cell office:value-type="float" office:value="0.021677" calcext:value-type="float">
            <text:p>0.021677</text:p>
          </table:table-cell>
          <table:table-cell/>
        </table:table-row>
        <table:table-row table:style-name="ro1">
          <table:table-cell office:value-type="string" calcext:value-type="string">
            <text:p>mutual information for pp featur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IN Flag</text:p>
          </table:table-cell>
          <table:table-cell office:value-type="float" office:value="0.004848" calcext:value-type="float">
            <text:p>0.004848</text:p>
          </table:table-cell>
          <table:table-cell table:number-columns-repeated="3"/>
          <table:table-cell office:value-type="string" calcext:value-type="string">
            <text:p>mutual information for pp featur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IN Flag</text:p>
          </table:table-cell>
          <table:table-cell office:value-type="float" office:value="0.000263" calcext:value-type="float">
            <text:p>0.000263</text:p>
          </table:table-cell>
          <table:table-cell/>
        </table:table-row>
        <table:table-row table:style-name="ro1">
          <table:table-cell office:value-type="string" calcext:value-type="string">
            <text:p>mutual information for pp featur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ST Flag</text:p>
          </table:table-cell>
          <table:table-cell office:value-type="float" office:value="0.017999" calcext:value-type="float">
            <text:p>0.017999</text:p>
          </table:table-cell>
          <table:table-cell table:number-columns-repeated="3"/>
          <table:table-cell office:value-type="string" calcext:value-type="string">
            <text:p>mutual information for pp featur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ST Flag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utual information for pp featur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SH Flag</text:p>
          </table:table-cell>
          <table:table-cell office:value-type="float" office:value="0.009833" calcext:value-type="float">
            <text:p>0.009833</text:p>
          </table:table-cell>
          <table:table-cell table:number-columns-repeated="3"/>
          <table:table-cell office:value-type="string" calcext:value-type="string">
            <text:p>mutual information for pp featur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SH Flag</text:p>
          </table:table-cell>
          <table:table-cell office:value-type="float" office:value="0.000504" calcext:value-type="float">
            <text:p>0.000504</text:p>
          </table:table-cell>
          <table:table-cell/>
        </table:table-row>
        <table:table-row table:style-name="ro1">
          <table:table-cell office:value-type="string" calcext:value-type="string">
            <text:p>mutual information for pp featu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CK Flag</text:p>
          </table:table-cell>
          <table:table-cell office:value-type="float" office:value="0.002999" calcext:value-type="float">
            <text:p>0.002999</text:p>
          </table:table-cell>
          <table:table-cell table:number-columns-repeated="3"/>
          <table:table-cell office:value-type="string" calcext:value-type="string">
            <text:p>mutual information for pp featu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CK Flag</text:p>
          </table:table-cell>
          <table:table-cell office:value-type="float" office:value="0.005716" calcext:value-type="float">
            <text:p>0.005716</text:p>
          </table:table-cell>
          <table:table-cell/>
        </table:table-row>
        <table:table-row table:style-name="ro1">
          <table:table-cell office:value-type="string" calcext:value-type="string">
            <text:p>mutual information for pp featur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URG Flag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mutual information for pp featur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URG Flag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utual information for pp featur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CE Flag</text:p>
          </table:table-cell>
          <table:table-cell office:value-type="float" office:value="0.000006" calcext:value-type="float">
            <text:p>6E-06</text:p>
          </table:table-cell>
          <table:table-cell table:number-columns-repeated="3"/>
          <table:table-cell office:value-type="string" calcext:value-type="string">
            <text:p>mutual information for pp featur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CE Flag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utual information for pp featur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WR Flag</text:p>
          </table:table-cell>
          <table:table-cell office:value-type="float" office:value="0.000004" calcext:value-type="float">
            <text:p>4E-06</text:p>
          </table:table-cell>
          <table:table-cell table:number-columns-repeated="3"/>
          <table:table-cell office:value-type="string" calcext:value-type="string">
            <text:p>mutual information for pp featur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WR Flag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utual information for pp feature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S Flag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mutual information for pp feature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S Flag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3"/>
          <table:table-cell table:number-columns-repeated="11"/>
        </table:table-row>
        <table:table-row table:style-name="ro1">
          <table:table-cell table:style-name="ce1" office:value-type="string" calcext:value-type="string">
            <text:p>Dropou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./python learn.py --dataroot flows.pickle --net runs/Nov19_18-25-03_gpu/lstm_module_650.pth --averageFeaturesToPruneDuringTraining 1 --function dropout_feature_importance --maxSize 10000</text:p>
          </table:table-cell>
          <table:table-cell table:number-columns-repeated="6"/>
          <table:table-cell office:value-type="string" calcext:value-type="string">
            <text:p>./python learn.py --dataroot flows15.pickle --net runs/Nov19_18-25-53_gpu/lstm_module_682.pth --averageFeaturesToPruneDuringTraining 1 --function dropout_feature_importance --maxSize 10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curacy 0.9909167978684752</text:p>
          </table:table-cell>
          <table:table-cell table:number-columns-repeated="6"/>
          <table:table-cell office:value-type="string" calcext:value-type="string">
            <text:p>accuracy 0.99297220284748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low_accuracy 0.9946</text:p>
          </table:table-cell>
          <table:table-cell table:number-columns-repeated="6"/>
          <table:table-cell office:value-type="string" calcext:value-type="string">
            <text:p>flow_accuracy 0.97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curacy drops for each feature</text:p>
          </table:table-cell>
          <table:table-cell table:number-columns-repeated="6"/>
          <table:table-cell office:value-type="string" calcext:value-type="string">
            <text:p>accuracy drops for each featur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curacy_for_featu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urce port</text:p>
          </table:table-cell>
          <table:table-cell office:value-type="float" office:value="0.002627" calcext:value-type="float">
            <text:p>0.002627</text:p>
          </table:table-cell>
          <table:table-cell office:value-type="float" office:value="0.0017" calcext:value-type="float">
            <text:p>0.0017</text:p>
          </table:table-cell>
          <table:table-cell table:number-columns-repeated="2"/>
          <table:table-cell office:value-type="string" calcext:value-type="string">
            <text:p>accuracy_for_featu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urce port</text:p>
          </table:table-cell>
          <table:table-cell office:value-type="float" office:value="-0.00002" calcext:value-type="float">
            <text:p>-2E-05</text:p>
          </table:table-cell>
          <table:table-cell office:value-type="float" office:value="0.0005" calcext:value-type="float">
            <text:p>0.0005</text:p>
          </table:table-cell>
        </table:table-row>
        <table:table-row table:style-name="ro1">
          <table:table-cell office:value-type="string" calcext:value-type="string">
            <text:p>accuracy_for_featu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tination port</text:p>
          </table:table-cell>
          <table:table-cell office:value-type="float" office:value="0.009745" calcext:value-type="float">
            <text:p>0.009745</text:p>
          </table:table-cell>
          <table:table-cell office:value-type="float" office:value="0.0256" calcext:value-type="float">
            <text:p>0.0256</text:p>
          </table:table-cell>
          <table:table-cell table:number-columns-repeated="2"/>
          <table:table-cell office:value-type="string" calcext:value-type="string">
            <text:p>accuracy_for_featu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tination port</text:p>
          </table:table-cell>
          <table:table-cell office:value-type="float" office:value="0.000334" calcext:value-type="float">
            <text:p>0.000334</text:p>
          </table:table-cell>
          <table:table-cell office:value-type="float" office:value="0.0002" calcext:value-type="float">
            <text:p>0.0002</text:p>
          </table:table-cell>
        </table:table-row>
        <table:table-row table:style-name="ro1">
          <table:table-cell office:value-type="string" calcext:value-type="string">
            <text:p>accuracy_for_featu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otocol</text:p>
          </table:table-cell>
          <table:table-cell office:value-type="float" office:value="0.000047" calcext:value-type="float">
            <text:p>4.7E-05</text:p>
          </table:table-cell>
          <table:table-cell office:value-type="float" office:value="-0.0002" calcext:value-type="float">
            <text:p>-0.0002</text:p>
          </table:table-cell>
          <table:table-cell table:number-columns-repeated="2"/>
          <table:table-cell office:value-type="string" calcext:value-type="string">
            <text:p>accuracy_for_featu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otocol</text:p>
          </table:table-cell>
          <table:table-cell office:value-type="float" office:value="-0.000003" calcext:value-type="float">
            <text:p>-3E-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curacy_for_featu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cket Length</text:p>
          </table:table-cell>
          <table:table-cell office:value-type="float" office:value="0.001248" calcext:value-type="float">
            <text:p>0.001248</text:p>
          </table:table-cell>
          <table:table-cell office:value-type="float" office:value="0.0008" calcext:value-type="float">
            <text:p>0.0008</text:p>
          </table:table-cell>
          <table:table-cell table:number-columns-repeated="2"/>
          <table:table-cell office:value-type="string" calcext:value-type="string">
            <text:p>accuracy_for_featu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cket Length</text:p>
          </table:table-cell>
          <table:table-cell office:value-type="float" office:value="0.000549" calcext:value-type="float">
            <text:p>0.000549</text:p>
          </table:table-cell>
          <table:table-cell office:value-type="float" office:value="0.0015" calcext:value-type="float">
            <text:p>0.0015</text:p>
          </table:table-cell>
        </table:table-row>
        <table:table-row table:style-name="ro1">
          <table:table-cell office:value-type="string" calcext:value-type="string">
            <text:p>accuracy_for_featu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terarrival time</text:p>
          </table:table-cell>
          <table:table-cell office:value-type="float" office:value="0.01212" calcext:value-type="float">
            <text:p>0.01212</text:p>
          </table:table-cell>
          <table:table-cell office:value-type="float" office:value="0.0013" calcext:value-type="float">
            <text:p>0.0013</text:p>
          </table:table-cell>
          <table:table-cell table:number-columns-repeated="2"/>
          <table:table-cell office:value-type="string" calcext:value-type="string">
            <text:p>accuracy_for_featu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terarrival time</text:p>
          </table:table-cell>
          <table:table-cell office:value-type="float" office:value="0.000179" calcext:value-type="float">
            <text:p>0.000179</text:p>
          </table:table-cell>
          <table:table-cell office:value-type="float" office:value="-0.003" calcext:value-type="float">
            <text:p>-0.003</text:p>
          </table:table-cell>
        </table:table-row>
        <table:table-row table:style-name="ro1">
          <table:table-cell office:value-type="string" calcext:value-type="string">
            <text:p>accuracy_for_featur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rection</text:p>
          </table:table-cell>
          <table:table-cell office:value-type="float" office:value="0.000084" calcext:value-type="float">
            <text:p>8.4E-05</text:p>
          </table:table-cell>
          <table:table-cell office:value-type="float" office:value="-0.0001" calcext:value-type="float">
            <text:p>-0.0001</text:p>
          </table:table-cell>
          <table:table-cell table:number-columns-repeated="2"/>
          <table:table-cell office:value-type="string" calcext:value-type="string">
            <text:p>accuracy_for_featur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rection</text:p>
          </table:table-cell>
          <table:table-cell office:value-type="float" office:value="0.000099" calcext:value-type="float">
            <text:p>9.9E-05</text:p>
          </table:table-cell>
          <table:table-cell office:value-type="float" office:value="-0.0009" calcext:value-type="float">
            <text:p>-0.0009</text:p>
          </table:table-cell>
        </table:table-row>
        <table:table-row table:style-name="ro1">
          <table:table-cell office:value-type="string" calcext:value-type="string">
            <text:p>accuracy_for_featur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YN Flag</text:p>
          </table:table-cell>
          <table:table-cell office:value-type="float" office:value="0.000354" calcext:value-type="float">
            <text:p>0.00035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accuracy_for_featur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YN Flag</text:p>
          </table:table-cell>
          <table:table-cell office:value-type="float" office:value="0.000046" calcext:value-type="float">
            <text:p>4.6E-05</text:p>
          </table:table-cell>
          <table:table-cell office:value-type="float" office:value="-0.0016" calcext:value-type="float">
            <text:p>-0.0016</text:p>
          </table:table-cell>
        </table:table-row>
        <table:table-row table:style-name="ro1">
          <table:table-cell office:value-type="string" calcext:value-type="string">
            <text:p>accuracy_for_featur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IN Flag</text:p>
          </table:table-cell>
          <table:table-cell office:value-type="float" office:value="-0.000093" calcext:value-type="float">
            <text:p>-9.3E-05</text:p>
          </table:table-cell>
          <table:table-cell office:value-type="float" office:value="-0.0003" calcext:value-type="float">
            <text:p>-0.0003</text:p>
          </table:table-cell>
          <table:table-cell table:number-columns-repeated="2"/>
          <table:table-cell office:value-type="string" calcext:value-type="string">
            <text:p>accuracy_for_featur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IN Flag</text:p>
          </table:table-cell>
          <table:table-cell office:value-type="float" office:value="0.000076" calcext:value-type="float">
            <text:p>7.6E-05</text:p>
          </table:table-cell>
          <table:table-cell office:value-type="float" office:value="0.0008" calcext:value-type="float">
            <text:p>0.0008</text:p>
          </table:table-cell>
        </table:table-row>
        <table:table-row table:style-name="ro1">
          <table:table-cell office:value-type="string" calcext:value-type="string">
            <text:p>accuracy_for_featur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ST Flag</text:p>
          </table:table-cell>
          <table:table-cell office:value-type="float" office:value="0.000093" calcext:value-type="float">
            <text:p>9.3E-05</text:p>
          </table:table-cell>
          <table:table-cell office:value-type="float" office:value="0.0003" calcext:value-type="float">
            <text:p>0.0003</text:p>
          </table:table-cell>
          <table:table-cell table:number-columns-repeated="2"/>
          <table:table-cell office:value-type="string" calcext:value-type="string">
            <text:p>accuracy_for_featur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ST Flag</text:p>
          </table:table-cell>
          <table:table-cell office:value-type="float" office:value="0.000023" calcext:value-type="float">
            <text:p>2.3E-05</text:p>
          </table:table-cell>
          <table:table-cell office:value-type="float" office:value="0.0009" calcext:value-type="float">
            <text:p>0.0009</text:p>
          </table:table-cell>
        </table:table-row>
        <table:table-row table:style-name="ro1">
          <table:table-cell office:value-type="string" calcext:value-type="string">
            <text:p>accuracy_for_featur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SH Flag</text:p>
          </table:table-cell>
          <table:table-cell office:value-type="float" office:value="-0.000401" calcext:value-type="float">
            <text:p>-0.000401</text:p>
          </table:table-cell>
          <table:table-cell office:value-type="float" office:value="-0.0005" calcext:value-type="float">
            <text:p>-0.0005</text:p>
          </table:table-cell>
          <table:table-cell table:number-columns-repeated="2"/>
          <table:table-cell office:value-type="string" calcext:value-type="string">
            <text:p>accuracy_for_featur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SH Flag</text:p>
          </table:table-cell>
          <table:table-cell office:value-type="float" office:value="0.003117" calcext:value-type="float">
            <text:p>0.003117</text:p>
          </table:table-cell>
          <table:table-cell office:value-type="float" office:value="0.0028" calcext:value-type="float">
            <text:p>0.0028</text:p>
          </table:table-cell>
        </table:table-row>
        <table:table-row table:style-name="ro1">
          <table:table-cell office:value-type="string" calcext:value-type="string">
            <text:p>accuracy_for_featu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CK Flag</text:p>
          </table:table-cell>
          <table:table-cell office:value-type="float" office:value="0.000019" calcext:value-type="float">
            <text:p>1.9E-0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accuracy_for_featu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CK Flag</text:p>
          </table:table-cell>
          <table:table-cell office:value-type="float" office:value="0.000119" calcext:value-type="float">
            <text:p>0.000119</text:p>
          </table:table-cell>
          <table:table-cell office:value-type="float" office:value="0.0021" calcext:value-type="float">
            <text:p>0.0021</text:p>
          </table:table-cell>
        </table:table-row>
        <table:table-row table:style-name="ro1">
          <table:table-cell office:value-type="string" calcext:value-type="string">
            <text:p>accuracy_for_featur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URG Flag</text:p>
          </table:table-cell>
          <table:table-cell office:value-type="float" office:value="-0.000019" calcext:value-type="float">
            <text:p>-1.9E-05</text:p>
          </table:table-cell>
          <table:table-cell office:value-type="float" office:value="-0.0004" calcext:value-type="float">
            <text:p>-0.0004</text:p>
          </table:table-cell>
          <table:table-cell table:number-columns-repeated="2"/>
          <table:table-cell office:value-type="string" calcext:value-type="string">
            <text:p>accuracy_for_featur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URG Flag</text:p>
          </table:table-cell>
          <table:table-cell office:value-type="float" office:value="0.00002" calcext:value-type="float">
            <text:p>2E-05</text:p>
          </table:table-cell>
          <table:table-cell office:value-type="float" office:value="0.0008" calcext:value-type="float">
            <text:p>0.0008</text:p>
          </table:table-cell>
        </table:table-row>
        <table:table-row table:style-name="ro1">
          <table:table-cell office:value-type="string" calcext:value-type="string">
            <text:p>accuracy_for_featur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CE Flag</text:p>
          </table:table-cell>
          <table:table-cell office:value-type="float" office:value="0" calcext:value-type="float">
            <text:p>0</text:p>
          </table:table-cell>
          <table:table-cell office:value-type="float" office:value="-0.0003" calcext:value-type="float">
            <text:p>-0.0003</text:p>
          </table:table-cell>
          <table:table-cell table:number-columns-repeated="2"/>
          <table:table-cell office:value-type="string" calcext:value-type="string">
            <text:p>accuracy_for_featur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CE Flag</text:p>
          </table:table-cell>
          <table:table-cell office:value-type="float" office:value="-0.000007" calcext:value-type="float">
            <text:p>-7E-06</text:p>
          </table:table-cell>
          <table:table-cell office:value-type="float" office:value="0.0005" calcext:value-type="float">
            <text:p>0.0005</text:p>
          </table:table-cell>
        </table:table-row>
        <table:table-row table:style-name="ro1">
          <table:table-cell office:value-type="string" calcext:value-type="string">
            <text:p>accuracy_for_featur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WR Flag</text:p>
          </table:table-cell>
          <table:table-cell office:value-type="float" office:value="0.000028" calcext:value-type="float">
            <text:p>2.8E-05</text:p>
          </table:table-cell>
          <table:table-cell office:value-type="float" office:value="-0.0002" calcext:value-type="float">
            <text:p>-0.0002</text:p>
          </table:table-cell>
          <table:table-cell table:number-columns-repeated="2"/>
          <table:table-cell office:value-type="string" calcext:value-type="string">
            <text:p>accuracy_for_featur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WR Flag</text:p>
          </table:table-cell>
          <table:table-cell office:value-type="float" office:value="-0.000007" calcext:value-type="float">
            <text:p>-7E-06</text:p>
          </table:table-cell>
          <table:table-cell office:value-type="float" office:value="0.0003" calcext:value-type="float">
            <text:p>0.0003</text:p>
          </table:table-cell>
        </table:table-row>
        <table:table-row table:style-name="ro1">
          <table:table-cell office:value-type="string" calcext:value-type="string">
            <text:p>accuracy_for_feature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S Flag</text:p>
          </table:table-cell>
          <table:table-cell office:value-type="float" office:value="-0.000065" calcext:value-type="float">
            <text:p>-6.5E-05</text:p>
          </table:table-cell>
          <table:table-cell office:value-type="float" office:value="-0.0003" calcext:value-type="float">
            <text:p>-0.0003</text:p>
          </table:table-cell>
          <table:table-cell table:number-columns-repeated="2"/>
          <table:table-cell office:value-type="string" calcext:value-type="string">
            <text:p>accuracy_for_feature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S Flag</text:p>
          </table:table-cell>
          <table:table-cell office:value-type="float" office:value="0.000017" calcext:value-type="float">
            <text:p>1.7E-05</text:p>
          </table:table-cell>
          <table:table-cell office:value-type="float" office:value="0.0001" calcext:value-type="float">
            <text:p>0.0001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style-name="ce1" office:value-type="string" calcext:value-type="string">
            <text:p>MutInfo Pk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./python -u learn.py --dataroot flows.pickle --net runs/Oct26_00-03-50_gpu/lstm_module_1284.pth --function mutinfo_feat_imp --adjustFeatImpDistribution --maxSize 10000</text:p>
          </table:table-cell>
          <table:table-cell table:number-columns-repeated="6"/>
          <table:table-cell office:value-type="string" calcext:value-type="string">
            <text:p>./python -u learn.py --dataroot flows15.pickle --net runs/Oct28_15-41-46_gpu/lstm_module_997.pth --function mutinfo_feat_imp --adjustFeatImpDistribution --maxSize 10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utinfo for featu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urce port</text:p>
          </table:table-cell>
          <table:table-cell office:value-type="float" office:value="0.021718" calcext:value-type="float">
            <text:p>0.021718</text:p>
          </table:table-cell>
          <table:table-cell table:number-columns-repeated="3"/>
          <table:table-cell office:value-type="string" calcext:value-type="string">
            <text:p>mutinfo for featu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urce port</text:p>
          </table:table-cell>
          <table:table-cell office:value-type="float" office:value="0.006848" calcext:value-type="float">
            <text:p>0.006848</text:p>
          </table:table-cell>
          <table:table-cell/>
        </table:table-row>
        <table:table-row table:style-name="ro1">
          <table:table-cell office:value-type="string" calcext:value-type="string">
            <text:p>mutinfo for featu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tination port</text:p>
          </table:table-cell>
          <table:table-cell office:value-type="float" office:value="0.038416" calcext:value-type="float">
            <text:p>0.038416</text:p>
          </table:table-cell>
          <table:table-cell table:number-columns-repeated="3"/>
          <table:table-cell office:value-type="string" calcext:value-type="string">
            <text:p>mutinfo for featu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tination port</text:p>
          </table:table-cell>
          <table:table-cell office:value-type="float" office:value="0.005122" calcext:value-type="float">
            <text:p>0.005122</text:p>
          </table:table-cell>
          <table:table-cell/>
        </table:table-row>
        <table:table-row table:style-name="ro1">
          <table:table-cell office:value-type="string" calcext:value-type="string">
            <text:p>mutinfo for featu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otocol</text:p>
          </table:table-cell>
          <table:table-cell office:value-type="float" office:value="0.008959" calcext:value-type="float">
            <text:p>0.008959</text:p>
          </table:table-cell>
          <table:table-cell table:number-columns-repeated="3"/>
          <table:table-cell office:value-type="string" calcext:value-type="string">
            <text:p>mutinfo for featu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otocol</text:p>
          </table:table-cell>
          <table:table-cell office:value-type="float" office:value="0.001061" calcext:value-type="float">
            <text:p>0.001061</text:p>
          </table:table-cell>
          <table:table-cell/>
        </table:table-row>
        <table:table-row table:style-name="ro1">
          <table:table-cell office:value-type="string" calcext:value-type="string">
            <text:p>mutinfo for featu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cket Length</text:p>
          </table:table-cell>
          <table:table-cell office:value-type="float" office:value="0.005995" calcext:value-type="float">
            <text:p>0.005995</text:p>
          </table:table-cell>
          <table:table-cell table:number-columns-repeated="3"/>
          <table:table-cell office:value-type="string" calcext:value-type="string">
            <text:p>mutinfo for featu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cket Length</text:p>
          </table:table-cell>
          <table:table-cell office:value-type="float" office:value="0.001556" calcext:value-type="float">
            <text:p>0.001556</text:p>
          </table:table-cell>
          <table:table-cell/>
        </table:table-row>
        <table:table-row table:style-name="ro1">
          <table:table-cell office:value-type="string" calcext:value-type="string">
            <text:p>mutinfo for featu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terarrival time</text:p>
          </table:table-cell>
          <table:table-cell office:value-type="float" office:value="0.001559" calcext:value-type="float">
            <text:p>0.001559</text:p>
          </table:table-cell>
          <table:table-cell table:number-columns-repeated="3"/>
          <table:table-cell office:value-type="string" calcext:value-type="string">
            <text:p>mutinfo for featu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terarrival time</text:p>
          </table:table-cell>
          <table:table-cell office:value-type="float" office:value="0.001805" calcext:value-type="float">
            <text:p>0.001805</text:p>
          </table:table-cell>
          <table:table-cell/>
        </table:table-row>
        <table:table-row table:style-name="ro1">
          <table:table-cell office:value-type="string" calcext:value-type="string">
            <text:p>mutinfo for featur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rection</text:p>
          </table:table-cell>
          <table:table-cell office:value-type="float" office:value="0.001037" calcext:value-type="float">
            <text:p>0.001037</text:p>
          </table:table-cell>
          <table:table-cell table:number-columns-repeated="3"/>
          <table:table-cell office:value-type="string" calcext:value-type="string">
            <text:p>mutinfo for featur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rection</text:p>
          </table:table-cell>
          <table:table-cell office:value-type="float" office:value="0.00059" calcext:value-type="float">
            <text:p>0.00059</text:p>
          </table:table-cell>
          <table:table-cell/>
        </table:table-row>
        <table:table-row table:style-name="ro1">
          <table:table-cell office:value-type="string" calcext:value-type="string">
            <text:p>mutinfo for featur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YN Flag</text:p>
          </table:table-cell>
          <table:table-cell office:value-type="float" office:value="0.001911" calcext:value-type="float">
            <text:p>0.001911</text:p>
          </table:table-cell>
          <table:table-cell table:number-columns-repeated="3"/>
          <table:table-cell office:value-type="string" calcext:value-type="string">
            <text:p>mutinfo for featur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YN Flag</text:p>
          </table:table-cell>
          <table:table-cell office:value-type="float" office:value="0.001433" calcext:value-type="float">
            <text:p>0.001433</text:p>
          </table:table-cell>
          <table:table-cell/>
        </table:table-row>
        <table:table-row table:style-name="ro1">
          <table:table-cell office:value-type="string" calcext:value-type="string">
            <text:p>mutinfo for featur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IN Flag</text:p>
          </table:table-cell>
          <table:table-cell office:value-type="float" office:value="0.001119" calcext:value-type="float">
            <text:p>0.001119</text:p>
          </table:table-cell>
          <table:table-cell table:number-columns-repeated="3"/>
          <table:table-cell office:value-type="string" calcext:value-type="string">
            <text:p>mutinfo for featur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IN Flag</text:p>
          </table:table-cell>
          <table:table-cell office:value-type="float" office:value="0.000271" calcext:value-type="float">
            <text:p>0.000271</text:p>
          </table:table-cell>
          <table:table-cell/>
        </table:table-row>
        <table:table-row table:style-name="ro1">
          <table:table-cell office:value-type="string" calcext:value-type="string">
            <text:p>mutinfo for featur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ST Flag</text:p>
          </table:table-cell>
          <table:table-cell office:value-type="float" office:value="0.001584" calcext:value-type="float">
            <text:p>0.001584</text:p>
          </table:table-cell>
          <table:table-cell table:number-columns-repeated="3"/>
          <table:table-cell office:value-type="string" calcext:value-type="string">
            <text:p>mutinfo for featur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ST Flag</text:p>
          </table:table-cell>
          <table:table-cell office:value-type="float" office:value="0.000776" calcext:value-type="float">
            <text:p>0.000776</text:p>
          </table:table-cell>
          <table:table-cell/>
        </table:table-row>
        <table:table-row table:style-name="ro1">
          <table:table-cell office:value-type="string" calcext:value-type="string">
            <text:p>mutinfo for featur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SH Flag</text:p>
          </table:table-cell>
          <table:table-cell office:value-type="float" office:value="0.001473" calcext:value-type="float">
            <text:p>0.001473</text:p>
          </table:table-cell>
          <table:table-cell table:number-columns-repeated="3"/>
          <table:table-cell office:value-type="string" calcext:value-type="string">
            <text:p>mutinfo for featur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SH Flag</text:p>
          </table:table-cell>
          <table:table-cell office:value-type="float" office:value="0.000576" calcext:value-type="float">
            <text:p>0.000576</text:p>
          </table:table-cell>
          <table:table-cell/>
        </table:table-row>
        <table:table-row table:style-name="ro1">
          <table:table-cell office:value-type="string" calcext:value-type="string">
            <text:p>mutinfo for featu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CK Flag</text:p>
          </table:table-cell>
          <table:table-cell office:value-type="float" office:value="0.000899" calcext:value-type="float">
            <text:p>0.000899</text:p>
          </table:table-cell>
          <table:table-cell table:number-columns-repeated="3"/>
          <table:table-cell office:value-type="string" calcext:value-type="string">
            <text:p>mutinfo for featu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CK Flag</text:p>
          </table:table-cell>
          <table:table-cell office:value-type="float" office:value="0.000359" calcext:value-type="float">
            <text:p>0.000359</text:p>
          </table:table-cell>
          <table:table-cell/>
        </table:table-row>
        <table:table-row table:style-name="ro1">
          <table:table-cell office:value-type="string" calcext:value-type="string">
            <text:p>mutinfo for featur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URG Flag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mutinfo for featur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URG Flag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utinfo for featur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CE Flag</text:p>
          </table:table-cell>
          <table:table-cell office:value-type="float" office:value="0.00118" calcext:value-type="float">
            <text:p>0.00118</text:p>
          </table:table-cell>
          <table:table-cell table:number-columns-repeated="3"/>
          <table:table-cell office:value-type="string" calcext:value-type="string">
            <text:p>mutinfo for featur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CE Flag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utinfo for featur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WR Flag</text:p>
          </table:table-cell>
          <table:table-cell office:value-type="float" office:value="0.0017" calcext:value-type="float">
            <text:p>0.0017</text:p>
          </table:table-cell>
          <table:table-cell table:number-columns-repeated="3"/>
          <table:table-cell office:value-type="string" calcext:value-type="string">
            <text:p>mutinfo for featur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WR Flag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utinfo for feature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S Flag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mutinfo for feature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S Flag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t took 0.8411819124698638 seconds per sample</text:p>
          </table:table-cell>
          <table:table-cell table:number-columns-repeated="6"/>
          <table:table-cell office:value-type="string" calcext:value-type="string">
            <text:p>It took 2.4278840764284135 seconds per sample</text:p>
          </table:table-cell>
          <table:table-cell table:number-columns-repeated="4"/>
        </table:table-row>
      </table:table>
      <table:table table:name="2017" table:style-name="ta1">
        <table:table-column table:style-name="co3" table:default-cell-style-name="Default"/>
        <table:table-column table:style-name="co1" table:number-columns-repeated="10" table:default-cell-style-name="Default"/>
        <table:table-row table:style-name="ro1">
          <table:table-cell office:value-type="float" office:value="2017" calcext:value-type="float">
            <text:p>2017</text:p>
          </table:table-cell>
          <table:table-cell table:number-columns-repeated="10"/>
        </table:table-row>
        <table:table-row table:style-name="ro1">
          <table:table-cell table:style-name="ce1"/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Weight</text:p>
          </table:table-cell>
          <table:table-cell office:value-type="string" calcext:value-type="string">
            <text:p>(Weight flow)</text:p>
          </table:table-cell>
          <table:table-cell office:value-type="string" calcext:value-type="string">
            <text:p>InpPert pkt</text:p>
          </table:table-cell>
          <table:table-cell office:value-type="string" calcext:value-type="string">
            <text:p>InpPert flow</text:p>
          </table:table-cell>
          <table:table-cell office:value-type="string" calcext:value-type="string">
            <text:p>MutInfo flow</text:p>
          </table:table-cell>
          <table:table-cell office:value-type="string" calcext:value-type="string">
            <text:p>Dropout pkt</text:p>
          </table:table-cell>
          <table:table-cell office:value-type="string" calcext:value-type="string">
            <text:p>Dropout flow</text:p>
          </table:table-cell>
          <table:table-cell office:value-type="string" calcext:value-type="string">
            <text:p>MutInfo pkt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ource port</text:p>
          </table:table-cell>
          <table:table-cell office:value-type="float" office:value="0.088023" calcext:value-type="float">
            <text:p>0.088023</text:p>
          </table:table-cell>
          <table:table-cell office:value-type="float" office:value="0.061086" calcext:value-type="float">
            <text:p>0.061086</text:p>
          </table:table-cell>
          <table:table-cell office:value-type="float" office:value="0.025358" calcext:value-type="float">
            <text:p>0.025358</text:p>
          </table:table-cell>
          <table:table-cell office:value-type="float" office:value="0.0602" calcext:value-type="float">
            <text:p>0.0602</text:p>
          </table:table-cell>
          <table:table-cell office:value-type="float" office:value="0.0477" calcext:value-type="float">
            <text:p>0.0477</text:p>
          </table:table-cell>
          <table:table-cell office:value-type="float" office:value="0.002627" calcext:value-type="float">
            <text:p>0.002627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21718" calcext:value-type="float">
            <text:p>0.02171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estination port</text:p>
          </table:table-cell>
          <table:table-cell office:value-type="float" office:value="0.149199" calcext:value-type="float">
            <text:p>0.149199</text:p>
          </table:table-cell>
          <table:table-cell office:value-type="float" office:value="0.006843" calcext:value-type="float">
            <text:p>0.006843</text:p>
          </table:table-cell>
          <table:table-cell office:value-type="float" office:value="0.076606" calcext:value-type="float">
            <text:p>0.076606</text:p>
          </table:table-cell>
          <table:table-cell office:value-type="float" office:value="0.0708" calcext:value-type="float">
            <text:p>0.0708</text:p>
          </table:table-cell>
          <table:table-cell office:value-type="float" office:value="0.099395" calcext:value-type="float">
            <text:p>0.099395</text:p>
          </table:table-cell>
          <table:table-cell office:value-type="float" office:value="0.009745" calcext:value-type="float">
            <text:p>0.009745</text:p>
          </table:table-cell>
          <table:table-cell office:value-type="float" office:value="0.0256" calcext:value-type="float">
            <text:p>0.0256</text:p>
          </table:table-cell>
          <table:table-cell office:value-type="float" office:value="0.038416" calcext:value-type="float">
            <text:p>0.038416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rotocol</text:p>
          </table:table-cell>
          <table:table-cell office:value-type="float" office:value="0.026945" calcext:value-type="float">
            <text:p>0.026945</text:p>
          </table:table-cell>
          <table:table-cell office:value-type="float" office:value="0.04114" calcext:value-type="float">
            <text:p>0.04114</text:p>
          </table:table-cell>
          <table:table-cell office:value-type="float" office:value="0.105654" calcext:value-type="float">
            <text:p>0.105654</text:p>
          </table:table-cell>
          <table:table-cell office:value-type="float" office:value="0.2072" calcext:value-type="float">
            <text:p>0.2072</text:p>
          </table:table-cell>
          <table:table-cell office:value-type="float" office:value="0.059841" calcext:value-type="float">
            <text:p>0.059841</text:p>
          </table:table-cell>
          <table:table-cell office:value-type="float" office:value="0.000047" calcext:value-type="float">
            <text:p>4.7E-05</text:p>
          </table:table-cell>
          <table:table-cell office:value-type="float" office:value="-0.0002" calcext:value-type="float">
            <text:p>-0.0002</text:p>
          </table:table-cell>
          <table:table-cell office:value-type="float" office:value="0.008959" calcext:value-type="float">
            <text:p>0.008959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acket Length</text:p>
          </table:table-cell>
          <table:table-cell office:value-type="float" office:value="0.158553" calcext:value-type="float">
            <text:p>0.158553</text:p>
          </table:table-cell>
          <table:table-cell office:value-type="float" office:value="0.080026" calcext:value-type="float">
            <text:p>0.080026</text:p>
          </table:table-cell>
          <table:table-cell office:value-type="float" office:value="0.138009" calcext:value-type="float">
            <text:p>0.138009</text:p>
          </table:table-cell>
          <table:table-cell office:value-type="float" office:value="0.1653" calcext:value-type="float">
            <text:p>0.1653</text:p>
          </table:table-cell>
          <table:table-cell office:value-type="float" office:value="0.005449" calcext:value-type="float">
            <text:p>0.005449</text:p>
          </table:table-cell>
          <table:table-cell office:value-type="float" office:value="0.001248" calcext:value-type="float">
            <text:p>0.001248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5995" calcext:value-type="float">
            <text:p>0.00599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nterarrival time</text:p>
          </table:table-cell>
          <table:table-cell office:value-type="float" office:value="0.196461" calcext:value-type="float">
            <text:p>0.196461</text:p>
          </table:table-cell>
          <table:table-cell office:value-type="float" office:value="0.300025" calcext:value-type="float">
            <text:p>0.300025</text:p>
          </table:table-cell>
          <table:table-cell office:value-type="float" office:value="0.046143" calcext:value-type="float">
            <text:p>0.046143</text:p>
          </table:table-cell>
          <table:table-cell office:value-type="float" office:value="0.0237" calcext:value-type="float">
            <text:p>0.0237</text:p>
          </table:table-cell>
          <table:table-cell office:value-type="float" office:value="0.083753" calcext:value-type="float">
            <text:p>0.083753</text:p>
          </table:table-cell>
          <table:table-cell office:value-type="float" office:value="0.01212" calcext:value-type="float">
            <text:p>0.01212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1559" calcext:value-type="float">
            <text:p>0.001559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irection</text:p>
          </table:table-cell>
          <table:table-cell office:value-type="float" office:value="0.052834" calcext:value-type="float">
            <text:p>0.052834</text:p>
          </table:table-cell>
          <table:table-cell office:value-type="float" office:value="0.071756" calcext:value-type="float">
            <text:p>0.071756</text:p>
          </table:table-cell>
          <table:table-cell office:value-type="float" office:value="0.088596" calcext:value-type="float">
            <text:p>0.088596</text:p>
          </table:table-cell>
          <table:table-cell office:value-type="float" office:value="0.0726" calcext:value-type="float">
            <text:p>0.0726</text:p>
          </table:table-cell>
          <table:table-cell office:value-type="float" office:value="0.00037" calcext:value-type="float">
            <text:p>0.00037</text:p>
          </table:table-cell>
          <table:table-cell office:value-type="float" office:value="0.000084" calcext:value-type="float">
            <text:p>8.4E-05</text:p>
          </table:table-cell>
          <table:table-cell office:value-type="float" office:value="-0.0001" calcext:value-type="float">
            <text:p>-0.0001</text:p>
          </table:table-cell>
          <table:table-cell office:value-type="float" office:value="0.001037" calcext:value-type="float">
            <text:p>0.001037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YN Flag</text:p>
          </table:table-cell>
          <table:table-cell office:value-type="float" office:value="0.097366" calcext:value-type="float">
            <text:p>0.097366</text:p>
          </table:table-cell>
          <table:table-cell office:value-type="float" office:value="0.056869" calcext:value-type="float">
            <text:p>0.056869</text:p>
          </table:table-cell>
          <table:table-cell office:value-type="float" office:value="0.107126" calcext:value-type="float">
            <text:p>0.107126</text:p>
          </table:table-cell>
          <table:table-cell office:value-type="float" office:value="0.099" calcext:value-type="float">
            <text:p>0.099</text:p>
          </table:table-cell>
          <table:table-cell office:value-type="float" office:value="0.008473" calcext:value-type="float">
            <text:p>0.008473</text:p>
          </table:table-cell>
          <table:table-cell office:value-type="float" office:value="0.000354" calcext:value-type="float">
            <text:p>0.000354</text:p>
          </table:table-cell>
          <table:table-cell office:value-type="float" office:value="0" calcext:value-type="float">
            <text:p>0</text:p>
          </table:table-cell>
          <table:table-cell office:value-type="float" office:value="0.001911" calcext:value-type="float">
            <text:p>0.001911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IN Flag</text:p>
          </table:table-cell>
          <table:table-cell office:value-type="float" office:value="0.040214" calcext:value-type="float">
            <text:p>0.040214</text:p>
          </table:table-cell>
          <table:table-cell office:value-type="float" office:value="0.117517" calcext:value-type="float">
            <text:p>0.117517</text:p>
          </table:table-cell>
          <table:table-cell office:value-type="float" office:value="0.009838" calcext:value-type="float">
            <text:p>0.009838</text:p>
          </table:table-cell>
          <table:table-cell office:value-type="float" office:value="0.0121" calcext:value-type="float">
            <text:p>0.0121</text:p>
          </table:table-cell>
          <table:table-cell office:value-type="float" office:value="0.02549" calcext:value-type="float">
            <text:p>0.02549</text:p>
          </table:table-cell>
          <table:table-cell office:value-type="float" office:value="-0.000093" calcext:value-type="float">
            <text:p>-9.3E-05</text:p>
          </table:table-cell>
          <table:table-cell office:value-type="float" office:value="-0.0003" calcext:value-type="float">
            <text:p>-0.0003</text:p>
          </table:table-cell>
          <table:table-cell office:value-type="float" office:value="0.001119" calcext:value-type="float">
            <text:p>0.001119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ST Flag</text:p>
          </table:table-cell>
          <table:table-cell office:value-type="float" office:value="0.039066" calcext:value-type="float">
            <text:p>0.039066</text:p>
          </table:table-cell>
          <table:table-cell office:value-type="float" office:value="0.053613" calcext:value-type="float">
            <text:p>0.053613</text:p>
          </table:table-cell>
          <table:table-cell office:value-type="float" office:value="0.010537" calcext:value-type="float">
            <text:p>0.010537</text:p>
          </table:table-cell>
          <table:table-cell office:value-type="float" office:value="0.0571" calcext:value-type="float">
            <text:p>0.0571</text:p>
          </table:table-cell>
          <table:table-cell office:value-type="float" office:value="0.068523" calcext:value-type="float">
            <text:p>0.068523</text:p>
          </table:table-cell>
          <table:table-cell office:value-type="float" office:value="0.000093" calcext:value-type="float">
            <text:p>9.3E-05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1584" calcext:value-type="float">
            <text:p>0.001584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SH Flag</text:p>
          </table:table-cell>
          <table:table-cell office:value-type="float" office:value="0.057316" calcext:value-type="float">
            <text:p>0.057316</text:p>
          </table:table-cell>
          <table:table-cell office:value-type="float" office:value="0.07037" calcext:value-type="float">
            <text:p>0.07037</text:p>
          </table:table-cell>
          <table:table-cell office:value-type="float" office:value="0.065446" calcext:value-type="float">
            <text:p>0.065446</text:p>
          </table:table-cell>
          <table:table-cell office:value-type="float" office:value="0.0557" calcext:value-type="float">
            <text:p>0.0557</text:p>
          </table:table-cell>
          <table:table-cell office:value-type="float" office:value="0.002046" calcext:value-type="float">
            <text:p>0.002046</text:p>
          </table:table-cell>
          <table:table-cell office:value-type="float" office:value="-0.000401" calcext:value-type="float">
            <text:p>-0.000401</text:p>
          </table:table-cell>
          <table:table-cell office:value-type="float" office:value="-0.0005" calcext:value-type="float">
            <text:p>-0.0005</text:p>
          </table:table-cell>
          <table:table-cell office:value-type="float" office:value="0.001473" calcext:value-type="float">
            <text:p>0.001473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CK Flag</text:p>
          </table:table-cell>
          <table:table-cell office:value-type="float" office:value="0.05669" calcext:value-type="float">
            <text:p>0.05669</text:p>
          </table:table-cell>
          <table:table-cell office:value-type="float" office:value="0.077205" calcext:value-type="float">
            <text:p>0.077205</text:p>
          </table:table-cell>
          <table:table-cell office:value-type="float" office:value="0.078022" calcext:value-type="float">
            <text:p>0.078022</text:p>
          </table:table-cell>
          <table:table-cell office:value-type="float" office:value="0.0836" calcext:value-type="float">
            <text:p>0.0836</text:p>
          </table:table-cell>
          <table:table-cell office:value-type="float" office:value="0.016082" calcext:value-type="float">
            <text:p>0.016082</text:p>
          </table:table-cell>
          <table:table-cell office:value-type="float" office:value="0.000019" calcext:value-type="float">
            <text:p>1.9E-05</text:p>
          </table:table-cell>
          <table:table-cell office:value-type="float" office:value="0" calcext:value-type="float">
            <text:p>0</text:p>
          </table:table-cell>
          <table:table-cell office:value-type="float" office:value="0.000899" calcext:value-type="float">
            <text:p>0.000899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URG Flag</text:p>
          </table:table-cell>
          <table:table-cell office:value-type="float" office:value="0.009135" calcext:value-type="float">
            <text:p>0.009135</text:p>
          </table:table-cell>
          <table:table-cell office:value-type="float" office:value="0.029261" calcext:value-type="float">
            <text:p>0.0292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019" calcext:value-type="float">
            <text:p>-1.9E-05</text:p>
          </table:table-cell>
          <table:table-cell office:value-type="float" office:value="-0.0004" calcext:value-type="float">
            <text:p>-0.000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ECE Flag</text:p>
          </table:table-cell>
          <table:table-cell office:value-type="float" office:value="0.009826" calcext:value-type="float">
            <text:p>0.009826</text:p>
          </table:table-cell>
          <table:table-cell office:value-type="float" office:value="0.00927" calcext:value-type="float">
            <text:p>0.009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49" calcext:value-type="float">
            <text:p>4.9E-05</text:p>
          </table:table-cell>
          <table:table-cell office:value-type="float" office:value="0" calcext:value-type="float">
            <text:p>0</text:p>
          </table:table-cell>
          <table:table-cell office:value-type="float" office:value="-0.0003" calcext:value-type="float">
            <text:p>-0.0003</text:p>
          </table:table-cell>
          <table:table-cell office:value-type="float" office:value="0.00118" calcext:value-type="float">
            <text:p>0.00118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WR Flag</text:p>
          </table:table-cell>
          <table:table-cell office:value-type="float" office:value="0.009687" calcext:value-type="float">
            <text:p>0.009687</text:p>
          </table:table-cell>
          <table:table-cell office:value-type="float" office:value="0.008308" calcext:value-type="float">
            <text:p>0.0083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45" calcext:value-type="float">
            <text:p>4.5E-05</text:p>
          </table:table-cell>
          <table:table-cell office:value-type="float" office:value="0.000028" calcext:value-type="float">
            <text:p>2.8E-05</text:p>
          </table:table-cell>
          <table:table-cell office:value-type="float" office:value="-0.0002" calcext:value-type="float">
            <text:p>-0.0002</text:p>
          </table:table-cell>
          <table:table-cell office:value-type="float" office:value="0.0017" calcext:value-type="float">
            <text:p>0.0017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NS Flag</text:p>
          </table:table-cell>
          <table:table-cell office:value-type="float" office:value="0.008684" calcext:value-type="float">
            <text:p>0.008684</text:p>
          </table:table-cell>
          <table:table-cell office:value-type="float" office:value="0.01671" calcext:value-type="float">
            <text:p>0.0167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065" calcext:value-type="float">
            <text:p>-6.5E-05</text:p>
          </table:table-cell>
          <table:table-cell office:value-type="float" office:value="-0.0003" calcext:value-type="float">
            <text:p>-0.000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number-rows-repeated="3">
          <table:table-cell table:number-columns-repeated="11"/>
        </table:table-row>
        <table:table-row table:style-name="ro1">
          <table:table-cell table:style-name="ce1" office:value-type="string" calcext:value-type="string">
            <text:p>Flow</text:p>
          </table:table-cell>
          <table:table-cell table:style-name="ce1" table:number-columns-repeated="5"/>
          <table:table-cell table:style-name="ce1" office:value-type="string" calcext:value-type="string">
            <text:p>Packet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Weight</text:p>
          </table:table-cell>
          <table:table-cell office:value-type="string" calcext:value-type="string">
            <text:p>InpPert flow</text:p>
          </table:table-cell>
          <table:table-cell office:value-type="string" calcext:value-type="string">
            <text:p>Dropout flow</text:p>
          </table:table-cell>
          <table:table-cell office:value-type="string" calcext:value-type="string">
            <text:p>MutInfo flow</text:p>
          </table:table-cell>
          <table:table-cell table:number-columns-repeated="2"/>
          <table:table-cell office:value-type="string" calcext:value-type="string">
            <text:p>Weight</text:p>
          </table:table-cell>
          <table:table-cell office:value-type="string" calcext:value-type="string">
            <text:p>InpPert pkt</text:p>
          </table:table-cell>
          <table:table-cell office:value-type="string" calcext:value-type="string">
            <text:p>Dropout pkt</text:p>
          </table:table-cell>
          <table:table-cell office:value-type="string" calcext:value-type="string">
            <text:p>MutInfo pkt</text:p>
          </table:table-cell>
        </table:table-row>
        <table:table-row table:style-name="ro1">
          <table:table-cell/>
          <table:table-cell office:value-type="string" calcext:value-type="string">
            <text:p>Weights method</text:p>
          </table:table-cell>
          <table:table-cell office:value-type="string" calcext:value-type="string">
            <text:p>Input Perturbation</text:p>
          </table:table-cell>
          <table:table-cell office:value-type="string" calcext:value-type="string">
            <text:p>Feature dropout</text:p>
          </table:table-cell>
          <table:table-cell office:value-type="string" calcext:value-type="string">
            <text:p>Mutual information</text:p>
          </table:table-cell>
          <table:table-cell table:number-columns-repeated="2"/>
          <table:table-cell office:value-type="string" calcext:value-type="string">
            <text:p>Weights method</text:p>
          </table:table-cell>
          <table:table-cell office:value-type="string" calcext:value-type="string">
            <text:p>Input Perturbation</text:p>
          </table:table-cell>
          <table:table-cell office:value-type="string" calcext:value-type="string">
            <text:p>Feature dropout</text:p>
          </table:table-cell>
          <table:table-cell office:value-type="string" calcext:value-type="string">
            <text:p>Mutual information</text:p>
          </table:table-cell>
        </table:table-row>
        <table:table-row table:style-name="ro1">
          <table:table-cell office:value-type="string" calcext:value-type="string">
            <text:p>Source port</text:p>
          </table:table-cell>
          <table:table-cell office:value-type="float" office:value="0.088023" calcext:value-type="float">
            <text:p>0.088023</text:p>
          </table:table-cell>
          <table:table-cell office:value-type="float" office:value="0.0602" calcext:value-type="float">
            <text:p>0.0602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477" calcext:value-type="float">
            <text:p>0.0477</text:p>
          </table:table-cell>
          <table:table-cell/>
          <table:table-cell office:value-type="string" calcext:value-type="string">
            <text:p>Source port</text:p>
          </table:table-cell>
          <table:table-cell office:value-type="float" office:value="0.088023" calcext:value-type="float">
            <text:p>0.088023</text:p>
          </table:table-cell>
          <table:table-cell office:value-type="float" office:value="0.025358" calcext:value-type="float">
            <text:p>0.025358</text:p>
          </table:table-cell>
          <table:table-cell office:value-type="float" office:value="0.002627" calcext:value-type="float">
            <text:p>0.002627</text:p>
          </table:table-cell>
          <table:table-cell office:value-type="float" office:value="0.021718" calcext:value-type="float">
            <text:p>0.021718</text:p>
          </table:table-cell>
        </table:table-row>
        <table:table-row table:style-name="ro1">
          <table:table-cell office:value-type="string" calcext:value-type="string">
            <text:p>Destination port</text:p>
          </table:table-cell>
          <table:table-cell office:value-type="float" office:value="0.149199" calcext:value-type="float">
            <text:p>0.149199</text:p>
          </table:table-cell>
          <table:table-cell office:value-type="float" office:value="0.0708" calcext:value-type="float">
            <text:p>0.0708</text:p>
          </table:table-cell>
          <table:table-cell office:value-type="float" office:value="0.0256" calcext:value-type="float">
            <text:p>0.0256</text:p>
          </table:table-cell>
          <table:table-cell office:value-type="float" office:value="0.099395" calcext:value-type="float">
            <text:p>0.099395</text:p>
          </table:table-cell>
          <table:table-cell/>
          <table:table-cell office:value-type="string" calcext:value-type="string">
            <text:p>Destination port</text:p>
          </table:table-cell>
          <table:table-cell office:value-type="float" office:value="0.149199" calcext:value-type="float">
            <text:p>0.149199</text:p>
          </table:table-cell>
          <table:table-cell office:value-type="float" office:value="0.076606" calcext:value-type="float">
            <text:p>0.076606</text:p>
          </table:table-cell>
          <table:table-cell office:value-type="float" office:value="0.009745" calcext:value-type="float">
            <text:p>0.009745</text:p>
          </table:table-cell>
          <table:table-cell office:value-type="float" office:value="0.038416" calcext:value-type="float">
            <text:p>0.038416</text:p>
          </table:table-cell>
        </table:table-row>
        <table:table-row table:style-name="ro1">
          <table:table-cell office:value-type="string" calcext:value-type="string">
            <text:p>Protocol</text:p>
          </table:table-cell>
          <table:table-cell office:value-type="float" office:value="0.026945" calcext:value-type="float">
            <text:p>0.026945</text:p>
          </table:table-cell>
          <table:table-cell office:value-type="float" office:value="0.2072" calcext:value-type="float">
            <text:p>0.2072</text:p>
          </table:table-cell>
          <table:table-cell office:value-type="float" office:value="-0.0002" calcext:value-type="float">
            <text:p>-0.0002</text:p>
          </table:table-cell>
          <table:table-cell office:value-type="float" office:value="0.059841" calcext:value-type="float">
            <text:p>0.059841</text:p>
          </table:table-cell>
          <table:table-cell/>
          <table:table-cell office:value-type="string" calcext:value-type="string">
            <text:p>Protocol</text:p>
          </table:table-cell>
          <table:table-cell office:value-type="float" office:value="0.026945" calcext:value-type="float">
            <text:p>0.026945</text:p>
          </table:table-cell>
          <table:table-cell office:value-type="float" office:value="0.105654" calcext:value-type="float">
            <text:p>0.105654</text:p>
          </table:table-cell>
          <table:table-cell office:value-type="float" office:value="0.000047" calcext:value-type="float">
            <text:p>4.7E-05</text:p>
          </table:table-cell>
          <table:table-cell office:value-type="float" office:value="0.008959" calcext:value-type="float">
            <text:p>0.008959</text:p>
          </table:table-cell>
        </table:table-row>
        <table:table-row table:style-name="ro1">
          <table:table-cell office:value-type="string" calcext:value-type="string">
            <text:p>Packet Length</text:p>
          </table:table-cell>
          <table:table-cell office:value-type="float" office:value="0.158553" calcext:value-type="float">
            <text:p>0.158553</text:p>
          </table:table-cell>
          <table:table-cell office:value-type="float" office:value="0.1653" calcext:value-type="float">
            <text:p>0.1653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5449" calcext:value-type="float">
            <text:p>0.005449</text:p>
          </table:table-cell>
          <table:table-cell/>
          <table:table-cell office:value-type="string" calcext:value-type="string">
            <text:p>Packet Length</text:p>
          </table:table-cell>
          <table:table-cell office:value-type="float" office:value="0.158553" calcext:value-type="float">
            <text:p>0.158553</text:p>
          </table:table-cell>
          <table:table-cell office:value-type="float" office:value="0.138009" calcext:value-type="float">
            <text:p>0.138009</text:p>
          </table:table-cell>
          <table:table-cell office:value-type="float" office:value="0.001248" calcext:value-type="float">
            <text:p>0.001248</text:p>
          </table:table-cell>
          <table:table-cell office:value-type="float" office:value="0.005995" calcext:value-type="float">
            <text:p>0.005995</text:p>
          </table:table-cell>
        </table:table-row>
        <table:table-row table:style-name="ro1">
          <table:table-cell office:value-type="string" calcext:value-type="string">
            <text:p>Interarrival time</text:p>
          </table:table-cell>
          <table:table-cell office:value-type="float" office:value="0.196461" calcext:value-type="float">
            <text:p>0.196461</text:p>
          </table:table-cell>
          <table:table-cell office:value-type="float" office:value="0.0237" calcext:value-type="float">
            <text:p>0.0237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83753" calcext:value-type="float">
            <text:p>0.083753</text:p>
          </table:table-cell>
          <table:table-cell/>
          <table:table-cell office:value-type="string" calcext:value-type="string">
            <text:p>Interarrival time</text:p>
          </table:table-cell>
          <table:table-cell office:value-type="float" office:value="0.196461" calcext:value-type="float">
            <text:p>0.196461</text:p>
          </table:table-cell>
          <table:table-cell office:value-type="float" office:value="0.046143" calcext:value-type="float">
            <text:p>0.046143</text:p>
          </table:table-cell>
          <table:table-cell office:value-type="float" office:value="0.01212" calcext:value-type="float">
            <text:p>0.01212</text:p>
          </table:table-cell>
          <table:table-cell office:value-type="float" office:value="0.001559" calcext:value-type="float">
            <text:p>0.001559</text:p>
          </table:table-cell>
        </table:table-row>
        <table:table-row table:style-name="ro1">
          <table:table-cell office:value-type="string" calcext:value-type="string">
            <text:p>Direction</text:p>
          </table:table-cell>
          <table:table-cell office:value-type="float" office:value="0.052834" calcext:value-type="float">
            <text:p>0.052834</text:p>
          </table:table-cell>
          <table:table-cell office:value-type="float" office:value="0.0726" calcext:value-type="float">
            <text:p>0.0726</text:p>
          </table:table-cell>
          <table:table-cell office:value-type="float" office:value="-0.0001" calcext:value-type="float">
            <text:p>-0.0001</text:p>
          </table:table-cell>
          <table:table-cell office:value-type="float" office:value="0.00037" calcext:value-type="float">
            <text:p>0.00037</text:p>
          </table:table-cell>
          <table:table-cell/>
          <table:table-cell office:value-type="string" calcext:value-type="string">
            <text:p>Direction</text:p>
          </table:table-cell>
          <table:table-cell office:value-type="float" office:value="0.052834" calcext:value-type="float">
            <text:p>0.052834</text:p>
          </table:table-cell>
          <table:table-cell office:value-type="float" office:value="0.088596" calcext:value-type="float">
            <text:p>0.088596</text:p>
          </table:table-cell>
          <table:table-cell office:value-type="float" office:value="0.000084" calcext:value-type="float">
            <text:p>8.4E-05</text:p>
          </table:table-cell>
          <table:table-cell office:value-type="float" office:value="0.001037" calcext:value-type="float">
            <text:p>0.001037</text:p>
          </table:table-cell>
        </table:table-row>
        <table:table-row table:style-name="ro1">
          <table:table-cell office:value-type="string" calcext:value-type="string">
            <text:p>SYN Flag</text:p>
          </table:table-cell>
          <table:table-cell office:value-type="float" office:value="0.097366" calcext:value-type="float">
            <text:p>0.097366</text:p>
          </table:table-cell>
          <table:table-cell office:value-type="float" office:value="0.099" calcext:value-type="float">
            <text:p>0.099</text:p>
          </table:table-cell>
          <table:table-cell office:value-type="float" office:value="0" calcext:value-type="float">
            <text:p>0</text:p>
          </table:table-cell>
          <table:table-cell office:value-type="float" office:value="0.008473" calcext:value-type="float">
            <text:p>0.008473</text:p>
          </table:table-cell>
          <table:table-cell/>
          <table:table-cell office:value-type="string" calcext:value-type="string">
            <text:p>SYN Flag</text:p>
          </table:table-cell>
          <table:table-cell office:value-type="float" office:value="0.097366" calcext:value-type="float">
            <text:p>0.097366</text:p>
          </table:table-cell>
          <table:table-cell office:value-type="float" office:value="0.107126" calcext:value-type="float">
            <text:p>0.107126</text:p>
          </table:table-cell>
          <table:table-cell office:value-type="float" office:value="0.000354" calcext:value-type="float">
            <text:p>0.000354</text:p>
          </table:table-cell>
          <table:table-cell office:value-type="float" office:value="0.001911" calcext:value-type="float">
            <text:p>0.001911</text:p>
          </table:table-cell>
        </table:table-row>
        <table:table-row table:style-name="ro1">
          <table:table-cell office:value-type="string" calcext:value-type="string">
            <text:p>FIN Flag</text:p>
          </table:table-cell>
          <table:table-cell office:value-type="float" office:value="0.040214" calcext:value-type="float">
            <text:p>0.040214</text:p>
          </table:table-cell>
          <table:table-cell office:value-type="float" office:value="0.0121" calcext:value-type="float">
            <text:p>0.0121</text:p>
          </table:table-cell>
          <table:table-cell office:value-type="float" office:value="-0.0003" calcext:value-type="float">
            <text:p>-0.0003</text:p>
          </table:table-cell>
          <table:table-cell office:value-type="float" office:value="0.02549" calcext:value-type="float">
            <text:p>0.02549</text:p>
          </table:table-cell>
          <table:table-cell/>
          <table:table-cell office:value-type="string" calcext:value-type="string">
            <text:p>FIN Flag</text:p>
          </table:table-cell>
          <table:table-cell office:value-type="float" office:value="0.040214" calcext:value-type="float">
            <text:p>0.040214</text:p>
          </table:table-cell>
          <table:table-cell office:value-type="float" office:value="0.009838" calcext:value-type="float">
            <text:p>0.009838</text:p>
          </table:table-cell>
          <table:table-cell office:value-type="float" office:value="-0.000093" calcext:value-type="float">
            <text:p>-9.3E-05</text:p>
          </table:table-cell>
          <table:table-cell office:value-type="float" office:value="0.001119" calcext:value-type="float">
            <text:p>0.001119</text:p>
          </table:table-cell>
        </table:table-row>
        <table:table-row table:style-name="ro1">
          <table:table-cell office:value-type="string" calcext:value-type="string">
            <text:p>RST Flag</text:p>
          </table:table-cell>
          <table:table-cell office:value-type="float" office:value="0.039066" calcext:value-type="float">
            <text:p>0.039066</text:p>
          </table:table-cell>
          <table:table-cell office:value-type="float" office:value="0.0571" calcext:value-type="float">
            <text:p>0.0571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68523" calcext:value-type="float">
            <text:p>0.068523</text:p>
          </table:table-cell>
          <table:table-cell/>
          <table:table-cell office:value-type="string" calcext:value-type="string">
            <text:p>RST Flag</text:p>
          </table:table-cell>
          <table:table-cell office:value-type="float" office:value="0.039066" calcext:value-type="float">
            <text:p>0.039066</text:p>
          </table:table-cell>
          <table:table-cell office:value-type="float" office:value="0.010537" calcext:value-type="float">
            <text:p>0.010537</text:p>
          </table:table-cell>
          <table:table-cell office:value-type="float" office:value="0.000093" calcext:value-type="float">
            <text:p>9.3E-05</text:p>
          </table:table-cell>
          <table:table-cell office:value-type="float" office:value="0.001584" calcext:value-type="float">
            <text:p>0.001584</text:p>
          </table:table-cell>
        </table:table-row>
        <table:table-row table:style-name="ro1">
          <table:table-cell office:value-type="string" calcext:value-type="string">
            <text:p>PSH Flag</text:p>
          </table:table-cell>
          <table:table-cell office:value-type="float" office:value="0.057316" calcext:value-type="float">
            <text:p>0.057316</text:p>
          </table:table-cell>
          <table:table-cell office:value-type="float" office:value="0.0557" calcext:value-type="float">
            <text:p>0.0557</text:p>
          </table:table-cell>
          <table:table-cell office:value-type="float" office:value="-0.0005" calcext:value-type="float">
            <text:p>-0.0005</text:p>
          </table:table-cell>
          <table:table-cell office:value-type="float" office:value="0.002046" calcext:value-type="float">
            <text:p>0.002046</text:p>
          </table:table-cell>
          <table:table-cell/>
          <table:table-cell office:value-type="string" calcext:value-type="string">
            <text:p>PSH Flag</text:p>
          </table:table-cell>
          <table:table-cell office:value-type="float" office:value="0.057316" calcext:value-type="float">
            <text:p>0.057316</text:p>
          </table:table-cell>
          <table:table-cell office:value-type="float" office:value="0.065446" calcext:value-type="float">
            <text:p>0.065446</text:p>
          </table:table-cell>
          <table:table-cell office:value-type="float" office:value="-0.000401" calcext:value-type="float">
            <text:p>-0.000401</text:p>
          </table:table-cell>
          <table:table-cell office:value-type="float" office:value="0.001473" calcext:value-type="float">
            <text:p>0.001473</text:p>
          </table:table-cell>
        </table:table-row>
        <table:table-row table:style-name="ro1">
          <table:table-cell office:value-type="string" calcext:value-type="string">
            <text:p>ACK Flag</text:p>
          </table:table-cell>
          <table:table-cell office:value-type="float" office:value="0.05669" calcext:value-type="float">
            <text:p>0.05669</text:p>
          </table:table-cell>
          <table:table-cell office:value-type="float" office:value="0.0836" calcext:value-type="float">
            <text:p>0.0836</text:p>
          </table:table-cell>
          <table:table-cell office:value-type="float" office:value="0" calcext:value-type="float">
            <text:p>0</text:p>
          </table:table-cell>
          <table:table-cell office:value-type="float" office:value="0.016082" calcext:value-type="float">
            <text:p>0.016082</text:p>
          </table:table-cell>
          <table:table-cell/>
          <table:table-cell office:value-type="string" calcext:value-type="string">
            <text:p>ACK Flag</text:p>
          </table:table-cell>
          <table:table-cell office:value-type="float" office:value="0.05669" calcext:value-type="float">
            <text:p>0.05669</text:p>
          </table:table-cell>
          <table:table-cell office:value-type="float" office:value="0.078022" calcext:value-type="float">
            <text:p>0.078022</text:p>
          </table:table-cell>
          <table:table-cell office:value-type="float" office:value="0.000019" calcext:value-type="float">
            <text:p>1.9E-05</text:p>
          </table:table-cell>
          <table:table-cell office:value-type="float" office:value="0.000899" calcext:value-type="float">
            <text:p>0.000899</text:p>
          </table:table-cell>
        </table:table-row>
        <table:table-row table:style-name="ro1">
          <table:table-cell office:value-type="string" calcext:value-type="string">
            <text:p>URG Flag</text:p>
          </table:table-cell>
          <table:table-cell office:value-type="float" office:value="0.009135" calcext:value-type="float">
            <text:p>0.009135</text:p>
          </table:table-cell>
          <table:table-cell office:value-type="float" office:value="0" calcext:value-type="float">
            <text:p>0</text:p>
          </table:table-cell>
          <table:table-cell office:value-type="float" office:value="-0.0004" calcext:value-type="float">
            <text:p>-0.000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URG Flag</text:p>
          </table:table-cell>
          <table:table-cell office:value-type="float" office:value="0.009135" calcext:value-type="float">
            <text:p>0.009135</text:p>
          </table:table-cell>
          <table:table-cell office:value-type="float" office:value="0" calcext:value-type="float">
            <text:p>0</text:p>
          </table:table-cell>
          <table:table-cell office:value-type="float" office:value="-0.000019" calcext:value-type="float">
            <text:p>-1.9E-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CE Flag</text:p>
          </table:table-cell>
          <table:table-cell office:value-type="float" office:value="0.009826" calcext:value-type="float">
            <text:p>0.009826</text:p>
          </table:table-cell>
          <table:table-cell office:value-type="float" office:value="0" calcext:value-type="float">
            <text:p>0</text:p>
          </table:table-cell>
          <table:table-cell office:value-type="float" office:value="-0.0003" calcext:value-type="float">
            <text:p>-0.0003</text:p>
          </table:table-cell>
          <table:table-cell office:value-type="float" office:value="0.000049" calcext:value-type="float">
            <text:p>4.9E-05</text:p>
          </table:table-cell>
          <table:table-cell/>
          <table:table-cell office:value-type="string" calcext:value-type="string">
            <text:p>ECE Flag</text:p>
          </table:table-cell>
          <table:table-cell office:value-type="float" office:value="0.009826" calcext:value-type="float">
            <text:p>0.0098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8" calcext:value-type="float">
            <text:p>0.00118</text:p>
          </table:table-cell>
        </table:table-row>
        <table:table-row table:style-name="ro1">
          <table:table-cell office:value-type="string" calcext:value-type="string">
            <text:p>CWR Flag</text:p>
          </table:table-cell>
          <table:table-cell office:value-type="float" office:value="0.009687" calcext:value-type="float">
            <text:p>0.009687</text:p>
          </table:table-cell>
          <table:table-cell office:value-type="float" office:value="0" calcext:value-type="float">
            <text:p>0</text:p>
          </table:table-cell>
          <table:table-cell office:value-type="float" office:value="-0.0002" calcext:value-type="float">
            <text:p>-0.0002</text:p>
          </table:table-cell>
          <table:table-cell office:value-type="float" office:value="0.000045" calcext:value-type="float">
            <text:p>4.5E-05</text:p>
          </table:table-cell>
          <table:table-cell/>
          <table:table-cell office:value-type="string" calcext:value-type="string">
            <text:p>CWR Flag</text:p>
          </table:table-cell>
          <table:table-cell office:value-type="float" office:value="0.009687" calcext:value-type="float">
            <text:p>0.009687</text:p>
          </table:table-cell>
          <table:table-cell office:value-type="float" office:value="0" calcext:value-type="float">
            <text:p>0</text:p>
          </table:table-cell>
          <table:table-cell office:value-type="float" office:value="0.000028" calcext:value-type="float">
            <text:p>2.8E-05</text:p>
          </table:table-cell>
          <table:table-cell office:value-type="float" office:value="0.0017" calcext:value-type="float">
            <text:p>0.0017</text:p>
          </table:table-cell>
        </table:table-row>
        <table:table-row table:style-name="ro1">
          <table:table-cell office:value-type="string" calcext:value-type="string">
            <text:p>NS Flag</text:p>
          </table:table-cell>
          <table:table-cell office:value-type="float" office:value="0.008684" calcext:value-type="float">
            <text:p>0.008684</text:p>
          </table:table-cell>
          <table:table-cell office:value-type="float" office:value="0" calcext:value-type="float">
            <text:p>0</text:p>
          </table:table-cell>
          <table:table-cell office:value-type="float" office:value="-0.0003" calcext:value-type="float">
            <text:p>-0.000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S Flag</text:p>
          </table:table-cell>
          <table:table-cell office:value-type="float" office:value="0.008684" calcext:value-type="float">
            <text:p>0.008684</text:p>
          </table:table-cell>
          <table:table-cell office:value-type="float" office:value="0" calcext:value-type="float">
            <text:p>0</text:p>
          </table:table-cell>
          <table:table-cell office:value-type="float" office:value="-0.000065" calcext:value-type="float">
            <text:p>-6.5E-05</text:p>
          </table:table-cell>
          <table:table-cell office:value-type="float" office:value="0" calcext:value-type="float">
            <text:p>0</text:p>
          </table:table-cell>
        </table:table-row>
      </table:table>
      <table:table table:name="2015" table:style-name="ta1">
        <table:table-column table:style-name="co3" table:default-cell-style-name="Default"/>
        <table:table-column table:style-name="co1" table:number-columns-repeated="10" table:default-cell-style-name="Default"/>
        <table:table-row table:style-name="ro1">
          <table:table-cell office:value-type="float" office:value="2015" calcext:value-type="float">
            <text:p>2015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Weight</text:p>
          </table:table-cell>
          <table:table-cell office:value-type="string" calcext:value-type="string">
            <text:p>(Weight flow)</text:p>
          </table:table-cell>
          <table:table-cell office:value-type="string" calcext:value-type="string">
            <text:p>InpPert pkt</text:p>
          </table:table-cell>
          <table:table-cell office:value-type="string" calcext:value-type="string">
            <text:p>InpPert flow</text:p>
          </table:table-cell>
          <table:table-cell office:value-type="string" calcext:value-type="string">
            <text:p>MutInfo flow</text:p>
          </table:table-cell>
          <table:table-cell office:value-type="string" calcext:value-type="string">
            <text:p>Dropout pkt</text:p>
          </table:table-cell>
          <table:table-cell office:value-type="string" calcext:value-type="string">
            <text:p>Dropout flow</text:p>
          </table:table-cell>
          <table:table-cell office:value-type="string" calcext:value-type="string">
            <text:p>MutInfo pkt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ource port</text:p>
          </table:table-cell>
          <table:table-cell office:value-type="float" office:value="0.049094" calcext:value-type="float">
            <text:p>0.049094</text:p>
          </table:table-cell>
          <table:table-cell office:value-type="float" office:value="0.04294" calcext:value-type="float">
            <text:p>0.04294</text:p>
          </table:table-cell>
          <table:table-cell office:value-type="float" office:value="0.000102" calcext:value-type="float">
            <text:p>0.000102</text:p>
          </table:table-cell>
          <table:table-cell office:value-type="float" office:value="0.0023" calcext:value-type="float">
            <text:p>0.0023</text:p>
          </table:table-cell>
          <table:table-cell office:value-type="float" office:value="0.00368" calcext:value-type="float">
            <text:p>0.00368</text:p>
          </table:table-cell>
          <table:table-cell office:value-type="float" office:value="-0.00002" calcext:value-type="float">
            <text:p>-2E-05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6848" calcext:value-type="float">
            <text:p>0.00684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estination port</text:p>
          </table:table-cell>
          <table:table-cell office:value-type="float" office:value="0.06995" calcext:value-type="float">
            <text:p>0.06995</text:p>
          </table:table-cell>
          <table:table-cell office:value-type="float" office:value="0.003358" calcext:value-type="float">
            <text:p>0.003358</text:p>
          </table:table-cell>
          <table:table-cell office:value-type="float" office:value="0.001064" calcext:value-type="float">
            <text:p>0.001064</text:p>
          </table:table-cell>
          <table:table-cell office:value-type="float" office:value="0.0048" calcext:value-type="float">
            <text:p>0.0048</text:p>
          </table:table-cell>
          <table:table-cell office:value-type="float" office:value="0.004016" calcext:value-type="float">
            <text:p>0.004016</text:p>
          </table:table-cell>
          <table:table-cell office:value-type="float" office:value="0.000334" calcext:value-type="float">
            <text:p>0.000334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5122" calcext:value-type="float">
            <text:p>0.00512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rotocol</text:p>
          </table:table-cell>
          <table:table-cell office:value-type="float" office:value="0.086211" calcext:value-type="float">
            <text:p>0.086211</text:p>
          </table:table-cell>
          <table:table-cell office:value-type="float" office:value="0.002719" calcext:value-type="float">
            <text:p>0.002719</text:p>
          </table:table-cell>
          <table:table-cell office:value-type="float" office:value="0.005054" calcext:value-type="float">
            <text:p>0.005054</text:p>
          </table:table-cell>
          <table:table-cell office:value-type="float" office:value="0.0044" calcext:value-type="float">
            <text:p>0.0044</text:p>
          </table:table-cell>
          <table:table-cell office:value-type="float" office:value="0.014108" calcext:value-type="float">
            <text:p>0.014108</text:p>
          </table:table-cell>
          <table:table-cell office:value-type="float" office:value="-0.000003" calcext:value-type="float">
            <text:p>-3E-06</text:p>
          </table:table-cell>
          <table:table-cell office:value-type="float" office:value="0" calcext:value-type="float">
            <text:p>0</text:p>
          </table:table-cell>
          <table:table-cell office:value-type="float" office:value="0.001061" calcext:value-type="float">
            <text:p>0.00106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acket Length</text:p>
          </table:table-cell>
          <table:table-cell office:value-type="float" office:value="0.132842" calcext:value-type="float">
            <text:p>0.132842</text:p>
          </table:table-cell>
          <table:table-cell office:value-type="float" office:value="0.242021" calcext:value-type="float">
            <text:p>0.242021</text:p>
          </table:table-cell>
          <table:table-cell office:value-type="float" office:value="0.00638" calcext:value-type="float">
            <text:p>0.00638</text:p>
          </table:table-cell>
          <table:table-cell office:value-type="float" office:value="0.0236" calcext:value-type="float">
            <text:p>0.0236</text:p>
          </table:table-cell>
          <table:table-cell office:value-type="float" office:value="0.05805" calcext:value-type="float">
            <text:p>0.05805</text:p>
          </table:table-cell>
          <table:table-cell office:value-type="float" office:value="0.000549" calcext:value-type="float">
            <text:p>0.000549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1556" calcext:value-type="float">
            <text:p>0.001556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nterarrival time</text:p>
          </table:table-cell>
          <table:table-cell office:value-type="float" office:value="0.133926" calcext:value-type="float">
            <text:p>0.133926</text:p>
          </table:table-cell>
          <table:table-cell office:value-type="float" office:value="0.390236" calcext:value-type="float">
            <text:p>0.390236</text:p>
          </table:table-cell>
          <table:table-cell office:value-type="float" office:value="0.005596" calcext:value-type="float">
            <text:p>0.005596</text:p>
          </table:table-cell>
          <table:table-cell office:value-type="float" office:value="0.0089" calcext:value-type="float">
            <text:p>0.0089</text:p>
          </table:table-cell>
          <table:table-cell office:value-type="float" office:value="0.039366" calcext:value-type="float">
            <text:p>0.039366</text:p>
          </table:table-cell>
          <table:table-cell office:value-type="float" office:value="0.000179" calcext:value-type="float">
            <text:p>0.000179</text:p>
          </table:table-cell>
          <table:table-cell office:value-type="float" office:value="-0.003" calcext:value-type="float">
            <text:p>-0.003</text:p>
          </table:table-cell>
          <table:table-cell office:value-type="float" office:value="0.001805" calcext:value-type="float">
            <text:p>0.001805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irection</text:p>
          </table:table-cell>
          <table:table-cell office:value-type="float" office:value="0.068805" calcext:value-type="float">
            <text:p>0.068805</text:p>
          </table:table-cell>
          <table:table-cell office:value-type="float" office:value="0.009605" calcext:value-type="float">
            <text:p>0.009605</text:p>
          </table:table-cell>
          <table:table-cell office:value-type="float" office:value="0.004291" calcext:value-type="float">
            <text:p>0.004291</text:p>
          </table:table-cell>
          <table:table-cell office:value-type="float" office:value="0.0086" calcext:value-type="float">
            <text:p>0.0086</text:p>
          </table:table-cell>
          <table:table-cell office:value-type="float" office:value="0.000181" calcext:value-type="float">
            <text:p>0.000181</text:p>
          </table:table-cell>
          <table:table-cell office:value-type="float" office:value="0.000099" calcext:value-type="float">
            <text:p>9.9E-05</text:p>
          </table:table-cell>
          <table:table-cell office:value-type="float" office:value="-0.0009" calcext:value-type="float">
            <text:p>-0.0009</text:p>
          </table:table-cell>
          <table:table-cell office:value-type="float" office:value="0.00059" calcext:value-type="float">
            <text:p>0.00059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YN Flag</text:p>
          </table:table-cell>
          <table:table-cell office:value-type="float" office:value="0.159163" calcext:value-type="float">
            <text:p>0.159163</text:p>
          </table:table-cell>
          <table:table-cell office:value-type="float" office:value="0.095207" calcext:value-type="float">
            <text:p>0.095207</text:p>
          </table:table-cell>
          <table:table-cell office:value-type="float" office:value="0.044517" calcext:value-type="float">
            <text:p>0.044517</text:p>
          </table:table-cell>
          <table:table-cell office:value-type="float" office:value="0.0231" calcext:value-type="float">
            <text:p>0.0231</text:p>
          </table:table-cell>
          <table:table-cell office:value-type="float" office:value="0.006167" calcext:value-type="float">
            <text:p>0.006167</text:p>
          </table:table-cell>
          <table:table-cell office:value-type="float" office:value="0.000046" calcext:value-type="float">
            <text:p>4.6E-05</text:p>
          </table:table-cell>
          <table:table-cell office:value-type="float" office:value="-0.0016" calcext:value-type="float">
            <text:p>-0.0016</text:p>
          </table:table-cell>
          <table:table-cell office:value-type="float" office:value="0.001433" calcext:value-type="float">
            <text:p>0.001433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IN Flag</text:p>
          </table:table-cell>
          <table:table-cell office:value-type="float" office:value="0.040265" calcext:value-type="float">
            <text:p>0.040265</text:p>
          </table:table-cell>
          <table:table-cell office:value-type="float" office:value="0.026078" calcext:value-type="float">
            <text:p>0.026078</text:p>
          </table:table-cell>
          <table:table-cell office:value-type="float" office:value="0.000251" calcext:value-type="float">
            <text:p>0.000251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00083" calcext:value-type="float">
            <text:p>8.3E-05</text:p>
          </table:table-cell>
          <table:table-cell office:value-type="float" office:value="0.000076" calcext:value-type="float">
            <text:p>7.6E-05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271" calcext:value-type="float">
            <text:p>0.000271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ST Flag</text:p>
          </table:table-cell>
          <table:table-cell office:value-type="float" office:value="0.026741" calcext:value-type="float">
            <text:p>0.026741</text:p>
          </table:table-cell>
          <table:table-cell office:value-type="float" office:value="0.027738" calcext:value-type="float">
            <text:p>0.0277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23" calcext:value-type="float">
            <text:p>2.3E-05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776" calcext:value-type="float">
            <text:p>0.000776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SH Flag</text:p>
          </table:table-cell>
          <table:table-cell office:value-type="float" office:value="0.072726" calcext:value-type="float">
            <text:p>0.072726</text:p>
          </table:table-cell>
          <table:table-cell office:value-type="float" office:value="0.043133" calcext:value-type="float">
            <text:p>0.043133</text:p>
          </table:table-cell>
          <table:table-cell office:value-type="float" office:value="0.013923" calcext:value-type="float">
            <text:p>0.013923</text:p>
          </table:table-cell>
          <table:table-cell office:value-type="float" office:value="0.0181" calcext:value-type="float">
            <text:p>0.0181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03117" calcext:value-type="float">
            <text:p>0.003117</text:p>
          </table:table-cell>
          <table:table-cell office:value-type="float" office:value="0.0028" calcext:value-type="float">
            <text:p>0.0028</text:p>
          </table:table-cell>
          <table:table-cell office:value-type="float" office:value="0.000576" calcext:value-type="float">
            <text:p>0.000576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CK Flag</text:p>
          </table:table-cell>
          <table:table-cell office:value-type="float" office:value="0.062287" calcext:value-type="float">
            <text:p>0.062287</text:p>
          </table:table-cell>
          <table:table-cell office:value-type="float" office:value="0.052987" calcext:value-type="float">
            <text:p>0.052987</text:p>
          </table:table-cell>
          <table:table-cell office:value-type="float" office:value="0.009771" calcext:value-type="float">
            <text:p>0.009771</text:p>
          </table:table-cell>
          <table:table-cell office:value-type="float" office:value="0.0846" calcext:value-type="float">
            <text:p>0.0846</text:p>
          </table:table-cell>
          <table:table-cell office:value-type="float" office:value="0.002724" calcext:value-type="float">
            <text:p>0.002724</text:p>
          </table:table-cell>
          <table:table-cell office:value-type="float" office:value="0.000119" calcext:value-type="float">
            <text:p>0.000119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000359" calcext:value-type="float">
            <text:p>0.000359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URG Flag</text:p>
          </table:table-cell>
          <table:table-cell office:value-type="float" office:value="0.024324" calcext:value-type="float">
            <text:p>0.024324</text:p>
          </table:table-cell>
          <table:table-cell office:value-type="float" office:value="0.00753" calcext:value-type="float">
            <text:p>0.007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02" calcext:value-type="float">
            <text:p>2E-05</text:p>
          </table:table-cell>
          <table:table-cell office:value-type="float" office:value="0.0008" calcext:value-type="float">
            <text:p>0.000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ECE Flag</text:p>
          </table:table-cell>
          <table:table-cell office:value-type="float" office:value="0.025652" calcext:value-type="float">
            <text:p>0.025652</text:p>
          </table:table-cell>
          <table:table-cell office:value-type="float" office:value="0.023217" calcext:value-type="float">
            <text:p>0.0232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007" calcext:value-type="float">
            <text:p>-7E-06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WR Flag</text:p>
          </table:table-cell>
          <table:table-cell office:value-type="float" office:value="0.024388" calcext:value-type="float">
            <text:p>0.024388</text:p>
          </table:table-cell>
          <table:table-cell office:value-type="float" office:value="0.03262" calcext:value-type="float">
            <text:p>0.032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007" calcext:value-type="float">
            <text:p>-7E-06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NS Flag</text:p>
          </table:table-cell>
          <table:table-cell office:value-type="float" office:value="0.023627" calcext:value-type="float">
            <text:p>0.023627</text:p>
          </table:table-cell>
          <table:table-cell office:value-type="float" office:value="0.00061" calcext:value-type="float">
            <text:p>0.000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017" calcext:value-type="float">
            <text:p>1.7E-05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number-rows-repeated="3">
          <table:table-cell table:number-columns-repeated="11"/>
        </table:table-row>
        <table:table-row table:style-name="ro1">
          <table:table-cell table:style-name="ce1" office:value-type="string" calcext:value-type="string">
            <text:p>Flow</text:p>
          </table:table-cell>
          <table:table-cell table:style-name="ce1" table:number-columns-repeated="5"/>
          <table:table-cell table:style-name="ce1" office:value-type="string" calcext:value-type="string">
            <text:p>Packet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Weight</text:p>
          </table:table-cell>
          <table:table-cell office:value-type="string" calcext:value-type="string">
            <text:p>InpPert flow</text:p>
          </table:table-cell>
          <table:table-cell office:value-type="string" calcext:value-type="string">
            <text:p>Dropout flow</text:p>
          </table:table-cell>
          <table:table-cell office:value-type="string" calcext:value-type="string">
            <text:p>MutInfo flow</text:p>
          </table:table-cell>
          <table:table-cell table:number-columns-repeated="2"/>
          <table:table-cell office:value-type="string" calcext:value-type="string">
            <text:p>Weight</text:p>
          </table:table-cell>
          <table:table-cell office:value-type="string" calcext:value-type="string">
            <text:p>InpPert pkt</text:p>
          </table:table-cell>
          <table:table-cell office:value-type="string" calcext:value-type="string">
            <text:p>Dropout pkt</text:p>
          </table:table-cell>
          <table:table-cell office:value-type="string" calcext:value-type="string">
            <text:p>MutInfo pkt</text:p>
          </table:table-cell>
        </table:table-row>
        <table:table-row table:style-name="ro1">
          <table:table-cell/>
          <table:table-cell office:value-type="string" calcext:value-type="string">
            <text:p>Weights method</text:p>
          </table:table-cell>
          <table:table-cell office:value-type="string" calcext:value-type="string">
            <text:p>Input perturbation</text:p>
          </table:table-cell>
          <table:table-cell office:value-type="string" calcext:value-type="string">
            <text:p>Feature dropout</text:p>
          </table:table-cell>
          <table:table-cell office:value-type="string" calcext:value-type="string">
            <text:p>Mutual information</text:p>
          </table:table-cell>
          <table:table-cell table:number-columns-repeated="2"/>
          <table:table-cell office:value-type="string" calcext:value-type="string">
            <text:p>Weights method</text:p>
          </table:table-cell>
          <table:table-cell office:value-type="string" calcext:value-type="string">
            <text:p>Input perturbation</text:p>
          </table:table-cell>
          <table:table-cell office:value-type="string" calcext:value-type="string">
            <text:p>Feature dropout</text:p>
          </table:table-cell>
          <table:table-cell office:value-type="string" calcext:value-type="string">
            <text:p>Mutual information</text:p>
          </table:table-cell>
        </table:table-row>
        <table:table-row table:style-name="ro1">
          <table:table-cell office:value-type="string" calcext:value-type="string">
            <text:p>Source port</text:p>
          </table:table-cell>
          <table:table-cell office:value-type="float" office:value="0.049094" calcext:value-type="float">
            <text:p>0.049094</text:p>
          </table:table-cell>
          <table:table-cell office:value-type="float" office:value="0.0023" calcext:value-type="float">
            <text:p>0.0023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368" calcext:value-type="float">
            <text:p>0.00368</text:p>
          </table:table-cell>
          <table:table-cell/>
          <table:table-cell office:value-type="string" calcext:value-type="string">
            <text:p>Source port</text:p>
          </table:table-cell>
          <table:table-cell office:value-type="float" office:value="0.049094" calcext:value-type="float">
            <text:p>0.049094</text:p>
          </table:table-cell>
          <table:table-cell office:value-type="float" office:value="0.000102" calcext:value-type="float">
            <text:p>0.000102</text:p>
          </table:table-cell>
          <table:table-cell office:value-type="float" office:value="-0.00002" calcext:value-type="float">
            <text:p>-2E-05</text:p>
          </table:table-cell>
          <table:table-cell office:value-type="float" office:value="0.006848" calcext:value-type="float">
            <text:p>0.006848</text:p>
          </table:table-cell>
        </table:table-row>
        <table:table-row table:style-name="ro1">
          <table:table-cell office:value-type="string" calcext:value-type="string">
            <text:p>Destination port</text:p>
          </table:table-cell>
          <table:table-cell office:value-type="float" office:value="0.06995" calcext:value-type="float">
            <text:p>0.06995</text:p>
          </table:table-cell>
          <table:table-cell office:value-type="float" office:value="0.0048" calcext:value-type="float">
            <text:p>0.0048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4016" calcext:value-type="float">
            <text:p>0.004016</text:p>
          </table:table-cell>
          <table:table-cell/>
          <table:table-cell office:value-type="string" calcext:value-type="string">
            <text:p>Destination port</text:p>
          </table:table-cell>
          <table:table-cell office:value-type="float" office:value="0.06995" calcext:value-type="float">
            <text:p>0.06995</text:p>
          </table:table-cell>
          <table:table-cell office:value-type="float" office:value="0.001064" calcext:value-type="float">
            <text:p>0.001064</text:p>
          </table:table-cell>
          <table:table-cell office:value-type="float" office:value="0.000334" calcext:value-type="float">
            <text:p>0.000334</text:p>
          </table:table-cell>
          <table:table-cell office:value-type="float" office:value="0.005122" calcext:value-type="float">
            <text:p>0.005122</text:p>
          </table:table-cell>
        </table:table-row>
        <table:table-row table:style-name="ro1">
          <table:table-cell office:value-type="string" calcext:value-type="string">
            <text:p>Protocol</text:p>
          </table:table-cell>
          <table:table-cell office:value-type="float" office:value="0.086211" calcext:value-type="float">
            <text:p>0.086211</text:p>
          </table:table-cell>
          <table:table-cell office:value-type="float" office:value="0.0044" calcext:value-type="float">
            <text:p>0.0044</text:p>
          </table:table-cell>
          <table:table-cell office:value-type="float" office:value="0" calcext:value-type="float">
            <text:p>0</text:p>
          </table:table-cell>
          <table:table-cell office:value-type="float" office:value="0.014108" calcext:value-type="float">
            <text:p>0.014108</text:p>
          </table:table-cell>
          <table:table-cell/>
          <table:table-cell office:value-type="string" calcext:value-type="string">
            <text:p>Protocol</text:p>
          </table:table-cell>
          <table:table-cell office:value-type="float" office:value="0.086211" calcext:value-type="float">
            <text:p>0.086211</text:p>
          </table:table-cell>
          <table:table-cell office:value-type="float" office:value="0.005054" calcext:value-type="float">
            <text:p>0.005054</text:p>
          </table:table-cell>
          <table:table-cell office:value-type="float" office:value="-0.000003" calcext:value-type="float">
            <text:p>-3E-06</text:p>
          </table:table-cell>
          <table:table-cell office:value-type="float" office:value="0.001061" calcext:value-type="float">
            <text:p>0.001061</text:p>
          </table:table-cell>
        </table:table-row>
        <table:table-row table:style-name="ro1">
          <table:table-cell office:value-type="string" calcext:value-type="string">
            <text:p>Packet Length</text:p>
          </table:table-cell>
          <table:table-cell office:value-type="float" office:value="0.132842" calcext:value-type="float">
            <text:p>0.132842</text:p>
          </table:table-cell>
          <table:table-cell office:value-type="float" office:value="0.0236" calcext:value-type="float">
            <text:p>0.0236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5805" calcext:value-type="float">
            <text:p>0.05805</text:p>
          </table:table-cell>
          <table:table-cell/>
          <table:table-cell office:value-type="string" calcext:value-type="string">
            <text:p>Packet Length</text:p>
          </table:table-cell>
          <table:table-cell office:value-type="float" office:value="0.132842" calcext:value-type="float">
            <text:p>0.132842</text:p>
          </table:table-cell>
          <table:table-cell office:value-type="float" office:value="0.00638" calcext:value-type="float">
            <text:p>0.00638</text:p>
          </table:table-cell>
          <table:table-cell office:value-type="float" office:value="0.000549" calcext:value-type="float">
            <text:p>0.000549</text:p>
          </table:table-cell>
          <table:table-cell office:value-type="float" office:value="0.001556" calcext:value-type="float">
            <text:p>0.001556</text:p>
          </table:table-cell>
        </table:table-row>
        <table:table-row table:style-name="ro1">
          <table:table-cell office:value-type="string" calcext:value-type="string">
            <text:p>Interarrival time</text:p>
          </table:table-cell>
          <table:table-cell office:value-type="float" office:value="0.133926" calcext:value-type="float">
            <text:p>0.133926</text:p>
          </table:table-cell>
          <table:table-cell office:value-type="float" office:value="0.0089" calcext:value-type="float">
            <text:p>0.0089</text:p>
          </table:table-cell>
          <table:table-cell office:value-type="float" office:value="-0.003" calcext:value-type="float">
            <text:p>-0.003</text:p>
          </table:table-cell>
          <table:table-cell office:value-type="float" office:value="0.039366" calcext:value-type="float">
            <text:p>0.039366</text:p>
          </table:table-cell>
          <table:table-cell/>
          <table:table-cell office:value-type="string" calcext:value-type="string">
            <text:p>Interarrival time</text:p>
          </table:table-cell>
          <table:table-cell office:value-type="float" office:value="0.133926" calcext:value-type="float">
            <text:p>0.133926</text:p>
          </table:table-cell>
          <table:table-cell office:value-type="float" office:value="0.005596" calcext:value-type="float">
            <text:p>0.005596</text:p>
          </table:table-cell>
          <table:table-cell office:value-type="float" office:value="0.000179" calcext:value-type="float">
            <text:p>0.000179</text:p>
          </table:table-cell>
          <table:table-cell office:value-type="float" office:value="0.001805" calcext:value-type="float">
            <text:p>0.001805</text:p>
          </table:table-cell>
        </table:table-row>
        <table:table-row table:style-name="ro1">
          <table:table-cell office:value-type="string" calcext:value-type="string">
            <text:p>Direction</text:p>
          </table:table-cell>
          <table:table-cell office:value-type="float" office:value="0.068805" calcext:value-type="float">
            <text:p>0.068805</text:p>
          </table:table-cell>
          <table:table-cell office:value-type="float" office:value="0.0086" calcext:value-type="float">
            <text:p>0.0086</text:p>
          </table:table-cell>
          <table:table-cell office:value-type="float" office:value="-0.0009" calcext:value-type="float">
            <text:p>-0.0009</text:p>
          </table:table-cell>
          <table:table-cell office:value-type="float" office:value="0.000181" calcext:value-type="float">
            <text:p>0.000181</text:p>
          </table:table-cell>
          <table:table-cell/>
          <table:table-cell office:value-type="string" calcext:value-type="string">
            <text:p>Direction</text:p>
          </table:table-cell>
          <table:table-cell office:value-type="float" office:value="0.068805" calcext:value-type="float">
            <text:p>0.068805</text:p>
          </table:table-cell>
          <table:table-cell office:value-type="float" office:value="0.004291" calcext:value-type="float">
            <text:p>0.004291</text:p>
          </table:table-cell>
          <table:table-cell office:value-type="float" office:value="0.000099" calcext:value-type="float">
            <text:p>9.9E-05</text:p>
          </table:table-cell>
          <table:table-cell office:value-type="float" office:value="0.00059" calcext:value-type="float">
            <text:p>0.00059</text:p>
          </table:table-cell>
        </table:table-row>
        <table:table-row table:style-name="ro1">
          <table:table-cell office:value-type="string" calcext:value-type="string">
            <text:p>SYN Flag</text:p>
          </table:table-cell>
          <table:table-cell office:value-type="float" office:value="0.159163" calcext:value-type="float">
            <text:p>0.159163</text:p>
          </table:table-cell>
          <table:table-cell office:value-type="float" office:value="0.0231" calcext:value-type="float">
            <text:p>0.0231</text:p>
          </table:table-cell>
          <table:table-cell office:value-type="float" office:value="-0.0016" calcext:value-type="float">
            <text:p>-0.0016</text:p>
          </table:table-cell>
          <table:table-cell office:value-type="float" office:value="0.006167" calcext:value-type="float">
            <text:p>0.006167</text:p>
          </table:table-cell>
          <table:table-cell/>
          <table:table-cell office:value-type="string" calcext:value-type="string">
            <text:p>SYN Flag</text:p>
          </table:table-cell>
          <table:table-cell office:value-type="float" office:value="0.159163" calcext:value-type="float">
            <text:p>0.159163</text:p>
          </table:table-cell>
          <table:table-cell office:value-type="float" office:value="0.044517" calcext:value-type="float">
            <text:p>0.044517</text:p>
          </table:table-cell>
          <table:table-cell office:value-type="float" office:value="0.000046" calcext:value-type="float">
            <text:p>4.6E-05</text:p>
          </table:table-cell>
          <table:table-cell office:value-type="float" office:value="0.001433" calcext:value-type="float">
            <text:p>0.001433</text:p>
          </table:table-cell>
        </table:table-row>
        <table:table-row table:style-name="ro1">
          <table:table-cell office:value-type="string" calcext:value-type="string">
            <text:p>FIN Flag</text:p>
          </table:table-cell>
          <table:table-cell office:value-type="float" office:value="0.040265" calcext:value-type="float">
            <text:p>0.040265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083" calcext:value-type="float">
            <text:p>8.3E-05</text:p>
          </table:table-cell>
          <table:table-cell/>
          <table:table-cell office:value-type="string" calcext:value-type="string">
            <text:p>FIN Flag</text:p>
          </table:table-cell>
          <table:table-cell office:value-type="float" office:value="0.040265" calcext:value-type="float">
            <text:p>0.040265</text:p>
          </table:table-cell>
          <table:table-cell office:value-type="float" office:value="0.000251" calcext:value-type="float">
            <text:p>0.000251</text:p>
          </table:table-cell>
          <table:table-cell office:value-type="float" office:value="0.000076" calcext:value-type="float">
            <text:p>7.6E-05</text:p>
          </table:table-cell>
          <table:table-cell office:value-type="float" office:value="0.000271" calcext:value-type="float">
            <text:p>0.000271</text:p>
          </table:table-cell>
        </table:table-row>
        <table:table-row table:style-name="ro1">
          <table:table-cell office:value-type="string" calcext:value-type="string">
            <text:p>RST Flag</text:p>
          </table:table-cell>
          <table:table-cell office:value-type="float" office:value="0.026741" calcext:value-type="float">
            <text:p>0.026741</text:p>
          </table:table-cell>
          <table:table-cell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003" calcext:value-type="float">
            <text:p>3E-06</text:p>
          </table:table-cell>
          <table:table-cell/>
          <table:table-cell office:value-type="string" calcext:value-type="string">
            <text:p>RST Flag</text:p>
          </table:table-cell>
          <table:table-cell office:value-type="float" office:value="0.026741" calcext:value-type="float">
            <text:p>0.026741</text:p>
          </table:table-cell>
          <table:table-cell office:value-type="float" office:value="0" calcext:value-type="float">
            <text:p>0</text:p>
          </table:table-cell>
          <table:table-cell office:value-type="float" office:value="0.000023" calcext:value-type="float">
            <text:p>2.3E-05</text:p>
          </table:table-cell>
          <table:table-cell office:value-type="float" office:value="0.000776" calcext:value-type="float">
            <text:p>0.000776</text:p>
          </table:table-cell>
        </table:table-row>
        <table:table-row table:style-name="ro1">
          <table:table-cell office:value-type="string" calcext:value-type="string">
            <text:p>PSH Flag</text:p>
          </table:table-cell>
          <table:table-cell office:value-type="float" office:value="0.072726" calcext:value-type="float">
            <text:p>0.072726</text:p>
          </table:table-cell>
          <table:table-cell office:value-type="float" office:value="0.0181" calcext:value-type="float">
            <text:p>0.0181</text:p>
          </table:table-cell>
          <table:table-cell office:value-type="float" office:value="0.0028" calcext:value-type="float">
            <text:p>0.0028</text:p>
          </table:table-cell>
          <table:table-cell office:value-type="float" office:value="0.0018" calcext:value-type="float">
            <text:p>0.0018</text:p>
          </table:table-cell>
          <table:table-cell/>
          <table:table-cell office:value-type="string" calcext:value-type="string">
            <text:p>PSH Flag</text:p>
          </table:table-cell>
          <table:table-cell office:value-type="float" office:value="0.072726" calcext:value-type="float">
            <text:p>0.072726</text:p>
          </table:table-cell>
          <table:table-cell office:value-type="float" office:value="0.013923" calcext:value-type="float">
            <text:p>0.013923</text:p>
          </table:table-cell>
          <table:table-cell office:value-type="float" office:value="0.003117" calcext:value-type="float">
            <text:p>0.003117</text:p>
          </table:table-cell>
          <table:table-cell office:value-type="float" office:value="0.000576" calcext:value-type="float">
            <text:p>0.000576</text:p>
          </table:table-cell>
        </table:table-row>
        <table:table-row table:style-name="ro1">
          <table:table-cell office:value-type="string" calcext:value-type="string">
            <text:p>ACK Flag</text:p>
          </table:table-cell>
          <table:table-cell office:value-type="float" office:value="0.062287" calcext:value-type="float">
            <text:p>0.062287</text:p>
          </table:table-cell>
          <table:table-cell office:value-type="float" office:value="0.0846" calcext:value-type="float">
            <text:p>0.0846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002724" calcext:value-type="float">
            <text:p>0.002724</text:p>
          </table:table-cell>
          <table:table-cell/>
          <table:table-cell office:value-type="string" calcext:value-type="string">
            <text:p>ACK Flag</text:p>
          </table:table-cell>
          <table:table-cell office:value-type="float" office:value="0.062287" calcext:value-type="float">
            <text:p>0.062287</text:p>
          </table:table-cell>
          <table:table-cell office:value-type="float" office:value="0.009771" calcext:value-type="float">
            <text:p>0.009771</text:p>
          </table:table-cell>
          <table:table-cell office:value-type="float" office:value="0.000119" calcext:value-type="float">
            <text:p>0.000119</text:p>
          </table:table-cell>
          <table:table-cell office:value-type="float" office:value="0.000359" calcext:value-type="float">
            <text:p>0.000359</text:p>
          </table:table-cell>
        </table:table-row>
        <table:table-row table:style-name="ro1">
          <table:table-cell office:value-type="string" calcext:value-type="string">
            <text:p>URG Flag</text:p>
          </table:table-cell>
          <table:table-cell office:value-type="float" office:value="0.024324" calcext:value-type="float">
            <text:p>0.024324</text:p>
          </table:table-cell>
          <table:table-cell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URG Flag</text:p>
          </table:table-cell>
          <table:table-cell office:value-type="float" office:value="0.024324" calcext:value-type="float">
            <text:p>0.024324</text:p>
          </table:table-cell>
          <table:table-cell office:value-type="float" office:value="0" calcext:value-type="float">
            <text:p>0</text:p>
          </table:table-cell>
          <table:table-cell office:value-type="float" office:value="0.00002" calcext:value-type="float">
            <text:p>2E-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CE Flag</text:p>
          </table:table-cell>
          <table:table-cell office:value-type="float" office:value="0.025652" calcext:value-type="float">
            <text:p>0.025652</text:p>
          </table:table-cell>
          <table:table-cell office:value-type="float" office:value="0" calcext:value-type="float">
            <text:p>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ECE Flag</text:p>
          </table:table-cell>
          <table:table-cell office:value-type="float" office:value="0.025652" calcext:value-type="float">
            <text:p>0.025652</text:p>
          </table:table-cell>
          <table:table-cell office:value-type="float" office:value="0" calcext:value-type="float">
            <text:p>0</text:p>
          </table:table-cell>
          <table:table-cell office:value-type="float" office:value="-0.000007" calcext:value-type="float">
            <text:p>-7E-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WR Flag</text:p>
          </table:table-cell>
          <table:table-cell office:value-type="float" office:value="0.024388" calcext:value-type="float">
            <text:p>0.024388</text:p>
          </table:table-cell>
          <table:table-cell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WR Flag</text:p>
          </table:table-cell>
          <table:table-cell office:value-type="float" office:value="0.024388" calcext:value-type="float">
            <text:p>0.024388</text:p>
          </table:table-cell>
          <table:table-cell office:value-type="float" office:value="0" calcext:value-type="float">
            <text:p>0</text:p>
          </table:table-cell>
          <table:table-cell office:value-type="float" office:value="-0.000007" calcext:value-type="float">
            <text:p>-7E-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 Flag</text:p>
          </table:table-cell>
          <table:table-cell office:value-type="float" office:value="0.023627" calcext:value-type="float">
            <text:p>0.023627</text:p>
          </table:table-cell>
          <table:table-cell office:value-type="float" office:value="0" calcext:value-type="float">
            <text:p>0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S Flag</text:p>
          </table:table-cell>
          <table:table-cell office:value-type="float" office:value="0.023627" calcext:value-type="float">
            <text:p>0.023627</text:p>
          </table:table-cell>
          <table:table-cell office:value-type="float" office:value="0" calcext:value-type="float">
            <text:p>0</text:p>
          </table:table-cell>
          <table:table-cell office:value-type="float" office:value="0.000017" calcext:value-type="float">
            <text:p>1.7E-05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  <table:database-ranges>
        <table:database-range table:name="__Anonymous_Sheet_DB__0" table:target-range-address="Outputs.A131:Outputs.E140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Sorted.H63:Sorted.L107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'2017'.H19:'2017'.K19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'2015'.A62:'2015'.D10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DejaVu Sans1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6">00/00/0000</text:date>, <text:time style:data-style-name="N2" text:time-value="18:49:07.64197589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5T13:00:51.766248598</meta:creation-date>
    <meta:editing-duration>PT1H20M52S</meta:editing-duration>
    <meta:editing-cycles>14</meta:editing-cycles>
    <meta:generator>LibreOffice/6.2.8.2$Linux_X86_64 LibreOffice_project/20$Build-2</meta:generator>
    <dc:date>2019-12-06T18:51:44.767657594</dc:date>
    <meta:document-statistic meta:table-count="4" meta:cell-count="3284" meta:object-count="0"/>
  </office:meta>
</office:document-meta>
</file>